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15pt"/>
    </style:style>
    <style:style style:name="co2" style:family="table-column">
      <style:table-column-properties fo:break-before="auto" style:column-width="112.65pt"/>
    </style:style>
    <style:style style:name="co3" style:family="table-column">
      <style:table-column-properties fo:break-before="auto" style:column-width="79.34pt"/>
    </style:style>
    <style:style style:name="co4" style:family="table-column">
      <style:table-column-properties fo:break-before="auto" style:column-width="60.66pt"/>
    </style:style>
    <style:style style:name="co5" style:family="table-column">
      <style:table-column-properties fo:break-before="auto" style:column-width="73.8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 MB 20 Peers" table:style-name="ta1">
        <table:shapes>
          <draw:frame draw:z-index="0" draw:style-name="gr1" draw:text-style-name="P1" svg:width="453.6pt" svg:height="255pt" svg:x="428.17pt" svg:y="2.61pt">
            <draw:object draw:notify-on-update-of-ranges="'100 MB 20 Peers'.C2:'100 MB 20 Peers'.C102 '100 MB 20 Peers'.A1:'100 MB 20 Peers'.A1 '100 MB 20 Peers'.A2:'100 MB 20 Peers'.A102 '100 MB 20 Peers'.C2:'100 MB 20 Peers'.C102 '100 MB 20 Peers'.B1:'100 MB 20 Peers'.B1 '100 MB 20 Peers'.B2:'100 MB 20 Peers'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gress %</text:p>
          </table:table-cell>
          <table:table-cell office:value-type="string" calcext:value-type="string">
            <text:p><text:s/>Download Speed MB/s</text:p>
          </table:table-cell>
          <table:table-cell office:value-type="string" calcext:value-type="string">
            <text:p><text:s/>Time (seconds)</text:p>
          </table:table-cell>
          <table:table-cell office:value-type="string" calcext:value-type="string">
            <text:p><text:s/>Total Peers</text:p>
          </table:table-cell>
          <table:table-cell office:value-type="string" calcext:value-type="string">
            <text:p><text:s/>File Size (MB)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167" calcext:value-type="float">
            <text:p>1.167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556" calcext:value-type="float">
            <text:p>1.556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945" calcext:value-type="float">
            <text:p>1.945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.334" calcext:value-type="float">
            <text:p>2.334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.723" calcext:value-type="float">
            <text:p>2.723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112" calcext:value-type="float">
            <text:p>3.11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01" calcext:value-type="float">
            <text:p>3.50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.279" calcext:value-type="float">
            <text:p>4.27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.668" calcext:value-type="float">
            <text:p>4.66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.057" calcext:value-type="float">
            <text:p>5.057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.446" calcext:value-type="float">
            <text:p>5.446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.835" calcext:value-type="float">
            <text:p>5.835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43732" calcext:value-type="float">
            <text:p>0.043732</text:p>
          </table:table-cell>
          <table:table-cell office:value-type="float" office:value="0.112421" calcext:value-type="float">
            <text:p>0.112421</text:p>
          </table:table-cell>
          <table:table-cell office:value-type="float" office:value="6.224" calcext:value-type="float">
            <text:p>6.224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263024" calcext:value-type="float">
            <text:p>0.263024</text:p>
          </table:table-cell>
          <table:table-cell office:value-type="float" office:value="0.563734" calcext:value-type="float">
            <text:p>0.563734</text:p>
          </table:table-cell>
          <table:table-cell office:value-type="float" office:value="6.613" calcext:value-type="float">
            <text:p>6.613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482317" calcext:value-type="float">
            <text:p>0.482317</text:p>
          </table:table-cell>
          <table:table-cell office:value-type="float" office:value="0.563734" calcext:value-type="float">
            <text:p>0.563734</text:p>
          </table:table-cell>
          <table:table-cell office:value-type="float" office:value="7.002" calcext:value-type="float">
            <text:p>7.00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701609" calcext:value-type="float">
            <text:p>0.701609</text:p>
          </table:table-cell>
          <table:table-cell office:value-type="float" office:value="0.563734" calcext:value-type="float">
            <text:p>0.563734</text:p>
          </table:table-cell>
          <table:table-cell office:value-type="float" office:value="7.391" calcext:value-type="float">
            <text:p>7.39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920902" calcext:value-type="float">
            <text:p>0.920902</text:p>
          </table:table-cell>
          <table:table-cell office:value-type="float" office:value="0.563734" calcext:value-type="float">
            <text:p>0.563734</text:p>
          </table:table-cell>
          <table:table-cell office:value-type="float" office:value="7.78" calcext:value-type="float">
            <text:p>7.7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19168" calcext:value-type="float">
            <text:p>1.19168</text:p>
          </table:table-cell>
          <table:table-cell office:value-type="float" office:value="0.696089" calcext:value-type="float">
            <text:p>0.696089</text:p>
          </table:table-cell>
          <table:table-cell office:value-type="float" office:value="8.169" calcext:value-type="float">
            <text:p>8.16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.290343" calcext:value-type="float">
            <text:p>2.290343</text:p>
          </table:table-cell>
          <table:table-cell office:value-type="float" office:value="2.824324" calcext:value-type="float">
            <text:p>2.824324</text:p>
          </table:table-cell>
          <table:table-cell office:value-type="float" office:value="8.558" calcext:value-type="float">
            <text:p>8.55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.389004" calcext:value-type="float">
            <text:p>3.389004</text:p>
          </table:table-cell>
          <table:table-cell office:value-type="float" office:value="2.824321" calcext:value-type="float">
            <text:p>2.824321</text:p>
          </table:table-cell>
          <table:table-cell office:value-type="float" office:value="8.947" calcext:value-type="float">
            <text:p>8.947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.487665" calcext:value-type="float">
            <text:p>4.487665</text:p>
          </table:table-cell>
          <table:table-cell office:value-type="float" office:value="2.824324" calcext:value-type="float">
            <text:p>2.824324</text:p>
          </table:table-cell>
          <table:table-cell office:value-type="float" office:value="9.336" calcext:value-type="float">
            <text:p>9.336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.586327" calcext:value-type="float">
            <text:p>5.586327</text:p>
          </table:table-cell>
          <table:table-cell office:value-type="float" office:value="2.824324" calcext:value-type="float">
            <text:p>2.824324</text:p>
          </table:table-cell>
          <table:table-cell office:value-type="float" office:value="9.725" calcext:value-type="float">
            <text:p>9.725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684989" calcext:value-type="float">
            <text:p>6.684989</text:p>
          </table:table-cell>
          <table:table-cell office:value-type="float" office:value="2.824325" calcext:value-type="float">
            <text:p>2.824325</text:p>
          </table:table-cell>
          <table:table-cell office:value-type="float" office:value="10.114" calcext:value-type="float">
            <text:p>10.114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.357675" calcext:value-type="float">
            <text:p>8.357675</text:p>
          </table:table-cell>
          <table:table-cell office:value-type="float" office:value="4.299962" calcext:value-type="float">
            <text:p>4.299962</text:p>
          </table:table-cell>
          <table:table-cell office:value-type="float" office:value="10.503" calcext:value-type="float">
            <text:p>10.503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.092145" calcext:value-type="float">
            <text:p>10.092145</text:p>
          </table:table-cell>
          <table:table-cell office:value-type="float" office:value="4.458793" calcext:value-type="float">
            <text:p>4.458793</text:p>
          </table:table-cell>
          <table:table-cell office:value-type="float" office:value="10.892" calcext:value-type="float">
            <text:p>10.89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.826614" calcext:value-type="float">
            <text:p>11.826614</text:p>
          </table:table-cell>
          <table:table-cell office:value-type="float" office:value="4.458789" calcext:value-type="float">
            <text:p>4.458789</text:p>
          </table:table-cell>
          <table:table-cell office:value-type="float" office:value="11.281" calcext:value-type="float">
            <text:p>11.28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.561084" calcext:value-type="float">
            <text:p>13.561084</text:p>
          </table:table-cell>
          <table:table-cell office:value-type="float" office:value="4.458789" calcext:value-type="float">
            <text:p>4.458789</text:p>
          </table:table-cell>
          <table:table-cell office:value-type="float" office:value="11.67" calcext:value-type="float">
            <text:p>11.67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.295553" calcext:value-type="float">
            <text:p>15.295553</text:p>
          </table:table-cell>
          <table:table-cell office:value-type="float" office:value="4.458791" calcext:value-type="float">
            <text:p>4.458791</text:p>
          </table:table-cell>
          <table:table-cell office:value-type="float" office:value="12.059" calcext:value-type="float">
            <text:p>12.05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.016106" calcext:value-type="float">
            <text:p>17.016106</text:p>
          </table:table-cell>
          <table:table-cell office:value-type="float" office:value="4.423014" calcext:value-type="float">
            <text:p>4.423014</text:p>
          </table:table-cell>
          <table:table-cell office:value-type="float" office:value="12.448" calcext:value-type="float">
            <text:p>12.44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.732075" calcext:value-type="float">
            <text:p>18.732075</text:p>
          </table:table-cell>
          <table:table-cell office:value-type="float" office:value="4.411231" calcext:value-type="float">
            <text:p>4.411231</text:p>
          </table:table-cell>
          <table:table-cell office:value-type="float" office:value="12.837" calcext:value-type="float">
            <text:p>12.837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.448046" calcext:value-type="float">
            <text:p>20.448046</text:p>
          </table:table-cell>
          <table:table-cell office:value-type="float" office:value="4.411238" calcext:value-type="float">
            <text:p>4.411238</text:p>
          </table:table-cell>
          <table:table-cell office:value-type="float" office:value="13.226" calcext:value-type="float">
            <text:p>13.226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.164015" calcext:value-type="float">
            <text:p>22.164015</text:p>
          </table:table-cell>
          <table:table-cell office:value-type="float" office:value="4.411234" calcext:value-type="float">
            <text:p>4.411234</text:p>
          </table:table-cell>
          <table:table-cell office:value-type="float" office:value="13.615" calcext:value-type="float">
            <text:p>13.615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.879982" calcext:value-type="float">
            <text:p>23.879982</text:p>
          </table:table-cell>
          <table:table-cell office:value-type="float" office:value="4.411226" calcext:value-type="float">
            <text:p>4.411226</text:p>
          </table:table-cell>
          <table:table-cell office:value-type="float" office:value="14.004" calcext:value-type="float">
            <text:p>14.004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.591803" calcext:value-type="float">
            <text:p>25.591803</text:p>
          </table:table-cell>
          <table:table-cell office:value-type="float" office:value="4.400566" calcext:value-type="float">
            <text:p>4.400566</text:p>
          </table:table-cell>
          <table:table-cell office:value-type="float" office:value="14.393" calcext:value-type="float">
            <text:p>14.393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.293222" calcext:value-type="float">
            <text:p>27.293222</text:p>
          </table:table-cell>
          <table:table-cell office:value-type="float" office:value="4.373832" calcext:value-type="float">
            <text:p>4.373832</text:p>
          </table:table-cell>
          <table:table-cell office:value-type="float" office:value="14.782" calcext:value-type="float">
            <text:p>14.78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.994646" calcext:value-type="float">
            <text:p>28.994646</text:p>
          </table:table-cell>
          <table:table-cell office:value-type="float" office:value="4.373839" calcext:value-type="float">
            <text:p>4.373839</text:p>
          </table:table-cell>
          <table:table-cell office:value-type="float" office:value="15.171" calcext:value-type="float">
            <text:p>15.17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.696074" calcext:value-type="float">
            <text:p>30.696074</text:p>
          </table:table-cell>
          <table:table-cell office:value-type="float" office:value="4.373847" calcext:value-type="float">
            <text:p>4.373847</text:p>
          </table:table-cell>
          <table:table-cell office:value-type="float" office:value="15.56" calcext:value-type="float">
            <text:p>15.56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.397495" calcext:value-type="float">
            <text:p>32.397495</text:p>
          </table:table-cell>
          <table:table-cell office:value-type="float" office:value="4.373839" calcext:value-type="float">
            <text:p>4.373839</text:p>
          </table:table-cell>
          <table:table-cell office:value-type="float" office:value="15.949" calcext:value-type="float">
            <text:p>15.94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.767872" calcext:value-type="float">
            <text:p>34.767872</text:p>
          </table:table-cell>
          <table:table-cell office:value-type="float" office:value="6.09351" calcext:value-type="float">
            <text:p>6.09351</text:p>
          </table:table-cell>
          <table:table-cell office:value-type="float" office:value="16.337999" calcext:value-type="float">
            <text:p>16.337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.835976" calcext:value-type="float">
            <text:p>37.835976</text:p>
          </table:table-cell>
          <table:table-cell office:value-type="float" office:value="7.887157" calcext:value-type="float">
            <text:p>7.887157</text:p>
          </table:table-cell>
          <table:table-cell office:value-type="float" office:value="16.726999" calcext:value-type="float">
            <text:p>16.726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.904079" calcext:value-type="float">
            <text:p>40.904079</text:p>
          </table:table-cell>
          <table:table-cell office:value-type="float" office:value="7.887157" calcext:value-type="float">
            <text:p>7.887157</text:p>
          </table:table-cell>
          <table:table-cell office:value-type="float" office:value="17.115999" calcext:value-type="float">
            <text:p>17.115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.972191" calcext:value-type="float">
            <text:p>43.972191</text:p>
          </table:table-cell>
          <table:table-cell office:value-type="float" office:value="7.887173" calcext:value-type="float">
            <text:p>7.887173</text:p>
          </table:table-cell>
          <table:table-cell office:value-type="float" office:value="17.504999" calcext:value-type="float">
            <text:p>17.504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.040291" calcext:value-type="float">
            <text:p>47.040291</text:p>
          </table:table-cell>
          <table:table-cell office:value-type="float" office:value="7.88715" calcext:value-type="float">
            <text:p>7.88715</text:p>
          </table:table-cell>
          <table:table-cell office:value-type="float" office:value="17.893999" calcext:value-type="float">
            <text:p>17.893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.518112" calcext:value-type="float">
            <text:p>51.518112</text:p>
          </table:table-cell>
          <table:table-cell office:value-type="float" office:value="11.511105" calcext:value-type="float">
            <text:p>11.511105</text:p>
          </table:table-cell>
          <table:table-cell office:value-type="float" office:value="18.283001" calcext:value-type="float">
            <text:p>18.28300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.937138" calcext:value-type="float">
            <text:p>58.937138</text:p>
          </table:table-cell>
          <table:table-cell office:value-type="float" office:value="19.072046" calcext:value-type="float">
            <text:p>19.072046</text:p>
          </table:table-cell>
          <table:table-cell office:value-type="float" office:value="18.672001" calcext:value-type="float">
            <text:p>18.67200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.641167" calcext:value-type="float">
            <text:p>66.641167</text:p>
          </table:table-cell>
          <table:table-cell office:value-type="float" office:value="19.804693" calcext:value-type="float">
            <text:p>19.804693</text:p>
          </table:table-cell>
          <table:table-cell office:value-type="float" office:value="19.061001" calcext:value-type="float">
            <text:p>19.06100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.52211" calcext:value-type="float">
            <text:p>74.52211</text:p>
          </table:table-cell>
          <table:table-cell office:value-type="float" office:value="20.259497" calcext:value-type="float">
            <text:p>20.259497</text:p>
          </table:table-cell>
          <table:table-cell office:value-type="float" office:value="19.450001" calcext:value-type="float">
            <text:p>19.45000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.403061" calcext:value-type="float">
            <text:p>82.403061</text:p>
          </table:table-cell>
          <table:table-cell office:value-type="float" office:value="20.259512" calcext:value-type="float">
            <text:p>20.259512</text:p>
          </table:table-cell>
          <table:table-cell office:value-type="float" office:value="19.839001" calcext:value-type="float">
            <text:p>19.83900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.170586" calcext:value-type="float">
            <text:p>89.170586</text:p>
          </table:table-cell>
          <table:table-cell office:value-type="float" office:value="17.397247" calcext:value-type="float">
            <text:p>17.397247</text:p>
          </table:table-cell>
          <table:table-cell office:value-type="float" office:value="20.228001" calcext:value-type="float">
            <text:p>20.22800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.971008" calcext:value-type="float">
            <text:p>90.971008</text:p>
          </table:table-cell>
          <table:table-cell office:value-type="float" office:value="4.628339" calcext:value-type="float">
            <text:p>4.628339</text:p>
          </table:table-cell>
          <table:table-cell office:value-type="float" office:value="20.617001" calcext:value-type="float">
            <text:p>20.61700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.510704" calcext:value-type="float">
            <text:p>92.510704</text:p>
          </table:table-cell>
          <table:table-cell office:value-type="float" office:value="3.958086" calcext:value-type="float">
            <text:p>3.958086</text:p>
          </table:table-cell>
          <table:table-cell office:value-type="float" office:value="21.006001" calcext:value-type="float">
            <text:p>21.00600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.793663" calcext:value-type="float">
            <text:p>93.793663</text:p>
          </table:table-cell>
          <table:table-cell office:value-type="float" office:value="3.298083" calcext:value-type="float">
            <text:p>3.298083</text:p>
          </table:table-cell>
          <table:table-cell office:value-type="float" office:value="21.395" calcext:value-type="float">
            <text:p>21.395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.076599" calcext:value-type="float">
            <text:p>95.076599</text:p>
          </table:table-cell>
          <table:table-cell office:value-type="float" office:value="3.298052" calcext:value-type="float">
            <text:p>3.298052</text:p>
          </table:table-cell>
          <table:table-cell office:value-type="float" office:value="21.784" calcext:value-type="float">
            <text:p>21.784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.355217" calcext:value-type="float">
            <text:p>96.355217</text:p>
          </table:table-cell>
          <table:table-cell office:value-type="float" office:value="3.286928" calcext:value-type="float">
            <text:p>3.286928</text:p>
          </table:table-cell>
          <table:table-cell office:value-type="float" office:value="22.173" calcext:value-type="float">
            <text:p>22.173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.839203" calcext:value-type="float">
            <text:p>96.839203</text:p>
          </table:table-cell>
          <table:table-cell office:value-type="float" office:value="1.244174" calcext:value-type="float">
            <text:p>1.244174</text:p>
          </table:table-cell>
          <table:table-cell office:value-type="float" office:value="22.562" calcext:value-type="float">
            <text:p>22.56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.30883" calcext:value-type="float">
            <text:p>97.30883</text:p>
          </table:table-cell>
          <table:table-cell office:value-type="float" office:value="1.207278" calcext:value-type="float">
            <text:p>1.207278</text:p>
          </table:table-cell>
          <table:table-cell office:value-type="float" office:value="22.951" calcext:value-type="float">
            <text:p>22.95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.768387" calcext:value-type="float">
            <text:p>97.768387</text:p>
          </table:table-cell>
          <table:table-cell office:value-type="float" office:value="1.181367" calcext:value-type="float">
            <text:p>1.181367</text:p>
          </table:table-cell>
          <table:table-cell office:value-type="float" office:value="23.34" calcext:value-type="float">
            <text:p>23.34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227951" calcext:value-type="float">
            <text:p>98.227951</text:p>
          </table:table-cell>
          <table:table-cell office:value-type="float" office:value="1.181413" calcext:value-type="float">
            <text:p>1.181413</text:p>
          </table:table-cell>
          <table:table-cell office:value-type="float" office:value="23.729" calcext:value-type="float">
            <text:p>23.72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687508" calcext:value-type="float">
            <text:p>98.687508</text:p>
          </table:table-cell>
          <table:table-cell office:value-type="float" office:value="1.181367" calcext:value-type="float">
            <text:p>1.181367</text:p>
          </table:table-cell>
          <table:table-cell office:value-type="float" office:value="24.118" calcext:value-type="float">
            <text:p>24.11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763199" calcext:value-type="float">
            <text:p>98.763199</text:p>
          </table:table-cell>
          <table:table-cell office:value-type="float" office:value="0.194581" calcext:value-type="float">
            <text:p>0.194581</text:p>
          </table:table-cell>
          <table:table-cell office:value-type="float" office:value="24.507" calcext:value-type="float">
            <text:p>24.507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823265" calcext:value-type="float">
            <text:p>98.823265</text:p>
          </table:table-cell>
          <table:table-cell office:value-type="float" office:value="0.15442" calcext:value-type="float">
            <text:p>0.15442</text:p>
          </table:table-cell>
          <table:table-cell office:value-type="float" office:value="24.896" calcext:value-type="float">
            <text:p>24.896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883362" calcext:value-type="float">
            <text:p>98.883362</text:p>
          </table:table-cell>
          <table:table-cell office:value-type="float" office:value="0.154482" calcext:value-type="float">
            <text:p>0.154482</text:p>
          </table:table-cell>
          <table:table-cell office:value-type="float" office:value="25.285" calcext:value-type="float">
            <text:p>25.285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943428" calcext:value-type="float">
            <text:p>98.943428</text:p>
          </table:table-cell>
          <table:table-cell office:value-type="float" office:value="0.15442" calcext:value-type="float">
            <text:p>0.15442</text:p>
          </table:table-cell>
          <table:table-cell office:value-type="float" office:value="25.674" calcext:value-type="float">
            <text:p>25.674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003502" calcext:value-type="float">
            <text:p>99.003502</text:p>
          </table:table-cell>
          <table:table-cell office:value-type="float" office:value="0.15442" calcext:value-type="float">
            <text:p>0.15442</text:p>
          </table:table-cell>
          <table:table-cell office:value-type="float" office:value="26.063" calcext:value-type="float">
            <text:p>26.063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042572" calcext:value-type="float">
            <text:p>99.042572</text:p>
          </table:table-cell>
          <table:table-cell office:value-type="float" office:value="0.100439" calcext:value-type="float">
            <text:p>0.100439</text:p>
          </table:table-cell>
          <table:table-cell office:value-type="float" office:value="26.452" calcext:value-type="float">
            <text:p>26.45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077972" calcext:value-type="float">
            <text:p>99.077972</text:p>
          </table:table-cell>
          <table:table-cell office:value-type="float" office:value="0.091001" calcext:value-type="float">
            <text:p>0.091001</text:p>
          </table:table-cell>
          <table:table-cell office:value-type="float" office:value="26.841" calcext:value-type="float">
            <text:p>26.84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117836" calcext:value-type="float">
            <text:p>99.117836</text:p>
          </table:table-cell>
          <table:table-cell office:value-type="float" office:value="0.102492" calcext:value-type="float">
            <text:p>0.102492</text:p>
          </table:table-cell>
          <table:table-cell office:value-type="float" office:value="27.23" calcext:value-type="float">
            <text:p>27.23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15773" calcext:value-type="float">
            <text:p>99.15773</text:p>
          </table:table-cell>
          <table:table-cell office:value-type="float" office:value="0.102554" calcext:value-type="float">
            <text:p>0.102554</text:p>
          </table:table-cell>
          <table:table-cell office:value-type="float" office:value="27.618999" calcext:value-type="float">
            <text:p>27.618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197624" calcext:value-type="float">
            <text:p>99.197624</text:p>
          </table:table-cell>
          <table:table-cell office:value-type="float" office:value="0.102554" calcext:value-type="float">
            <text:p>0.102554</text:p>
          </table:table-cell>
          <table:table-cell office:value-type="float" office:value="28.007999" calcext:value-type="float">
            <text:p>28.007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263382" calcext:value-type="float">
            <text:p>99.263382</text:p>
          </table:table-cell>
          <table:table-cell office:value-type="float" office:value="0.169038" calcext:value-type="float">
            <text:p>0.169038</text:p>
          </table:table-cell>
          <table:table-cell office:value-type="float" office:value="28.396999" calcext:value-type="float">
            <text:p>28.396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43147" calcext:value-type="float">
            <text:p>99.343147</text:p>
          </table:table-cell>
          <table:table-cell office:value-type="float" office:value="0.205061" calcext:value-type="float">
            <text:p>0.205061</text:p>
          </table:table-cell>
          <table:table-cell office:value-type="float" office:value="28.785999" calcext:value-type="float">
            <text:p>28.785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413605" calcext:value-type="float">
            <text:p>99.413605</text:p>
          </table:table-cell>
          <table:table-cell office:value-type="float" office:value="0.181112" calcext:value-type="float">
            <text:p>0.181112</text:p>
          </table:table-cell>
          <table:table-cell office:value-type="float" office:value="29.174999" calcext:value-type="float">
            <text:p>29.174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483429" calcext:value-type="float">
            <text:p>99.483429</text:p>
          </table:table-cell>
          <table:table-cell office:value-type="float" office:value="0.179503" calcext:value-type="float">
            <text:p>0.179503</text:p>
          </table:table-cell>
          <table:table-cell office:value-type="float" office:value="29.563999" calcext:value-type="float">
            <text:p>29.563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553238" calcext:value-type="float">
            <text:p>99.553238</text:p>
          </table:table-cell>
          <table:table-cell office:value-type="float" office:value="0.179457" calcext:value-type="float">
            <text:p>0.179457</text:p>
          </table:table-cell>
          <table:table-cell office:value-type="float" office:value="29.952999" calcext:value-type="float">
            <text:p>29.952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613449" calcext:value-type="float">
            <text:p>99.613449</text:p>
          </table:table-cell>
          <table:table-cell office:value-type="float" office:value="0.154788" calcext:value-type="float">
            <text:p>0.154788</text:p>
          </table:table-cell>
          <table:table-cell office:value-type="float" office:value="30.341999" calcext:value-type="float">
            <text:p>30.341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663498" calcext:value-type="float">
            <text:p>99.663498</text:p>
          </table:table-cell>
          <table:table-cell office:value-type="float" office:value="0.128648" calcext:value-type="float">
            <text:p>0.128648</text:p>
          </table:table-cell>
          <table:table-cell office:value-type="float" office:value="30.731001" calcext:value-type="float">
            <text:p>30.73100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713501" calcext:value-type="float">
            <text:p>99.713501</text:p>
          </table:table-cell>
          <table:table-cell office:value-type="float" office:value="0.128541" calcext:value-type="float">
            <text:p>0.128541</text:p>
          </table:table-cell>
          <table:table-cell office:value-type="float" office:value="31.120001" calcext:value-type="float">
            <text:p>31.12000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763527" calcext:value-type="float">
            <text:p>99.763527</text:p>
          </table:table-cell>
          <table:table-cell office:value-type="float" office:value="0.128617" calcext:value-type="float">
            <text:p>0.128617</text:p>
          </table:table-cell>
          <table:table-cell office:value-type="float" office:value="31.509001" calcext:value-type="float">
            <text:p>31.50900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813538" calcext:value-type="float">
            <text:p>99.813538</text:p>
          </table:table-cell>
          <table:table-cell office:value-type="float" office:value="0.128556" calcext:value-type="float">
            <text:p>0.128556</text:p>
          </table:table-cell>
          <table:table-cell office:value-type="float" office:value="31.898001" calcext:value-type="float">
            <text:p>31.89800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852753" calcext:value-type="float">
            <text:p>99.852753</text:p>
          </table:table-cell>
          <table:table-cell office:value-type="float" office:value="0.100807" calcext:value-type="float">
            <text:p>0.100807</text:p>
          </table:table-cell>
          <table:table-cell office:value-type="float" office:value="32.286999" calcext:value-type="float">
            <text:p>32.286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872665" calcext:value-type="float">
            <text:p>99.872665</text:p>
          </table:table-cell>
          <table:table-cell office:value-type="float" office:value="0.051193" calcext:value-type="float">
            <text:p>0.051193</text:p>
          </table:table-cell>
          <table:table-cell office:value-type="float" office:value="32.675999" calcext:value-type="float">
            <text:p>32.675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892601" calcext:value-type="float">
            <text:p>99.892601</text:p>
          </table:table-cell>
          <table:table-cell office:value-type="float" office:value="0.051239" calcext:value-type="float">
            <text:p>0.051239</text:p>
          </table:table-cell>
          <table:table-cell office:value-type="float" office:value="33.064999" calcext:value-type="float">
            <text:p>33.064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12521" calcext:value-type="float">
            <text:p>99.912521</text:p>
          </table:table-cell>
          <table:table-cell office:value-type="float" office:value="0.051223" calcext:value-type="float">
            <text:p>0.051223</text:p>
          </table:table-cell>
          <table:table-cell office:value-type="float" office:value="33.453999" calcext:value-type="float">
            <text:p>33.453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32449" calcext:value-type="float">
            <text:p>99.932449</text:p>
          </table:table-cell>
          <table:table-cell office:value-type="float" office:value="0.051223" calcext:value-type="float">
            <text:p>0.051223</text:p>
          </table:table-cell>
          <table:table-cell office:value-type="float" office:value="33.842999" calcext:value-type="float">
            <text:p>33.8429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50233" calcext:value-type="float">
            <text:p>99.950233</text:p>
          </table:table-cell>
          <table:table-cell office:value-type="float" office:value="0.045707" calcext:value-type="float">
            <text:p>0.045707</text:p>
          </table:table-cell>
          <table:table-cell office:value-type="float" office:value="34.231998" calcext:value-type="float">
            <text:p>34.23199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60266" calcext:value-type="float">
            <text:p>99.960266</text:p>
          </table:table-cell>
          <table:table-cell office:value-type="float" office:value="0.025803" calcext:value-type="float">
            <text:p>0.025803</text:p>
          </table:table-cell>
          <table:table-cell office:value-type="float" office:value="34.620998" calcext:value-type="float">
            <text:p>34.62099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70306" calcext:value-type="float">
            <text:p>99.970306</text:p>
          </table:table-cell>
          <table:table-cell office:value-type="float" office:value="0.025803" calcext:value-type="float">
            <text:p>0.025803</text:p>
          </table:table-cell>
          <table:table-cell office:value-type="float" office:value="35.009998" calcext:value-type="float">
            <text:p>35.00999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80354" calcext:value-type="float">
            <text:p>99.980354</text:p>
          </table:table-cell>
          <table:table-cell office:value-type="float" office:value="0.025834" calcext:value-type="float">
            <text:p>0.025834</text:p>
          </table:table-cell>
          <table:table-cell office:value-type="float" office:value="35.398998" calcext:value-type="float">
            <text:p>35.39899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90395" calcext:value-type="float">
            <text:p>99.990395</text:p>
          </table:table-cell>
          <table:table-cell office:value-type="float" office:value="0.025803" calcext:value-type="float">
            <text:p>0.025803</text:p>
          </table:table-cell>
          <table:table-cell office:value-type="float" office:value="35.787998" calcext:value-type="float">
            <text:p>35.78799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47" calcext:value-type="float">
            <text:p>0.0247</text:p>
          </table:table-cell>
          <table:table-cell office:value-type="float" office:value="36.176998" calcext:value-type="float">
            <text:p>36.17699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.566002" calcext:value-type="float">
            <text:p>36.56600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.955002" calcext:value-type="float">
            <text:p>36.95500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.344002" calcext:value-type="float">
            <text:p>37.34400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.733002" calcext:value-type="float">
            <text:p>37.73300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122002" calcext:value-type="float">
            <text:p>38.12200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511002" calcext:value-type="float">
            <text:p>38.51100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900002" calcext:value-type="float">
            <text:p>38.90000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500MB 20 peers" table:style-name="ta1">
        <table:shapes>
          <draw:frame draw:z-index="0" draw:style-name="gr1" draw:text-style-name="P1" svg:width="453.97pt" svg:height="254.98pt" svg:x="428.06pt" svg:y="3.06pt">
            <draw:object draw:notify-on-update-of-ranges="'500MB 20 peers'.C2:'500MB 20 peers'.C102 '500MB 20 peers'.A1:'500MB 20 peers'.A1 '500MB 20 peers'.A2:'500MB 20 peers'.A102 '500MB 20 peers'.C2:'500MB 20 peers'.C102 '500MB 20 peers'.B1:'500MB 20 peers'.B1 '500MB 20 peers'.B2:'500MB 20 peers'.B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gress %</text:p>
          </table:table-cell>
          <table:table-cell office:value-type="string" calcext:value-type="string">
            <text:p><text:s/>Download Speed MB/s</text:p>
          </table:table-cell>
          <table:table-cell office:value-type="string" calcext:value-type="string">
            <text:p><text:s/>Time (seconds)</text:p>
          </table:table-cell>
          <table:table-cell office:value-type="string" calcext:value-type="string">
            <text:p><text:s/>Total Peers</text:p>
          </table:table-cell>
          <table:table-cell office:value-type="string" calcext:value-type="string">
            <text:p><text:s/>File Size (MB)</text:p>
          </table:table-cell>
        </table:table-row>
        <table:table-row table:style-name="ro1">
          <table:table-cell office:value-type="float" office:value="0.960205" calcext:value-type="float">
            <text:p>0.960205</text:p>
          </table:table-cell>
          <table:table-cell office:value-type="float" office:value="4.408657" calcext:value-type="float">
            <text:p>4.40865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960205" calcext:value-type="float">
            <text:p>0.960205</text:p>
          </table:table-cell>
          <table:table-cell office:value-type="float" office:value="0" calcext:value-type="float">
            <text:p>0</text:p>
          </table:table-cell>
          <table:table-cell office:value-type="float" office:value="1.089" calcext:value-type="float">
            <text:p>1.08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960205" calcext:value-type="float">
            <text:p>0.960205</text:p>
          </table:table-cell>
          <table:table-cell office:value-type="float" office:value="0" calcext:value-type="float">
            <text:p>0</text:p>
          </table:table-cell>
          <table:table-cell office:value-type="float" office:value="2.178" calcext:value-type="float">
            <text:p>2.178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960205" calcext:value-type="float">
            <text:p>0.960205</text:p>
          </table:table-cell>
          <table:table-cell office:value-type="float" office:value="0" calcext:value-type="float">
            <text:p>0</text:p>
          </table:table-cell>
          <table:table-cell office:value-type="float" office:value="3.267" calcext:value-type="float">
            <text:p>3.267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960205" calcext:value-type="float">
            <text:p>0.960205</text:p>
          </table:table-cell>
          <table:table-cell office:value-type="float" office:value="0" calcext:value-type="float">
            <text:p>0</text:p>
          </table:table-cell>
          <table:table-cell office:value-type="float" office:value="4.356" calcext:value-type="float">
            <text:p>4.356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960205" calcext:value-type="float">
            <text:p>0.960205</text:p>
          </table:table-cell>
          <table:table-cell office:value-type="float" office:value="0" calcext:value-type="float">
            <text:p>0</text:p>
          </table:table-cell>
          <table:table-cell office:value-type="float" office:value="5.445" calcext:value-type="float">
            <text:p>5.445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960205" calcext:value-type="float">
            <text:p>0.960205</text:p>
          </table:table-cell>
          <table:table-cell office:value-type="float" office:value="0" calcext:value-type="float">
            <text:p>0</text:p>
          </table:table-cell>
          <table:table-cell office:value-type="float" office:value="6.534" calcext:value-type="float">
            <text:p>6.534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960205" calcext:value-type="float">
            <text:p>0.960205</text:p>
          </table:table-cell>
          <table:table-cell office:value-type="float" office:value="0" calcext:value-type="float">
            <text:p>0</text:p>
          </table:table-cell>
          <table:table-cell office:value-type="float" office:value="7.623" calcext:value-type="float">
            <text:p>7.623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960205" calcext:value-type="float">
            <text:p>0.960205</text:p>
          </table:table-cell>
          <table:table-cell office:value-type="float" office:value="0" calcext:value-type="float">
            <text:p>0</text:p>
          </table:table-cell>
          <table:table-cell office:value-type="float" office:value="8.712" calcext:value-type="float">
            <text:p>8.71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960205" calcext:value-type="float">
            <text:p>0.960205</text:p>
          </table:table-cell>
          <table:table-cell office:value-type="float" office:value="0" calcext:value-type="float">
            <text:p>0</text:p>
          </table:table-cell>
          <table:table-cell office:value-type="float" office:value="9.801" calcext:value-type="float">
            <text:p>9.80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960205" calcext:value-type="float">
            <text:p>0.960205</text:p>
          </table:table-cell>
          <table:table-cell office:value-type="float" office:value="0" calcext:value-type="float">
            <text:p>0</text:p>
          </table:table-cell>
          <table:table-cell office:value-type="float" office:value="10.89" calcext:value-type="float">
            <text:p>10.8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.527709" calcext:value-type="float">
            <text:p>1.527709</text:p>
          </table:table-cell>
          <table:table-cell office:value-type="float" office:value="2.605616" calcext:value-type="float">
            <text:p>2.605616</text:p>
          </table:table-cell>
          <table:table-cell office:value-type="float" office:value="11.979" calcext:value-type="float">
            <text:p>11.97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.596931" calcext:value-type="float">
            <text:p>2.596931</text:p>
          </table:table-cell>
          <table:table-cell office:value-type="float" office:value="4.909196" calcext:value-type="float">
            <text:p>4.909196</text:p>
          </table:table-cell>
          <table:table-cell office:value-type="float" office:value="13.068" calcext:value-type="float">
            <text:p>13.068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.402733" calcext:value-type="float">
            <text:p>3.402733</text:p>
          </table:table-cell>
          <table:table-cell office:value-type="float" office:value="3.699731" calcext:value-type="float">
            <text:p>3.699731</text:p>
          </table:table-cell>
          <table:table-cell office:value-type="float" office:value="14.157" calcext:value-type="float">
            <text:p>14.157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.094634" calcext:value-type="float">
            <text:p>4.094634</text:p>
          </table:table-cell>
          <table:table-cell office:value-type="float" office:value="3.176771" calcext:value-type="float">
            <text:p>3.176771</text:p>
          </table:table-cell>
          <table:table-cell office:value-type="float" office:value="15.246" calcext:value-type="float">
            <text:p>15.246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.595311" calcext:value-type="float">
            <text:p>4.595311</text:p>
          </table:table-cell>
          <table:table-cell office:value-type="float" office:value="2.298793" calcext:value-type="float">
            <text:p>2.298793</text:p>
          </table:table-cell>
          <table:table-cell office:value-type="float" office:value="16.334999" calcext:value-type="float">
            <text:p>16.334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.060493" calcext:value-type="float">
            <text:p>5.060493</text:p>
          </table:table-cell>
          <table:table-cell office:value-type="float" office:value="2.135823" calcext:value-type="float">
            <text:p>2.135823</text:p>
          </table:table-cell>
          <table:table-cell office:value-type="float" office:value="17.424" calcext:value-type="float">
            <text:p>17.424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.401" calcext:value-type="float">
            <text:p>5.401</text:p>
          </table:table-cell>
          <table:table-cell office:value-type="float" office:value="1.563392" calcext:value-type="float">
            <text:p>1.563392</text:p>
          </table:table-cell>
          <table:table-cell office:value-type="float" office:value="18.513" calcext:value-type="float">
            <text:p>18.513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.776181" calcext:value-type="float">
            <text:p>5.776181</text:p>
          </table:table-cell>
          <table:table-cell office:value-type="float" office:value="1.722598" calcext:value-type="float">
            <text:p>1.722598</text:p>
          </table:table-cell>
          <table:table-cell office:value-type="float" office:value="19.601999" calcext:value-type="float">
            <text:p>19.601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.325464" calcext:value-type="float">
            <text:p>6.325464</text:p>
          </table:table-cell>
          <table:table-cell office:value-type="float" office:value="2.521958" calcext:value-type="float">
            <text:p>2.521958</text:p>
          </table:table-cell>
          <table:table-cell office:value-type="float" office:value="20.691" calcext:value-type="float">
            <text:p>20.69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.986247" calcext:value-type="float">
            <text:p>6.986247</text:p>
          </table:table-cell>
          <table:table-cell office:value-type="float" office:value="3.033898" calcext:value-type="float">
            <text:p>3.033898</text:p>
          </table:table-cell>
          <table:table-cell office:value-type="float" office:value="21.780001" calcext:value-type="float">
            <text:p>21.78000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.881039" calcext:value-type="float">
            <text:p>7.881039</text:p>
          </table:table-cell>
          <table:table-cell office:value-type="float" office:value="4.108318" calcext:value-type="float">
            <text:p>4.108318</text:p>
          </table:table-cell>
          <table:table-cell office:value-type="float" office:value="22.868999" calcext:value-type="float">
            <text:p>22.868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.121297" calcext:value-type="float">
            <text:p>9.121297</text:p>
          </table:table-cell>
          <table:table-cell office:value-type="float" office:value="5.694484" calcext:value-type="float">
            <text:p>5.694484</text:p>
          </table:table-cell>
          <table:table-cell office:value-type="float" office:value="23.958" calcext:value-type="float">
            <text:p>23.958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.706644" calcext:value-type="float">
            <text:p>10.706644</text:p>
          </table:table-cell>
          <table:table-cell office:value-type="float" office:value="7.278913" calcext:value-type="float">
            <text:p>7.278913</text:p>
          </table:table-cell>
          <table:table-cell office:value-type="float" office:value="25.047001" calcext:value-type="float">
            <text:p>25.04700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.140007" calcext:value-type="float">
            <text:p>16.140007</text:p>
          </table:table-cell>
          <table:table-cell office:value-type="float" office:value="24.946564" calcext:value-type="float">
            <text:p>24.946564</text:p>
          </table:table-cell>
          <table:table-cell office:value-type="float" office:value="26.136" calcext:value-type="float">
            <text:p>26.136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.829872" calcext:value-type="float">
            <text:p>23.829872</text:p>
          </table:table-cell>
          <table:table-cell office:value-type="float" office:value="35.307003" calcext:value-type="float">
            <text:p>35.307003</text:p>
          </table:table-cell>
          <table:table-cell office:value-type="float" office:value="27.225" calcext:value-type="float">
            <text:p>27.225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2.141891" calcext:value-type="float">
            <text:p>32.141891</text:p>
          </table:table-cell>
          <table:table-cell office:value-type="float" office:value="38.163544" calcext:value-type="float">
            <text:p>38.163544</text:p>
          </table:table-cell>
          <table:table-cell office:value-type="float" office:value="28.313999" calcext:value-type="float">
            <text:p>28.313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0.609653" calcext:value-type="float">
            <text:p>40.609653</text:p>
          </table:table-cell>
          <table:table-cell office:value-type="float" office:value="38.87862" calcext:value-type="float">
            <text:p>38.87862</text:p>
          </table:table-cell>
          <table:table-cell office:value-type="float" office:value="29.403" calcext:value-type="float">
            <text:p>29.403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8.775608" calcext:value-type="float">
            <text:p>48.775608</text:p>
          </table:table-cell>
          <table:table-cell office:value-type="float" office:value="37.492893" calcext:value-type="float">
            <text:p>37.492893</text:p>
          </table:table-cell>
          <table:table-cell office:value-type="float" office:value="30.492001" calcext:value-type="float">
            <text:p>30.49200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6.615734" calcext:value-type="float">
            <text:p>56.615734</text:p>
          </table:table-cell>
          <table:table-cell office:value-type="float" office:value="35.996906" calcext:value-type="float">
            <text:p>35.996906</text:p>
          </table:table-cell>
          <table:table-cell office:value-type="float" office:value="31.580999" calcext:value-type="float">
            <text:p>31.580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0.878681" calcext:value-type="float">
            <text:p>60.878681</text:p>
          </table:table-cell>
          <table:table-cell office:value-type="float" office:value="19.572762" calcext:value-type="float">
            <text:p>19.572762</text:p>
          </table:table-cell>
          <table:table-cell office:value-type="float" office:value="32.669998" calcext:value-type="float">
            <text:p>32.669998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4.532028" calcext:value-type="float">
            <text:p>64.532028</text:p>
          </table:table-cell>
          <table:table-cell office:value-type="float" office:value="16.773863" calcext:value-type="float">
            <text:p>16.773863</text:p>
          </table:table-cell>
          <table:table-cell office:value-type="float" office:value="33.758999" calcext:value-type="float">
            <text:p>33.758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6.382317" calcext:value-type="float">
            <text:p>66.382317</text:p>
          </table:table-cell>
          <table:table-cell office:value-type="float" office:value="8.495358" calcext:value-type="float">
            <text:p>8.495358</text:p>
          </table:table-cell>
          <table:table-cell office:value-type="float" office:value="34.848" calcext:value-type="float">
            <text:p>34.848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7.774277" calcext:value-type="float">
            <text:p>67.774277</text:p>
          </table:table-cell>
          <table:table-cell office:value-type="float" office:value="6.390997" calcext:value-type="float">
            <text:p>6.390997</text:p>
          </table:table-cell>
          <table:table-cell office:value-type="float" office:value="35.937" calcext:value-type="float">
            <text:p>35.937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8.541786" calcext:value-type="float">
            <text:p>68.541786</text:p>
          </table:table-cell>
          <table:table-cell office:value-type="float" office:value="3.523899" calcext:value-type="float">
            <text:p>3.523899</text:p>
          </table:table-cell>
          <table:table-cell office:value-type="float" office:value="37.026001" calcext:value-type="float">
            <text:p>37.02600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9.236389" calcext:value-type="float">
            <text:p>69.236389</text:p>
          </table:table-cell>
          <table:table-cell office:value-type="float" office:value="3.189204" calcext:value-type="float">
            <text:p>3.189204</text:p>
          </table:table-cell>
          <table:table-cell office:value-type="float" office:value="38.115002" calcext:value-type="float">
            <text:p>38.11500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9.879593" calcext:value-type="float">
            <text:p>69.879593</text:p>
          </table:table-cell>
          <table:table-cell office:value-type="float" office:value="2.953166" calcext:value-type="float">
            <text:p>2.953166</text:p>
          </table:table-cell>
          <table:table-cell office:value-type="float" office:value="39.203999" calcext:value-type="float">
            <text:p>39.203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0.40535" calcext:value-type="float">
            <text:p>70.40535</text:p>
          </table:table-cell>
          <table:table-cell office:value-type="float" office:value="2.413961" calcext:value-type="float">
            <text:p>2.413961</text:p>
          </table:table-cell>
          <table:table-cell office:value-type="float" office:value="40.292999" calcext:value-type="float">
            <text:p>40.292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0.892212" calcext:value-type="float">
            <text:p>70.892212</text:p>
          </table:table-cell>
          <table:table-cell office:value-type="float" office:value="2.235366" calcext:value-type="float">
            <text:p>2.235366</text:p>
          </table:table-cell>
          <table:table-cell office:value-type="float" office:value="41.382" calcext:value-type="float">
            <text:p>41.38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1.959785" calcext:value-type="float">
            <text:p>71.959785</text:p>
          </table:table-cell>
          <table:table-cell office:value-type="float" office:value="4.901619" calcext:value-type="float">
            <text:p>4.901619</text:p>
          </table:table-cell>
          <table:table-cell office:value-type="float" office:value="42.471001" calcext:value-type="float">
            <text:p>42.47100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3.13765" calcext:value-type="float">
            <text:p>73.13765</text:p>
          </table:table-cell>
          <table:table-cell office:value-type="float" office:value="5.408013" calcext:value-type="float">
            <text:p>5.408013</text:p>
          </table:table-cell>
          <table:table-cell office:value-type="float" office:value="43.560001" calcext:value-type="float">
            <text:p>43.56000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5.254166" calcext:value-type="float">
            <text:p>75.254166</text:p>
          </table:table-cell>
          <table:table-cell office:value-type="float" office:value="9.717691" calcext:value-type="float">
            <text:p>9.717691</text:p>
          </table:table-cell>
          <table:table-cell office:value-type="float" office:value="44.648998" calcext:value-type="float">
            <text:p>44.648998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7.391991" calcext:value-type="float">
            <text:p>77.391991</text:p>
          </table:table-cell>
          <table:table-cell office:value-type="float" office:value="9.815527" calcext:value-type="float">
            <text:p>9.815527</text:p>
          </table:table-cell>
          <table:table-cell office:value-type="float" office:value="45.737999" calcext:value-type="float">
            <text:p>45.737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9.665718" calcext:value-type="float">
            <text:p>79.665718</text:p>
          </table:table-cell>
          <table:table-cell office:value-type="float" office:value="10.439543" calcext:value-type="float">
            <text:p>10.439543</text:p>
          </table:table-cell>
          <table:table-cell office:value-type="float" office:value="46.827" calcext:value-type="float">
            <text:p>46.827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1.967514" calcext:value-type="float">
            <text:p>81.967514</text:p>
          </table:table-cell>
          <table:table-cell office:value-type="float" office:value="10.568385" calcext:value-type="float">
            <text:p>10.568385</text:p>
          </table:table-cell>
          <table:table-cell office:value-type="float" office:value="47.916" calcext:value-type="float">
            <text:p>47.916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4.238419" calcext:value-type="float">
            <text:p>84.238419</text:p>
          </table:table-cell>
          <table:table-cell office:value-type="float" office:value="10.426543" calcext:value-type="float">
            <text:p>10.426543</text:p>
          </table:table-cell>
          <table:table-cell office:value-type="float" office:value="49.005001" calcext:value-type="float">
            <text:p>49.00500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6.351456" calcext:value-type="float">
            <text:p>86.351456</text:p>
          </table:table-cell>
          <table:table-cell office:value-type="float" office:value="9.701736" calcext:value-type="float">
            <text:p>9.701736</text:p>
          </table:table-cell>
          <table:table-cell office:value-type="float" office:value="50.094002" calcext:value-type="float">
            <text:p>50.09400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8.301308" calcext:value-type="float">
            <text:p>88.301308</text:p>
          </table:table-cell>
          <table:table-cell office:value-type="float" office:value="8.952492" calcext:value-type="float">
            <text:p>8.952492</text:p>
          </table:table-cell>
          <table:table-cell office:value-type="float" office:value="51.182999" calcext:value-type="float">
            <text:p>51.182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9.868889" calcext:value-type="float">
            <text:p>89.868889</text:p>
          </table:table-cell>
          <table:table-cell office:value-type="float" office:value="7.19733" calcext:value-type="float">
            <text:p>7.19733</text:p>
          </table:table-cell>
          <table:table-cell office:value-type="float" office:value="52.271999" calcext:value-type="float">
            <text:p>52.271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1.306259" calcext:value-type="float">
            <text:p>91.306259</text:p>
          </table:table-cell>
          <table:table-cell office:value-type="float" office:value="6.599504" calcext:value-type="float">
            <text:p>6.599504</text:p>
          </table:table-cell>
          <table:table-cell office:value-type="float" office:value="53.361" calcext:value-type="float">
            <text:p>53.36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2.372444" calcext:value-type="float">
            <text:p>92.372444</text:p>
          </table:table-cell>
          <table:table-cell office:value-type="float" office:value="4.895244" calcext:value-type="float">
            <text:p>4.895244</text:p>
          </table:table-cell>
          <table:table-cell office:value-type="float" office:value="54.450001" calcext:value-type="float">
            <text:p>54.45000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3.394753" calcext:value-type="float">
            <text:p>93.394753</text:p>
          </table:table-cell>
          <table:table-cell office:value-type="float" office:value="4.693798" calcext:value-type="float">
            <text:p>4.693798</text:p>
          </table:table-cell>
          <table:table-cell office:value-type="float" office:value="55.539001" calcext:value-type="float">
            <text:p>55.53900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4.492355" calcext:value-type="float">
            <text:p>94.492355</text:p>
          </table:table-cell>
          <table:table-cell office:value-type="float" office:value="5.039521" calcext:value-type="float">
            <text:p>5.039521</text:p>
          </table:table-cell>
          <table:table-cell office:value-type="float" office:value="56.627998" calcext:value-type="float">
            <text:p>56.627998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5.538025" calcext:value-type="float">
            <text:p>95.538025</text:p>
          </table:table-cell>
          <table:table-cell office:value-type="float" office:value="4.801048" calcext:value-type="float">
            <text:p>4.801048</text:p>
          </table:table-cell>
          <table:table-cell office:value-type="float" office:value="57.716999" calcext:value-type="float">
            <text:p>57.716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6.400436" calcext:value-type="float">
            <text:p>96.400436</text:p>
          </table:table-cell>
          <table:table-cell office:value-type="float" office:value="3.959658" calcext:value-type="float">
            <text:p>3.959658</text:p>
          </table:table-cell>
          <table:table-cell office:value-type="float" office:value="58.806" calcext:value-type="float">
            <text:p>58.806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7.155891" calcext:value-type="float">
            <text:p>97.155891</text:p>
          </table:table-cell>
          <table:table-cell office:value-type="float" office:value="3.468564" calcext:value-type="float">
            <text:p>3.468564</text:p>
          </table:table-cell>
          <table:table-cell office:value-type="float" office:value="59.895" calcext:value-type="float">
            <text:p>59.895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7.662849" calcext:value-type="float">
            <text:p>97.662849</text:p>
          </table:table-cell>
          <table:table-cell office:value-type="float" office:value="2.327619" calcext:value-type="float">
            <text:p>2.327619</text:p>
          </table:table-cell>
          <table:table-cell office:value-type="float" office:value="60.984001" calcext:value-type="float">
            <text:p>60.98400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8.05323" calcext:value-type="float">
            <text:p>98.05323</text:p>
          </table:table-cell>
          <table:table-cell office:value-type="float" office:value="1.792381" calcext:value-type="float">
            <text:p>1.792381</text:p>
          </table:table-cell>
          <table:table-cell office:value-type="float" office:value="62.073002" calcext:value-type="float">
            <text:p>62.07300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8.312531" calcext:value-type="float">
            <text:p>98.312531</text:p>
          </table:table-cell>
          <table:table-cell office:value-type="float" office:value="1.190533" calcext:value-type="float">
            <text:p>1.190533</text:p>
          </table:table-cell>
          <table:table-cell office:value-type="float" office:value="63.161999" calcext:value-type="float">
            <text:p>63.161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8.507515" calcext:value-type="float">
            <text:p>98.507515</text:p>
          </table:table-cell>
          <table:table-cell office:value-type="float" office:value="0.895246" calcext:value-type="float">
            <text:p>0.895246</text:p>
          </table:table-cell>
          <table:table-cell office:value-type="float" office:value="64.250999" calcext:value-type="float">
            <text:p>64.250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8.672325" calcext:value-type="float">
            <text:p>98.672325</text:p>
          </table:table-cell>
          <table:table-cell office:value-type="float" office:value="0.756716" calcext:value-type="float">
            <text:p>0.756716</text:p>
          </table:table-cell>
          <table:table-cell office:value-type="float" office:value="65.339996" calcext:value-type="float">
            <text:p>65.339996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8.843079" calcext:value-type="float">
            <text:p>98.843079</text:p>
          </table:table-cell>
          <table:table-cell office:value-type="float" office:value="0.784001" calcext:value-type="float">
            <text:p>0.784001</text:p>
          </table:table-cell>
          <table:table-cell office:value-type="float" office:value="66.429001" calcext:value-type="float">
            <text:p>66.42900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015388" calcext:value-type="float">
            <text:p>99.015388</text:p>
          </table:table-cell>
          <table:table-cell office:value-type="float" office:value="0.791116" calcext:value-type="float">
            <text:p>0.791116</text:p>
          </table:table-cell>
          <table:table-cell office:value-type="float" office:value="67.517998" calcext:value-type="float">
            <text:p>67.517998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168457" calcext:value-type="float">
            <text:p>99.168457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68.607002" calcext:value-type="float">
            <text:p>68.60700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315895" calcext:value-type="float">
            <text:p>99.315895</text:p>
          </table:table-cell>
          <table:table-cell office:value-type="float" office:value="0.676942" calcext:value-type="float">
            <text:p>0.676942</text:p>
          </table:table-cell>
          <table:table-cell office:value-type="float" office:value="69.695999" calcext:value-type="float">
            <text:p>69.695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425377" calcext:value-type="float">
            <text:p>99.425377</text:p>
          </table:table-cell>
          <table:table-cell office:value-type="float" office:value="0.502671" calcext:value-type="float">
            <text:p>0.502671</text:p>
          </table:table-cell>
          <table:table-cell office:value-type="float" office:value="70.785004" calcext:value-type="float">
            <text:p>70.785004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522415" calcext:value-type="float">
            <text:p>99.522415</text:p>
          </table:table-cell>
          <table:table-cell office:value-type="float" office:value="0.445557" calcext:value-type="float">
            <text:p>0.445557</text:p>
          </table:table-cell>
          <table:table-cell office:value-type="float" office:value="71.874001" calcext:value-type="float">
            <text:p>71.87400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589478" calcext:value-type="float">
            <text:p>99.589478</text:p>
          </table:table-cell>
          <table:table-cell office:value-type="float" office:value="0.307903" calcext:value-type="float">
            <text:p>0.307903</text:p>
          </table:table-cell>
          <table:table-cell office:value-type="float" office:value="72.962997" calcext:value-type="float">
            <text:p>72.962997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655632" calcext:value-type="float">
            <text:p>99.655632</text:p>
          </table:table-cell>
          <table:table-cell office:value-type="float" office:value="0.303743" calcext:value-type="float">
            <text:p>0.303743</text:p>
          </table:table-cell>
          <table:table-cell office:value-type="float" office:value="74.052002" calcext:value-type="float">
            <text:p>74.05200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711418" calcext:value-type="float">
            <text:p>99.711418</text:p>
          </table:table-cell>
          <table:table-cell office:value-type="float" office:value="0.256125" calcext:value-type="float">
            <text:p>0.256125</text:p>
          </table:table-cell>
          <table:table-cell office:value-type="float" office:value="75.140999" calcext:value-type="float">
            <text:p>75.140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767761" calcext:value-type="float">
            <text:p>99.767761</text:p>
          </table:table-cell>
          <table:table-cell office:value-type="float" office:value="0.258697" calcext:value-type="float">
            <text:p>0.258697</text:p>
          </table:table-cell>
          <table:table-cell office:value-type="float" office:value="76.230003" calcext:value-type="float">
            <text:p>76.230003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831947" calcext:value-type="float">
            <text:p>99.831947</text:p>
          </table:table-cell>
          <table:table-cell office:value-type="float" office:value="0.294712" calcext:value-type="float">
            <text:p>0.294712</text:p>
          </table:table-cell>
          <table:table-cell office:value-type="float" office:value="77.319" calcext:value-type="float">
            <text:p>77.31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862244" calcext:value-type="float">
            <text:p>99.862244</text:p>
          </table:table-cell>
          <table:table-cell office:value-type="float" office:value="0.139077" calcext:value-type="float">
            <text:p>0.139077</text:p>
          </table:table-cell>
          <table:table-cell office:value-type="float" office:value="78.407997" calcext:value-type="float">
            <text:p>78.407997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878998" calcext:value-type="float">
            <text:p>99.878998</text:p>
          </table:table-cell>
          <table:table-cell office:value-type="float" office:value="0.076928" calcext:value-type="float">
            <text:p>0.076928</text:p>
          </table:table-cell>
          <table:table-cell office:value-type="float" office:value="79.497002" calcext:value-type="float">
            <text:p>79.49700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01619" calcext:value-type="float">
            <text:p>99.901619</text:p>
          </table:table-cell>
          <table:table-cell office:value-type="float" office:value="0.103884" calcext:value-type="float">
            <text:p>0.103884</text:p>
          </table:table-cell>
          <table:table-cell office:value-type="float" office:value="80.585999" calcext:value-type="float">
            <text:p>80.585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23851" calcext:value-type="float">
            <text:p>99.923851</text:p>
          </table:table-cell>
          <table:table-cell office:value-type="float" office:value="0.10205" calcext:value-type="float">
            <text:p>0.10205</text:p>
          </table:table-cell>
          <table:table-cell office:value-type="float" office:value="81.675003" calcext:value-type="float">
            <text:p>81.675003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38263" calcext:value-type="float">
            <text:p>99.938263</text:p>
          </table:table-cell>
          <table:table-cell office:value-type="float" office:value="0.066173" calcext:value-type="float">
            <text:p>0.066173</text:p>
          </table:table-cell>
          <table:table-cell office:value-type="float" office:value="82.764" calcext:value-type="float">
            <text:p>82.764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51591" calcext:value-type="float">
            <text:p>99.951591</text:p>
          </table:table-cell>
          <table:table-cell office:value-type="float" office:value="0.061219" calcext:value-type="float">
            <text:p>0.061219</text:p>
          </table:table-cell>
          <table:table-cell office:value-type="float" office:value="83.852997" calcext:value-type="float">
            <text:p>83.852997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62769" calcext:value-type="float">
            <text:p>99.962769</text:p>
          </table:table-cell>
          <table:table-cell office:value-type="float" office:value="0.051285" calcext:value-type="float">
            <text:p>0.051285</text:p>
          </table:table-cell>
          <table:table-cell office:value-type="float" office:value="84.942001" calcext:value-type="float">
            <text:p>84.94200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72534" calcext:value-type="float">
            <text:p>99.972534</text:p>
          </table:table-cell>
          <table:table-cell office:value-type="float" office:value="0.044854" calcext:value-type="float">
            <text:p>0.044854</text:p>
          </table:table-cell>
          <table:table-cell office:value-type="float" office:value="86.030998" calcext:value-type="float">
            <text:p>86.030998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80927" calcext:value-type="float">
            <text:p>99.980927</text:p>
          </table:table-cell>
          <table:table-cell office:value-type="float" office:value="0.038532" calcext:value-type="float">
            <text:p>0.038532</text:p>
          </table:table-cell>
          <table:table-cell office:value-type="float" office:value="87.120003" calcext:value-type="float">
            <text:p>87.120003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85985" calcext:value-type="float">
            <text:p>99.985985</text:p>
          </table:table-cell>
          <table:table-cell office:value-type="float" office:value="0.023234" calcext:value-type="float">
            <text:p>0.023234</text:p>
          </table:table-cell>
          <table:table-cell office:value-type="float" office:value="88.209" calcext:value-type="float">
            <text:p>88.20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88792" calcext:value-type="float">
            <text:p>99.988792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89.297997" calcext:value-type="float">
            <text:p>89.297997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89731" calcext:value-type="float">
            <text:p>99.989731</text:p>
          </table:table-cell>
          <table:table-cell office:value-type="float" office:value="0.004297" calcext:value-type="float">
            <text:p>0.004297</text:p>
          </table:table-cell>
          <table:table-cell office:value-type="float" office:value="90.387001" calcext:value-type="float">
            <text:p>90.38700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89731" calcext:value-type="float">
            <text:p>99.989731</text:p>
          </table:table-cell>
          <table:table-cell office:value-type="float" office:value="0" calcext:value-type="float">
            <text:p>0</text:p>
          </table:table-cell>
          <table:table-cell office:value-type="float" office:value="91.475998" calcext:value-type="float">
            <text:p>91.475998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92218" calcext:value-type="float">
            <text:p>99.992218</text:p>
          </table:table-cell>
          <table:table-cell office:value-type="float" office:value="0.011439" calcext:value-type="float">
            <text:p>0.011439</text:p>
          </table:table-cell>
          <table:table-cell office:value-type="float" office:value="92.565002" calcext:value-type="float">
            <text:p>92.56500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94865" calcext:value-type="float">
            <text:p>99.994865</text:p>
          </table:table-cell>
          <table:table-cell office:value-type="float" office:value="0.012123" calcext:value-type="float">
            <text:p>0.012123</text:p>
          </table:table-cell>
          <table:table-cell office:value-type="float" office:value="93.653999" calcext:value-type="float">
            <text:p>93.653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94865" calcext:value-type="float">
            <text:p>99.994865</text:p>
          </table:table-cell>
          <table:table-cell office:value-type="float" office:value="0" calcext:value-type="float">
            <text:p>0</text:p>
          </table:table-cell>
          <table:table-cell office:value-type="float" office:value="94.742996" calcext:value-type="float">
            <text:p>94.742996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94865" calcext:value-type="float">
            <text:p>99.994865</text:p>
          </table:table-cell>
          <table:table-cell office:value-type="float" office:value="0" calcext:value-type="float">
            <text:p>0</text:p>
          </table:table-cell>
          <table:table-cell office:value-type="float" office:value="95.832001" calcext:value-type="float">
            <text:p>95.83200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94865" calcext:value-type="float">
            <text:p>99.994865</text:p>
          </table:table-cell>
          <table:table-cell office:value-type="float" office:value="0" calcext:value-type="float">
            <text:p>0</text:p>
          </table:table-cell>
          <table:table-cell office:value-type="float" office:value="96.920998" calcext:value-type="float">
            <text:p>96.920998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94865" calcext:value-type="float">
            <text:p>99.994865</text:p>
          </table:table-cell>
          <table:table-cell office:value-type="float" office:value="0" calcext:value-type="float">
            <text:p>0</text:p>
          </table:table-cell>
          <table:table-cell office:value-type="float" office:value="98.010002" calcext:value-type="float">
            <text:p>98.01000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94865" calcext:value-type="float">
            <text:p>99.994865</text:p>
          </table:table-cell>
          <table:table-cell office:value-type="float" office:value="0" calcext:value-type="float">
            <text:p>0</text:p>
          </table:table-cell>
          <table:table-cell office:value-type="float" office:value="99.098999" calcext:value-type="float">
            <text:p>99.098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96307" calcext:value-type="float">
            <text:p>99.996307</text:p>
          </table:table-cell>
          <table:table-cell office:value-type="float" office:value="0.006623" calcext:value-type="float">
            <text:p>0.006623</text:p>
          </table:table-cell>
          <table:table-cell office:value-type="float" office:value="100.188004" calcext:value-type="float">
            <text:p>100.188004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99092" calcext:value-type="float">
            <text:p>99.999092</text:p>
          </table:table-cell>
          <table:table-cell office:value-type="float" office:value="0.012808" calcext:value-type="float">
            <text:p>0.012808</text:p>
          </table:table-cell>
          <table:table-cell office:value-type="float" office:value="101.277" calcext:value-type="float">
            <text:p>101.277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102.365997" calcext:value-type="float">
            <text:p>102.365997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3.455002" calcext:value-type="float">
            <text:p>103.45500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4.543999" calcext:value-type="float">
            <text:p>104.54399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5.633003" calcext:value-type="float">
            <text:p>105.633003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6.722" calcext:value-type="float">
            <text:p>106.72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7.810997" calcext:value-type="float">
            <text:p>107.810997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8.900002" calcext:value-type="float">
            <text:p>108.90000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100 MB 10 Peers" table:style-name="ta1">
        <table:shapes>
          <draw:frame draw:z-index="0" draw:style-name="gr1" draw:text-style-name="P1" svg:width="453.97pt" svg:height="254.98pt" svg:x="428.06pt" svg:y="3.06pt">
            <draw:object draw:notify-on-update-of-ranges="'100 MB 10 Peers'.C2:'100 MB 10 Peers'.C102 '100 MB 10 Peers'.A1:'100 MB 10 Peers'.A1 '100 MB 10 Peers'.A2:'100 MB 10 Peers'.A102 '100 MB 10 Peers'.C2:'100 MB 10 Peers'.C102 '100 MB 10 Peers'.B1:'100 MB 10 Peers'.B1 '100 MB 10 Peers'.B2:'100 MB 10 Peers'.B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gress %</text:p>
          </table:table-cell>
          <table:table-cell office:value-type="string" calcext:value-type="string">
            <text:p><text:s/>Download Speed MB/s</text:p>
          </table:table-cell>
          <table:table-cell office:value-type="string" calcext:value-type="string">
            <text:p><text:s/>Time (seconds)</text:p>
          </table:table-cell>
          <table:table-cell office:value-type="string" calcext:value-type="string">
            <text:p><text:s/>Total Peers</text:p>
          </table:table-cell>
          <table:table-cell office:value-type="string" calcext:value-type="string">
            <text:p><text:s/>File Size (MB)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146" calcext:value-type="float">
            <text:p>1.14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719" calcext:value-type="float">
            <text:p>1.71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.292" calcext:value-type="float">
            <text:p>2.29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.865" calcext:value-type="float">
            <text:p>2.86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438" calcext:value-type="float">
            <text:p>3.43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.011" calcext:value-type="float">
            <text:p>4.01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.584" calcext:value-type="float">
            <text:p>4.584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570135" calcext:value-type="float">
            <text:p>0.570135</text:p>
          </table:table-cell>
          <table:table-cell office:value-type="float" office:value="0.994999" calcext:value-type="float">
            <text:p>0.994999</text:p>
          </table:table-cell>
          <table:table-cell office:value-type="float" office:value="5.157" calcext:value-type="float">
            <text:p>5.15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470443" calcext:value-type="float">
            <text:p>1.470443</text:p>
          </table:table-cell>
          <table:table-cell office:value-type="float" office:value="1.57122" calcext:value-type="float">
            <text:p>1.57122</text:p>
          </table:table-cell>
          <table:table-cell office:value-type="float" office:value="5.73" calcext:value-type="float">
            <text:p>5.7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.370752" calcext:value-type="float">
            <text:p>2.370752</text:p>
          </table:table-cell>
          <table:table-cell office:value-type="float" office:value="1.57122" calcext:value-type="float">
            <text:p>1.57122</text:p>
          </table:table-cell>
          <table:table-cell office:value-type="float" office:value="6.303" calcext:value-type="float">
            <text:p>6.30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.552811" calcext:value-type="float">
            <text:p>3.552811</text:p>
          </table:table-cell>
          <table:table-cell office:value-type="float" office:value="2.062929" calcext:value-type="float">
            <text:p>2.062929</text:p>
          </table:table-cell>
          <table:table-cell office:value-type="float" office:value="6.876" calcext:value-type="float">
            <text:p>6.87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375318" calcext:value-type="float">
            <text:p>6.375318</text:p>
          </table:table-cell>
          <table:table-cell office:value-type="float" office:value="4.925841" calcext:value-type="float">
            <text:p>4.925841</text:p>
          </table:table-cell>
          <table:table-cell office:value-type="float" office:value="7.449" calcext:value-type="float">
            <text:p>7.44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.197826" calcext:value-type="float">
            <text:p>9.197826</text:p>
          </table:table-cell>
          <table:table-cell office:value-type="float" office:value="4.925843" calcext:value-type="float">
            <text:p>4.925843</text:p>
          </table:table-cell>
          <table:table-cell office:value-type="float" office:value="8.022" calcext:value-type="float">
            <text:p>8.02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.020334" calcext:value-type="float">
            <text:p>12.020334</text:p>
          </table:table-cell>
          <table:table-cell office:value-type="float" office:value="4.925843" calcext:value-type="float">
            <text:p>4.925843</text:p>
          </table:table-cell>
          <table:table-cell office:value-type="float" office:value="8.595" calcext:value-type="float">
            <text:p>8.59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.913898" calcext:value-type="float">
            <text:p>14.913898</text:p>
          </table:table-cell>
          <table:table-cell office:value-type="float" office:value="5.049849" calcext:value-type="float">
            <text:p>5.049849</text:p>
          </table:table-cell>
          <table:table-cell office:value-type="float" office:value="9.168" calcext:value-type="float">
            <text:p>9.16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.849789" calcext:value-type="float">
            <text:p>17.849789</text:p>
          </table:table-cell>
          <table:table-cell office:value-type="float" office:value="5.123721" calcext:value-type="float">
            <text:p>5.123721</text:p>
          </table:table-cell>
          <table:table-cell office:value-type="float" office:value="9.741" calcext:value-type="float">
            <text:p>9.74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.785683" calcext:value-type="float">
            <text:p>20.785683</text:p>
          </table:table-cell>
          <table:table-cell office:value-type="float" office:value="5.123724" calcext:value-type="float">
            <text:p>5.123724</text:p>
          </table:table-cell>
          <table:table-cell office:value-type="float" office:value="10.314" calcext:value-type="float">
            <text:p>10.314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.702486" calcext:value-type="float">
            <text:p>23.702486</text:p>
          </table:table-cell>
          <table:table-cell office:value-type="float" office:value="5.090406" calcext:value-type="float">
            <text:p>5.090406</text:p>
          </table:table-cell>
          <table:table-cell office:value-type="float" office:value="10.887" calcext:value-type="float">
            <text:p>10.88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.52483" calcext:value-type="float">
            <text:p>26.52483</text:p>
          </table:table-cell>
          <table:table-cell office:value-type="float" office:value="4.925557" calcext:value-type="float">
            <text:p>4.925557</text:p>
          </table:table-cell>
          <table:table-cell office:value-type="float" office:value="11.46" calcext:value-type="float">
            <text:p>11.4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.34717" calcext:value-type="float">
            <text:p>29.34717</text:p>
          </table:table-cell>
          <table:table-cell office:value-type="float" office:value="4.925549" calcext:value-type="float">
            <text:p>4.925549</text:p>
          </table:table-cell>
          <table:table-cell office:value-type="float" office:value="12.033" calcext:value-type="float">
            <text:p>12.03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.16951" calcext:value-type="float">
            <text:p>32.16951</text:p>
          </table:table-cell>
          <table:table-cell office:value-type="float" office:value="4.925549" calcext:value-type="float">
            <text:p>4.925549</text:p>
          </table:table-cell>
          <table:table-cell office:value-type="float" office:value="12.606" calcext:value-type="float">
            <text:p>12.60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.796341" calcext:value-type="float">
            <text:p>34.796341</text:p>
          </table:table-cell>
          <table:table-cell office:value-type="float" office:value="4.584346" calcext:value-type="float">
            <text:p>4.584346</text:p>
          </table:table-cell>
          <table:table-cell office:value-type="float" office:value="13.179" calcext:value-type="float">
            <text:p>13.17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.322754" calcext:value-type="float">
            <text:p>37.322754</text:p>
          </table:table-cell>
          <table:table-cell office:value-type="float" office:value="4.4091" calcext:value-type="float">
            <text:p>4.4091</text:p>
          </table:table-cell>
          <table:table-cell office:value-type="float" office:value="13.752" calcext:value-type="float">
            <text:p>13.75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.849167" calcext:value-type="float">
            <text:p>39.849167</text:p>
          </table:table-cell>
          <table:table-cell office:value-type="float" office:value="4.409095" calcext:value-type="float">
            <text:p>4.409095</text:p>
          </table:table-cell>
          <table:table-cell office:value-type="float" office:value="14.325" calcext:value-type="float">
            <text:p>14.32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.653114" calcext:value-type="float">
            <text:p>42.653114</text:p>
          </table:table-cell>
          <table:table-cell office:value-type="float" office:value="4.893453" calcext:value-type="float">
            <text:p>4.893453</text:p>
          </table:table-cell>
          <table:table-cell office:value-type="float" office:value="14.898" calcext:value-type="float">
            <text:p>14.89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.872269" calcext:value-type="float">
            <text:p>46.872269</text:p>
          </table:table-cell>
          <table:table-cell office:value-type="float" office:value="7.363275" calcext:value-type="float">
            <text:p>7.363275</text:p>
          </table:table-cell>
          <table:table-cell office:value-type="float" office:value="15.471" calcext:value-type="float">
            <text:p>15.47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.091431" calcext:value-type="float">
            <text:p>51.091431</text:p>
          </table:table-cell>
          <table:table-cell office:value-type="float" office:value="7.363286" calcext:value-type="float">
            <text:p>7.363286</text:p>
          </table:table-cell>
          <table:table-cell office:value-type="float" office:value="16.044001" calcext:value-type="float">
            <text:p>16.0440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.310589" calcext:value-type="float">
            <text:p>55.310589</text:p>
          </table:table-cell>
          <table:table-cell office:value-type="float" office:value="7.363275" calcext:value-type="float">
            <text:p>7.363275</text:p>
          </table:table-cell>
          <table:table-cell office:value-type="float" office:value="16.617001" calcext:value-type="float">
            <text:p>16.6170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.04697" calcext:value-type="float">
            <text:p>62.04697</text:p>
          </table:table-cell>
          <table:table-cell office:value-type="float" office:value="11.756334" calcext:value-type="float">
            <text:p>11.756334</text:p>
          </table:table-cell>
          <table:table-cell office:value-type="float" office:value="17.190001" calcext:value-type="float">
            <text:p>17.1900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.130066" calcext:value-type="float">
            <text:p>70.130066</text:p>
          </table:table-cell>
          <table:table-cell office:value-type="float" office:value="14.106631" calcext:value-type="float">
            <text:p>14.106631</text:p>
          </table:table-cell>
          <table:table-cell office:value-type="float" office:value="17.763" calcext:value-type="float">
            <text:p>17.76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.213158" calcext:value-type="float">
            <text:p>78.213158</text:p>
          </table:table-cell>
          <table:table-cell office:value-type="float" office:value="14.106621" calcext:value-type="float">
            <text:p>14.106621</text:p>
          </table:table-cell>
          <table:table-cell office:value-type="float" office:value="18.336" calcext:value-type="float">
            <text:p>18.33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.981796" calcext:value-type="float">
            <text:p>84.981796</text:p>
          </table:table-cell>
          <table:table-cell office:value-type="float" office:value="11.812621" calcext:value-type="float">
            <text:p>11.812621</text:p>
          </table:table-cell>
          <table:table-cell office:value-type="float" office:value="18.909" calcext:value-type="float">
            <text:p>18.90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.539253" calcext:value-type="float">
            <text:p>85.539253</text:p>
          </table:table-cell>
          <table:table-cell office:value-type="float" office:value="0.972877" calcext:value-type="float">
            <text:p>0.972877</text:p>
          </table:table-cell>
          <table:table-cell office:value-type="float" office:value="19.482" calcext:value-type="float">
            <text:p>19.48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.096695" calcext:value-type="float">
            <text:p>86.096695</text:p>
          </table:table-cell>
          <table:table-cell office:value-type="float" office:value="0.972846" calcext:value-type="float">
            <text:p>0.972846</text:p>
          </table:table-cell>
          <table:table-cell office:value-type="float" office:value="20.055" calcext:value-type="float">
            <text:p>20.05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.654144" calcext:value-type="float">
            <text:p>86.654144</text:p>
          </table:table-cell>
          <table:table-cell office:value-type="float" office:value="0.972866" calcext:value-type="float">
            <text:p>0.972866</text:p>
          </table:table-cell>
          <table:table-cell office:value-type="float" office:value="20.628" calcext:value-type="float">
            <text:p>20.62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.13665" calcext:value-type="float">
            <text:p>88.13665</text:p>
          </table:table-cell>
          <table:table-cell office:value-type="float" office:value="2.587268" calcext:value-type="float">
            <text:p>2.587268</text:p>
          </table:table-cell>
          <table:table-cell office:value-type="float" office:value="21.201" calcext:value-type="float">
            <text:p>21.2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.000061" calcext:value-type="float">
            <text:p>90.000061</text:p>
          </table:table-cell>
          <table:table-cell office:value-type="float" office:value="3.252021" calcext:value-type="float">
            <text:p>3.252021</text:p>
          </table:table-cell>
          <table:table-cell office:value-type="float" office:value="21.774" calcext:value-type="float">
            <text:p>21.774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.863472" calcext:value-type="float">
            <text:p>91.863472</text:p>
          </table:table-cell>
          <table:table-cell office:value-type="float" office:value="3.252032" calcext:value-type="float">
            <text:p>3.252032</text:p>
          </table:table-cell>
          <table:table-cell office:value-type="float" office:value="22.347" calcext:value-type="float">
            <text:p>22.34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.363121" calcext:value-type="float">
            <text:p>93.363121</text:p>
          </table:table-cell>
          <table:table-cell office:value-type="float" office:value="2.617185" calcext:value-type="float">
            <text:p>2.617185</text:p>
          </table:table-cell>
          <table:table-cell office:value-type="float" office:value="22.92" calcext:value-type="float">
            <text:p>22.9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.518829" calcext:value-type="float">
            <text:p>93.518829</text:p>
          </table:table-cell>
          <table:table-cell office:value-type="float" office:value="0.271747" calcext:value-type="float">
            <text:p>0.271747</text:p>
          </table:table-cell>
          <table:table-cell office:value-type="float" office:value="23.493" calcext:value-type="float">
            <text:p>23.49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.674553" calcext:value-type="float">
            <text:p>93.674553</text:p>
          </table:table-cell>
          <table:table-cell office:value-type="float" office:value="0.271768" calcext:value-type="float">
            <text:p>0.271768</text:p>
          </table:table-cell>
          <table:table-cell office:value-type="float" office:value="24.066" calcext:value-type="float">
            <text:p>24.06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.830276" calcext:value-type="float">
            <text:p>93.830276</text:p>
          </table:table-cell>
          <table:table-cell office:value-type="float" office:value="0.271768" calcext:value-type="float">
            <text:p>0.271768</text:p>
          </table:table-cell>
          <table:table-cell office:value-type="float" office:value="24.639" calcext:value-type="float">
            <text:p>24.63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.919075" calcext:value-type="float">
            <text:p>93.919075</text:p>
          </table:table-cell>
          <table:table-cell office:value-type="float" office:value="0.154972" calcext:value-type="float">
            <text:p>0.154972</text:p>
          </table:table-cell>
          <table:table-cell office:value-type="float" office:value="25.212" calcext:value-type="float">
            <text:p>25.21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.980942" calcext:value-type="float">
            <text:p>93.980942</text:p>
          </table:table-cell>
          <table:table-cell office:value-type="float" office:value="0.107965" calcext:value-type="float">
            <text:p>0.107965</text:p>
          </table:table-cell>
          <table:table-cell office:value-type="float" office:value="25.785" calcext:value-type="float">
            <text:p>25.78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.042809" calcext:value-type="float">
            <text:p>94.042809</text:p>
          </table:table-cell>
          <table:table-cell office:value-type="float" office:value="0.107975" calcext:value-type="float">
            <text:p>0.107975</text:p>
          </table:table-cell>
          <table:table-cell office:value-type="float" office:value="26.358" calcext:value-type="float">
            <text:p>26.35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.106766" calcext:value-type="float">
            <text:p>94.106766</text:p>
          </table:table-cell>
          <table:table-cell office:value-type="float" office:value="0.111626" calcext:value-type="float">
            <text:p>0.111626</text:p>
          </table:table-cell>
          <table:table-cell office:value-type="float" office:value="26.931" calcext:value-type="float">
            <text:p>26.93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.168854" calcext:value-type="float">
            <text:p>94.168854</text:p>
          </table:table-cell>
          <table:table-cell office:value-type="float" office:value="0.108349" calcext:value-type="float">
            <text:p>0.108349</text:p>
          </table:table-cell>
          <table:table-cell office:value-type="float" office:value="27.504" calcext:value-type="float">
            <text:p>27.504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.230927" calcext:value-type="float">
            <text:p>94.230927</text:p>
          </table:table-cell>
          <table:table-cell office:value-type="float" office:value="0.108329" calcext:value-type="float">
            <text:p>0.108329</text:p>
          </table:table-cell>
          <table:table-cell office:value-type="float" office:value="28.077" calcext:value-type="float">
            <text:p>28.07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.293007" calcext:value-type="float">
            <text:p>94.293007</text:p>
          </table:table-cell>
          <table:table-cell office:value-type="float" office:value="0.108349" calcext:value-type="float">
            <text:p>0.108349</text:p>
          </table:table-cell>
          <table:table-cell office:value-type="float" office:value="28.65" calcext:value-type="float">
            <text:p>28.6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.399452" calcext:value-type="float">
            <text:p>94.399452</text:p>
          </table:table-cell>
          <table:table-cell office:value-type="float" office:value="0.185763" calcext:value-type="float">
            <text:p>0.185763</text:p>
          </table:table-cell>
          <table:table-cell office:value-type="float" office:value="29.223" calcext:value-type="float">
            <text:p>29.22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.523529" calcext:value-type="float">
            <text:p>94.523529</text:p>
          </table:table-cell>
          <table:table-cell office:value-type="float" office:value="0.216532" calcext:value-type="float">
            <text:p>0.216532</text:p>
          </table:table-cell>
          <table:table-cell office:value-type="float" office:value="29.796" calcext:value-type="float">
            <text:p>29.79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.647598" calcext:value-type="float">
            <text:p>94.647598</text:p>
          </table:table-cell>
          <table:table-cell office:value-type="float" office:value="0.216532" calcext:value-type="float">
            <text:p>0.216532</text:p>
          </table:table-cell>
          <table:table-cell office:value-type="float" office:value="30.368999" calcext:value-type="float">
            <text:p>30.36899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.784966" calcext:value-type="float">
            <text:p>94.784966</text:p>
          </table:table-cell>
          <table:table-cell office:value-type="float" office:value="0.23974" calcext:value-type="float">
            <text:p>0.23974</text:p>
          </table:table-cell>
          <table:table-cell office:value-type="float" office:value="30.941999" calcext:value-type="float">
            <text:p>30.94199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.970871" calcext:value-type="float">
            <text:p>94.970871</text:p>
          </table:table-cell>
          <table:table-cell office:value-type="float" office:value="0.324434" calcext:value-type="float">
            <text:p>0.324434</text:p>
          </table:table-cell>
          <table:table-cell office:value-type="float" office:value="31.514999" calcext:value-type="float">
            <text:p>31.51499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.156769" calcext:value-type="float">
            <text:p>95.156769</text:p>
          </table:table-cell>
          <table:table-cell office:value-type="float" office:value="0.324424" calcext:value-type="float">
            <text:p>0.324424</text:p>
          </table:table-cell>
          <table:table-cell office:value-type="float" office:value="32.088001" calcext:value-type="float">
            <text:p>32.0880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.342667" calcext:value-type="float">
            <text:p>95.342667</text:p>
          </table:table-cell>
          <table:table-cell office:value-type="float" office:value="0.324434" calcext:value-type="float">
            <text:p>0.324434</text:p>
          </table:table-cell>
          <table:table-cell office:value-type="float" office:value="32.660999" calcext:value-type="float">
            <text:p>32.66099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.564629" calcext:value-type="float">
            <text:p>95.564629</text:p>
          </table:table-cell>
          <table:table-cell office:value-type="float" office:value="0.387368" calcext:value-type="float">
            <text:p>0.387368</text:p>
          </table:table-cell>
          <table:table-cell office:value-type="float" office:value="33.234001" calcext:value-type="float">
            <text:p>33.2340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.797455" calcext:value-type="float">
            <text:p>95.797455</text:p>
          </table:table-cell>
          <table:table-cell office:value-type="float" office:value="0.406331" calcext:value-type="float">
            <text:p>0.406331</text:p>
          </table:table-cell>
          <table:table-cell office:value-type="float" office:value="33.806999" calcext:value-type="float">
            <text:p>33.80699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.030273" calcext:value-type="float">
            <text:p>96.030273</text:p>
          </table:table-cell>
          <table:table-cell office:value-type="float" office:value="0.406321" calcext:value-type="float">
            <text:p>0.406321</text:p>
          </table:table-cell>
          <table:table-cell office:value-type="float" office:value="34.380001" calcext:value-type="float">
            <text:p>34.3800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.265549" calcext:value-type="float">
            <text:p>96.265549</text:p>
          </table:table-cell>
          <table:table-cell office:value-type="float" office:value="0.410596" calcext:value-type="float">
            <text:p>0.410596</text:p>
          </table:table-cell>
          <table:table-cell office:value-type="float" office:value="34.952999" calcext:value-type="float">
            <text:p>34.95299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.512695" calcext:value-type="float">
            <text:p>96.512695</text:p>
          </table:table-cell>
          <table:table-cell office:value-type="float" office:value="0.431328" calcext:value-type="float">
            <text:p>0.431328</text:p>
          </table:table-cell>
          <table:table-cell office:value-type="float" office:value="35.526001" calcext:value-type="float">
            <text:p>35.5260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.759834" calcext:value-type="float">
            <text:p>96.759834</text:p>
          </table:table-cell>
          <table:table-cell office:value-type="float" office:value="0.431307" calcext:value-type="float">
            <text:p>0.431307</text:p>
          </table:table-cell>
          <table:table-cell office:value-type="float" office:value="36.098999" calcext:value-type="float">
            <text:p>36.09899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.006989" calcext:value-type="float">
            <text:p>97.006989</text:p>
          </table:table-cell>
          <table:table-cell office:value-type="float" office:value="0.431328" calcext:value-type="float">
            <text:p>0.431328</text:p>
          </table:table-cell>
          <table:table-cell office:value-type="float" office:value="36.672001" calcext:value-type="float">
            <text:p>36.6720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.517944" calcext:value-type="float">
            <text:p>97.517944</text:p>
          </table:table-cell>
          <table:table-cell office:value-type="float" office:value="0.891719" calcext:value-type="float">
            <text:p>0.891719</text:p>
          </table:table-cell>
          <table:table-cell office:value-type="float" office:value="37.244999" calcext:value-type="float">
            <text:p>37.24499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125099" calcext:value-type="float">
            <text:p>98.125099</text:p>
          </table:table-cell>
          <table:table-cell office:value-type="float" office:value="1.05961" calcext:value-type="float">
            <text:p>1.05961</text:p>
          </table:table-cell>
          <table:table-cell office:value-type="float" office:value="37.818001" calcext:value-type="float">
            <text:p>37.8180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732254" calcext:value-type="float">
            <text:p>98.732254</text:p>
          </table:table-cell>
          <table:table-cell office:value-type="float" office:value="1.0596" calcext:value-type="float">
            <text:p>1.0596</text:p>
          </table:table-cell>
          <table:table-cell office:value-type="float" office:value="38.390999" calcext:value-type="float">
            <text:p>38.39099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19735" calcext:value-type="float">
            <text:p>99.19735</text:p>
          </table:table-cell>
          <table:table-cell office:value-type="float" office:value="0.811684" calcext:value-type="float">
            <text:p>0.811684</text:p>
          </table:table-cell>
          <table:table-cell office:value-type="float" office:value="38.964001" calcext:value-type="float">
            <text:p>38.9640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243927" calcext:value-type="float">
            <text:p>99.243927</text:p>
          </table:table-cell>
          <table:table-cell office:value-type="float" office:value="0.081293" calcext:value-type="float">
            <text:p>0.081293</text:p>
          </table:table-cell>
          <table:table-cell office:value-type="float" office:value="39.536999" calcext:value-type="float">
            <text:p>39.53699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290504" calcext:value-type="float">
            <text:p>99.290504</text:p>
          </table:table-cell>
          <table:table-cell office:value-type="float" office:value="0.081293" calcext:value-type="float">
            <text:p>0.081293</text:p>
          </table:table-cell>
          <table:table-cell office:value-type="float" office:value="40.110001" calcext:value-type="float">
            <text:p>40.1100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37097" calcext:value-type="float">
            <text:p>99.337097</text:p>
          </table:table-cell>
          <table:table-cell office:value-type="float" office:value="0.081314" calcext:value-type="float">
            <text:p>0.081314</text:p>
          </table:table-cell>
          <table:table-cell office:value-type="float" office:value="40.682999" calcext:value-type="float">
            <text:p>40.68299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49594" calcext:value-type="float">
            <text:p>99.349594</text:p>
          </table:table-cell>
          <table:table-cell office:value-type="float" office:value="0.021803" calcext:value-type="float">
            <text:p>0.021803</text:p>
          </table:table-cell>
          <table:table-cell office:value-type="float" office:value="41.256001" calcext:value-type="float">
            <text:p>41.2560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49594" calcext:value-type="float">
            <text:p>99.349594</text:p>
          </table:table-cell>
          <table:table-cell office:value-type="float" office:value="0" calcext:value-type="float">
            <text:p>0</text:p>
          </table:table-cell>
          <table:table-cell office:value-type="float" office:value="41.828999" calcext:value-type="float">
            <text:p>41.82899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49594" calcext:value-type="float">
            <text:p>99.349594</text:p>
          </table:table-cell>
          <table:table-cell office:value-type="float" office:value="0" calcext:value-type="float">
            <text:p>0</text:p>
          </table:table-cell>
          <table:table-cell office:value-type="float" office:value="42.402" calcext:value-type="float">
            <text:p>42.40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49594" calcext:value-type="float">
            <text:p>99.349594</text:p>
          </table:table-cell>
          <table:table-cell office:value-type="float" office:value="0" calcext:value-type="float">
            <text:p>0</text:p>
          </table:table-cell>
          <table:table-cell office:value-type="float" office:value="42.974998" calcext:value-type="float">
            <text:p>42.97499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49594" calcext:value-type="float">
            <text:p>99.349594</text:p>
          </table:table-cell>
          <table:table-cell office:value-type="float" office:value="0" calcext:value-type="float">
            <text:p>0</text:p>
          </table:table-cell>
          <table:table-cell office:value-type="float" office:value="43.548" calcext:value-type="float">
            <text:p>43.54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49594" calcext:value-type="float">
            <text:p>99.349594</text:p>
          </table:table-cell>
          <table:table-cell office:value-type="float" office:value="0" calcext:value-type="float">
            <text:p>0</text:p>
          </table:table-cell>
          <table:table-cell office:value-type="float" office:value="44.120998" calcext:value-type="float">
            <text:p>44.12099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49594" calcext:value-type="float">
            <text:p>99.349594</text:p>
          </table:table-cell>
          <table:table-cell office:value-type="float" office:value="0" calcext:value-type="float">
            <text:p>0</text:p>
          </table:table-cell>
          <table:table-cell office:value-type="float" office:value="44.694" calcext:value-type="float">
            <text:p>44.694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49594" calcext:value-type="float">
            <text:p>99.349594</text:p>
          </table:table-cell>
          <table:table-cell office:value-type="float" office:value="0" calcext:value-type="float">
            <text:p>0</text:p>
          </table:table-cell>
          <table:table-cell office:value-type="float" office:value="45.266998" calcext:value-type="float">
            <text:p>45.26699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49594" calcext:value-type="float">
            <text:p>99.349594</text:p>
          </table:table-cell>
          <table:table-cell office:value-type="float" office:value="0" calcext:value-type="float">
            <text:p>0</text:p>
          </table:table-cell>
          <table:table-cell office:value-type="float" office:value="45.84" calcext:value-type="float">
            <text:p>45.84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49594" calcext:value-type="float">
            <text:p>99.349594</text:p>
          </table:table-cell>
          <table:table-cell office:value-type="float" office:value="0" calcext:value-type="float">
            <text:p>0</text:p>
          </table:table-cell>
          <table:table-cell office:value-type="float" office:value="46.412998" calcext:value-type="float">
            <text:p>46.41299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73573" calcext:value-type="float">
            <text:p>99.373573</text:p>
          </table:table-cell>
          <table:table-cell office:value-type="float" office:value="0.041848" calcext:value-type="float">
            <text:p>0.041848</text:p>
          </table:table-cell>
          <table:table-cell office:value-type="float" office:value="46.986" calcext:value-type="float">
            <text:p>46.98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482277" calcext:value-type="float">
            <text:p>99.482277</text:p>
          </table:table-cell>
          <table:table-cell office:value-type="float" office:value="0.189715" calcext:value-type="float">
            <text:p>0.189715</text:p>
          </table:table-cell>
          <table:table-cell office:value-type="float" office:value="47.558998" calcext:value-type="float">
            <text:p>47.55899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590981" calcext:value-type="float">
            <text:p>99.590981</text:p>
          </table:table-cell>
          <table:table-cell office:value-type="float" office:value="0.189705" calcext:value-type="float">
            <text:p>0.189705</text:p>
          </table:table-cell>
          <table:table-cell office:value-type="float" office:value="48.132" calcext:value-type="float">
            <text:p>48.13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699677" calcext:value-type="float">
            <text:p>99.699677</text:p>
          </table:table-cell>
          <table:table-cell office:value-type="float" office:value="0.189695" calcext:value-type="float">
            <text:p>0.189695</text:p>
          </table:table-cell>
          <table:table-cell office:value-type="float" office:value="48.705002" calcext:value-type="float">
            <text:p>48.70500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728996" calcext:value-type="float">
            <text:p>99.728996</text:p>
          </table:table-cell>
          <table:table-cell office:value-type="float" office:value="0.051168" calcext:value-type="float">
            <text:p>0.051168</text:p>
          </table:table-cell>
          <table:table-cell office:value-type="float" office:value="49.278" calcext:value-type="float">
            <text:p>49.27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728996" calcext:value-type="float">
            <text:p>99.728996</text:p>
          </table:table-cell>
          <table:table-cell office:value-type="float" office:value="0" calcext:value-type="float">
            <text:p>0</text:p>
          </table:table-cell>
          <table:table-cell office:value-type="float" office:value="49.851002" calcext:value-type="float">
            <text:p>49.85100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728996" calcext:value-type="float">
            <text:p>99.728996</text:p>
          </table:table-cell>
          <table:table-cell office:value-type="float" office:value="0" calcext:value-type="float">
            <text:p>0</text:p>
          </table:table-cell>
          <table:table-cell office:value-type="float" office:value="50.424" calcext:value-type="float">
            <text:p>50.424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748634" calcext:value-type="float">
            <text:p>99.748634</text:p>
          </table:table-cell>
          <table:table-cell office:value-type="float" office:value="0.034275" calcext:value-type="float">
            <text:p>0.034275</text:p>
          </table:table-cell>
          <table:table-cell office:value-type="float" office:value="50.997002" calcext:value-type="float">
            <text:p>50.99700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810707" calcext:value-type="float">
            <text:p>99.810707</text:p>
          </table:table-cell>
          <table:table-cell office:value-type="float" office:value="0.108329" calcext:value-type="float">
            <text:p>0.108329</text:p>
          </table:table-cell>
          <table:table-cell office:value-type="float" office:value="51.57" calcext:value-type="float">
            <text:p>51.5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87278" calcext:value-type="float">
            <text:p>99.87278</text:p>
          </table:table-cell>
          <table:table-cell office:value-type="float" office:value="0.108329" calcext:value-type="float">
            <text:p>0.108329</text:p>
          </table:table-cell>
          <table:table-cell office:value-type="float" office:value="52.143002" calcext:value-type="float">
            <text:p>52.14300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34853" calcext:value-type="float">
            <text:p>99.934853</text:p>
          </table:table-cell>
          <table:table-cell office:value-type="float" office:value="0.108329" calcext:value-type="float">
            <text:p>0.108329</text:p>
          </table:table-cell>
          <table:table-cell office:value-type="float" office:value="52.716" calcext:value-type="float">
            <text:p>52.71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57657" calcext:value-type="float">
            <text:p>99.957657</text:p>
          </table:table-cell>
          <table:table-cell office:value-type="float" office:value="0.039799" calcext:value-type="float">
            <text:p>0.039799</text:p>
          </table:table-cell>
          <table:table-cell office:value-type="float" office:value="53.289001" calcext:value-type="float">
            <text:p>53.2890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73175" calcext:value-type="float">
            <text:p>99.973175</text:p>
          </table:table-cell>
          <table:table-cell office:value-type="float" office:value="0.027077" calcext:value-type="float">
            <text:p>0.027077</text:p>
          </table:table-cell>
          <table:table-cell office:value-type="float" office:value="53.862" calcext:value-type="float">
            <text:p>53.86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88678" calcext:value-type="float">
            <text:p>99.988678</text:p>
          </table:table-cell>
          <table:table-cell office:value-type="float" office:value="0.027067" calcext:value-type="float">
            <text:p>0.027067</text:p>
          </table:table-cell>
          <table:table-cell office:value-type="float" office:value="54.435001" calcext:value-type="float">
            <text:p>54.4350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9754" calcext:value-type="float">
            <text:p>0.019754</text:p>
          </table:table-cell>
          <table:table-cell office:value-type="float" office:value="55.007999" calcext:value-type="float">
            <text:p>55.00799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581001" calcext:value-type="float">
            <text:p>55.5810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153999" calcext:value-type="float">
            <text:p>56.15399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727001" calcext:value-type="float">
            <text:p>56.72700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299999" calcext:value-type="float">
            <text:p>57.299999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500 MB 10 Peers" table:style-name="ta1">
        <table:shapes>
          <draw:frame draw:z-index="0" draw:style-name="gr1" draw:text-style-name="P1" svg:width="453.97pt" svg:height="254.98pt" svg:x="428.06pt" svg:y="3.06pt">
            <draw:object draw:notify-on-update-of-ranges="'500 MB 10 Peers'.C2:'500 MB 10 Peers'.C102 '500 MB 10 Peers'.A1:'500 MB 10 Peers'.A1 '500 MB 10 Peers'.A2:'500 MB 10 Peers'.A102 '500 MB 10 Peers'.C2:'500 MB 10 Peers'.C102 '500 MB 10 Peers'.B1:'500 MB 10 Peers'.B1 '500 MB 10 Peers'.B2:'500 MB 10 Peers'.B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gress %</text:p>
          </table:table-cell>
          <table:table-cell office:value-type="string" calcext:value-type="string">
            <text:p><text:s/>Download Speed MB/s</text:p>
          </table:table-cell>
          <table:table-cell office:value-type="string" calcext:value-type="string">
            <text:p><text:s/>Time (seconds)</text:p>
          </table:table-cell>
          <table:table-cell office:value-type="string" calcext:value-type="string">
            <text:p><text:s/>Total Peers</text:p>
          </table:table-cell>
          <table:table-cell office:value-type="string" calcext:value-type="string">
            <text:p><text:s/>File Size (MB)</text:p>
          </table:table-cell>
        </table:table-row>
        <table:table-row table:style-name="ro1">
          <table:table-cell office:value-type="float" office:value="1.593496" calcext:value-type="float">
            <text:p>1.593496</text:p>
          </table:table-cell>
          <table:table-cell office:value-type="float" office:value="0.918653" calcext:value-type="float">
            <text:p>0.9186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.593496" calcext:value-type="float">
            <text:p>1.593496</text:p>
          </table:table-cell>
          <table:table-cell office:value-type="float" office:value="0" calcext:value-type="float">
            <text:p>0</text:p>
          </table:table-cell>
          <table:table-cell office:value-type="float" office:value="8.673" calcext:value-type="float">
            <text:p>8.67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.660231" calcext:value-type="float">
            <text:p>7.660231</text:p>
          </table:table-cell>
          <table:table-cell office:value-type="float" office:value="3.497484" calcext:value-type="float">
            <text:p>3.497484</text:p>
          </table:table-cell>
          <table:table-cell office:value-type="float" office:value="17.346001" calcext:value-type="float">
            <text:p>17.34600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.067545" calcext:value-type="float">
            <text:p>17.067545</text:p>
          </table:table-cell>
          <table:table-cell office:value-type="float" office:value="5.423333" calcext:value-type="float">
            <text:p>5.423333</text:p>
          </table:table-cell>
          <table:table-cell office:value-type="float" office:value="26.018999" calcext:value-type="float">
            <text:p>26.018999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6.112694" calcext:value-type="float">
            <text:p>46.112694</text:p>
          </table:table-cell>
          <table:table-cell office:value-type="float" office:value="16.744583" calcext:value-type="float">
            <text:p>16.744583</text:p>
          </table:table-cell>
          <table:table-cell office:value-type="float" office:value="34.692001" calcext:value-type="float">
            <text:p>34.69200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9.649342" calcext:value-type="float">
            <text:p>59.649342</text:p>
          </table:table-cell>
          <table:table-cell office:value-type="float" office:value="7.803901" calcext:value-type="float">
            <text:p>7.803901</text:p>
          </table:table-cell>
          <table:table-cell office:value-type="float" office:value="43.365002" calcext:value-type="float">
            <text:p>43.365002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0.929115" calcext:value-type="float">
            <text:p>70.929115</text:p>
          </table:table-cell>
          <table:table-cell office:value-type="float" office:value="6.50281" calcext:value-type="float">
            <text:p>6.50281</text:p>
          </table:table-cell>
          <table:table-cell office:value-type="float" office:value="52.037998" calcext:value-type="float">
            <text:p>52.037998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4.519005" calcext:value-type="float">
            <text:p>74.519005</text:p>
          </table:table-cell>
          <table:table-cell office:value-type="float" office:value="2.06958" calcext:value-type="float">
            <text:p>2.06958</text:p>
          </table:table-cell>
          <table:table-cell office:value-type="float" office:value="60.710999" calcext:value-type="float">
            <text:p>60.710999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8.368736" calcext:value-type="float">
            <text:p>78.368736</text:p>
          </table:table-cell>
          <table:table-cell office:value-type="float" office:value="2.219374" calcext:value-type="float">
            <text:p>2.219374</text:p>
          </table:table-cell>
          <table:table-cell office:value-type="float" office:value="69.384003" calcext:value-type="float">
            <text:p>69.38400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0.209381" calcext:value-type="float">
            <text:p>80.209381</text:p>
          </table:table-cell>
          <table:table-cell office:value-type="float" office:value="1.061135" calcext:value-type="float">
            <text:p>1.061135</text:p>
          </table:table-cell>
          <table:table-cell office:value-type="float" office:value="78.056999" calcext:value-type="float">
            <text:p>78.056999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1.304054" calcext:value-type="float">
            <text:p>81.304054</text:p>
          </table:table-cell>
          <table:table-cell office:value-type="float" office:value="0.631082" calcext:value-type="float">
            <text:p>0.631082</text:p>
          </table:table-cell>
          <table:table-cell office:value-type="float" office:value="86.730003" calcext:value-type="float">
            <text:p>86.73000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2.060638" calcext:value-type="float">
            <text:p>82.060638</text:p>
          </table:table-cell>
          <table:table-cell office:value-type="float" office:value="0.436173" calcext:value-type="float">
            <text:p>0.436173</text:p>
          </table:table-cell>
          <table:table-cell office:value-type="float" office:value="95.403" calcext:value-type="float">
            <text:p>95.40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2.80661" calcext:value-type="float">
            <text:p>82.80661</text:p>
          </table:table-cell>
          <table:table-cell office:value-type="float" office:value="0.430053" calcext:value-type="float">
            <text:p>0.430053</text:p>
          </table:table-cell>
          <table:table-cell office:value-type="float" office:value="104.075996" calcext:value-type="float">
            <text:p>104.075996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3.450157" calcext:value-type="float">
            <text:p>83.450157</text:p>
          </table:table-cell>
          <table:table-cell office:value-type="float" office:value="0.371005" calcext:value-type="float">
            <text:p>0.371005</text:p>
          </table:table-cell>
          <table:table-cell office:value-type="float" office:value="112.749001" calcext:value-type="float">
            <text:p>112.74900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4.267593" calcext:value-type="float">
            <text:p>84.267593</text:p>
          </table:table-cell>
          <table:table-cell office:value-type="float" office:value="0.471253" calcext:value-type="float">
            <text:p>0.471253</text:p>
          </table:table-cell>
          <table:table-cell office:value-type="float" office:value="121.421997" calcext:value-type="float">
            <text:p>121.421997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4.782501" calcext:value-type="float">
            <text:p>84.782501</text:p>
          </table:table-cell>
          <table:table-cell office:value-type="float" office:value="0.296848" calcext:value-type="float">
            <text:p>0.296848</text:p>
          </table:table-cell>
          <table:table-cell office:value-type="float" office:value="130.095001" calcext:value-type="float">
            <text:p>130.09500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5.367607" calcext:value-type="float">
            <text:p>85.367607</text:p>
          </table:table-cell>
          <table:table-cell office:value-type="float" office:value="0.337313" calcext:value-type="float">
            <text:p>0.337313</text:p>
          </table:table-cell>
          <table:table-cell office:value-type="float" office:value="138.768005" calcext:value-type="float">
            <text:p>138.768005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5.74498" calcext:value-type="float">
            <text:p>85.74498</text:p>
          </table:table-cell>
          <table:table-cell office:value-type="float" office:value="0.217554" calcext:value-type="float">
            <text:p>0.217554</text:p>
          </table:table-cell>
          <table:table-cell office:value-type="float" office:value="147.440994" calcext:value-type="float">
            <text:p>147.440994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6.299477" calcext:value-type="float">
            <text:p>86.299477</text:p>
          </table:table-cell>
          <table:table-cell office:value-type="float" office:value="0.319671" calcext:value-type="float">
            <text:p>0.319671</text:p>
          </table:table-cell>
          <table:table-cell office:value-type="float" office:value="156.113998" calcext:value-type="float">
            <text:p>156.113998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6.762924" calcext:value-type="float">
            <text:p>86.762924</text:p>
          </table:table-cell>
          <table:table-cell office:value-type="float" office:value="0.267176" calcext:value-type="float">
            <text:p>0.267176</text:p>
          </table:table-cell>
          <table:table-cell office:value-type="float" office:value="164.787003" calcext:value-type="float">
            <text:p>164.78700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7.146027" calcext:value-type="float">
            <text:p>87.146027</text:p>
          </table:table-cell>
          <table:table-cell office:value-type="float" office:value="0.22086" calcext:value-type="float">
            <text:p>0.22086</text:p>
          </table:table-cell>
          <table:table-cell office:value-type="float" office:value="173.460007" calcext:value-type="float">
            <text:p>173.460007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7.644264" calcext:value-type="float">
            <text:p>87.644264</text:p>
          </table:table-cell>
          <table:table-cell office:value-type="float" office:value="0.287233" calcext:value-type="float">
            <text:p>0.287233</text:p>
          </table:table-cell>
          <table:table-cell office:value-type="float" office:value="182.132996" calcext:value-type="float">
            <text:p>182.132996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8.065529" calcext:value-type="float">
            <text:p>88.065529</text:p>
          </table:table-cell>
          <table:table-cell office:value-type="float" office:value="0.242862" calcext:value-type="float">
            <text:p>0.242862</text:p>
          </table:table-cell>
          <table:table-cell office:value-type="float" office:value="190.806" calcext:value-type="float">
            <text:p>190.806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8.449028" calcext:value-type="float">
            <text:p>88.449028</text:p>
          </table:table-cell>
          <table:table-cell office:value-type="float" office:value="0.221086" calcext:value-type="float">
            <text:p>0.221086</text:p>
          </table:table-cell>
          <table:table-cell office:value-type="float" office:value="199.479004" calcext:value-type="float">
            <text:p>199.479004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8.891052" calcext:value-type="float">
            <text:p>88.891052</text:p>
          </table:table-cell>
          <table:table-cell office:value-type="float" office:value="0.25483" calcext:value-type="float">
            <text:p>0.25483</text:p>
          </table:table-cell>
          <table:table-cell office:value-type="float" office:value="208.151993" calcext:value-type="float">
            <text:p>208.15199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9.269745" calcext:value-type="float">
            <text:p>89.269745</text:p>
          </table:table-cell>
          <table:table-cell office:value-type="float" office:value="0.218317" calcext:value-type="float">
            <text:p>0.218317</text:p>
          </table:table-cell>
          <table:table-cell office:value-type="float" office:value="216.824997" calcext:value-type="float">
            <text:p>216.824997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9.579048" calcext:value-type="float">
            <text:p>89.579048</text:p>
          </table:table-cell>
          <table:table-cell office:value-type="float" office:value="0.178316" calcext:value-type="float">
            <text:p>0.178316</text:p>
          </table:table-cell>
          <table:table-cell office:value-type="float" office:value="225.498001" calcext:value-type="float">
            <text:p>225.49800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9.928001" calcext:value-type="float">
            <text:p>89.928001</text:p>
          </table:table-cell>
          <table:table-cell office:value-type="float" office:value="0.20117" calcext:value-type="float">
            <text:p>0.20117</text:p>
          </table:table-cell>
          <table:table-cell office:value-type="float" office:value="234.171005" calcext:value-type="float">
            <text:p>234.171005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0.259377" calcext:value-type="float">
            <text:p>90.259377</text:p>
          </table:table-cell>
          <table:table-cell office:value-type="float" office:value="0.191037" calcext:value-type="float">
            <text:p>0.191037</text:p>
          </table:table-cell>
          <table:table-cell office:value-type="float" office:value="242.843994" calcext:value-type="float">
            <text:p>242.843994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0.561035" calcext:value-type="float">
            <text:p>90.561035</text:p>
          </table:table-cell>
          <table:table-cell office:value-type="float" office:value="0.173907" calcext:value-type="float">
            <text:p>0.173907</text:p>
          </table:table-cell>
          <table:table-cell office:value-type="float" office:value="251.516998" calcext:value-type="float">
            <text:p>251.516998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0.942856" calcext:value-type="float">
            <text:p>90.942856</text:p>
          </table:table-cell>
          <table:table-cell office:value-type="float" office:value="0.220124" calcext:value-type="float">
            <text:p>0.220124</text:p>
          </table:table-cell>
          <table:table-cell office:value-type="float" office:value="260.190002" calcext:value-type="float">
            <text:p>260.190002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1.233253" calcext:value-type="float">
            <text:p>91.233253</text:p>
          </table:table-cell>
          <table:table-cell office:value-type="float" office:value="0.167413" calcext:value-type="float">
            <text:p>0.167413</text:p>
          </table:table-cell>
          <table:table-cell office:value-type="float" office:value="268.863007" calcext:value-type="float">
            <text:p>268.863007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1.478256" calcext:value-type="float">
            <text:p>91.478256</text:p>
          </table:table-cell>
          <table:table-cell office:value-type="float" office:value="0.141242" calcext:value-type="float">
            <text:p>0.141242</text:p>
          </table:table-cell>
          <table:table-cell office:value-type="float" office:value="277.536011" calcext:value-type="float">
            <text:p>277.53601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1.690216" calcext:value-type="float">
            <text:p>91.690216</text:p>
          </table:table-cell>
          <table:table-cell office:value-type="float" office:value="0.122195" calcext:value-type="float">
            <text:p>0.122195</text:p>
          </table:table-cell>
          <table:table-cell office:value-type="float" office:value="286.209015" calcext:value-type="float">
            <text:p>286.209015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2.021942" calcext:value-type="float">
            <text:p>92.021942</text:p>
          </table:table-cell>
          <table:table-cell office:value-type="float" office:value="0.191243" calcext:value-type="float">
            <text:p>0.191243</text:p>
          </table:table-cell>
          <table:table-cell office:value-type="float" office:value="294.881989" calcext:value-type="float">
            <text:p>294.881989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2.281509" calcext:value-type="float">
            <text:p>92.281509</text:p>
          </table:table-cell>
          <table:table-cell office:value-type="float" office:value="0.14964" calcext:value-type="float">
            <text:p>0.14964</text:p>
          </table:table-cell>
          <table:table-cell office:value-type="float" office:value="303.554993" calcext:value-type="float">
            <text:p>303.55499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2.459938" calcext:value-type="float">
            <text:p>92.459938</text:p>
          </table:table-cell>
          <table:table-cell office:value-type="float" office:value="0.102867" calcext:value-type="float">
            <text:p>0.102867</text:p>
          </table:table-cell>
          <table:table-cell office:value-type="float" office:value="312.227997" calcext:value-type="float">
            <text:p>312.227997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2.619156" calcext:value-type="float">
            <text:p>92.619156</text:p>
          </table:table-cell>
          <table:table-cell office:value-type="float" office:value="0.091788" calcext:value-type="float">
            <text:p>0.091788</text:p>
          </table:table-cell>
          <table:table-cell office:value-type="float" office:value="320.901001" calcext:value-type="float">
            <text:p>320.90100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2.882225" calcext:value-type="float">
            <text:p>92.882225</text:p>
          </table:table-cell>
          <table:table-cell office:value-type="float" office:value="0.151661" calcext:value-type="float">
            <text:p>0.151661</text:p>
          </table:table-cell>
          <table:table-cell office:value-type="float" office:value="329.574005" calcext:value-type="float">
            <text:p>329.574005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3.181053" calcext:value-type="float">
            <text:p>93.181053</text:p>
          </table:table-cell>
          <table:table-cell office:value-type="float" office:value="0.172271" calcext:value-type="float">
            <text:p>0.172271</text:p>
          </table:table-cell>
          <table:table-cell office:value-type="float" office:value="338.247009" calcext:value-type="float">
            <text:p>338.247009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3.384079" calcext:value-type="float">
            <text:p>93.384079</text:p>
          </table:table-cell>
          <table:table-cell office:value-type="float" office:value="0.117044" calcext:value-type="float">
            <text:p>0.117044</text:p>
          </table:table-cell>
          <table:table-cell office:value-type="float" office:value="346.920013" calcext:value-type="float">
            <text:p>346.92001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3.573502" calcext:value-type="float">
            <text:p>93.573502</text:p>
          </table:table-cell>
          <table:table-cell office:value-type="float" office:value="0.109206" calcext:value-type="float">
            <text:p>0.109206</text:p>
          </table:table-cell>
          <table:table-cell office:value-type="float" office:value="355.592987" calcext:value-type="float">
            <text:p>355.592987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3.723869" calcext:value-type="float">
            <text:p>93.723869</text:p>
          </table:table-cell>
          <table:table-cell office:value-type="float" office:value="0.086685" calcext:value-type="float">
            <text:p>0.086685</text:p>
          </table:table-cell>
          <table:table-cell office:value-type="float" office:value="364.265991" calcext:value-type="float">
            <text:p>364.26599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3.887604" calcext:value-type="float">
            <text:p>93.887604</text:p>
          </table:table-cell>
          <table:table-cell office:value-type="float" office:value="0.094393" calcext:value-type="float">
            <text:p>0.094393</text:p>
          </table:table-cell>
          <table:table-cell office:value-type="float" office:value="372.938995" calcext:value-type="float">
            <text:p>372.938995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4.088173" calcext:value-type="float">
            <text:p>94.088173</text:p>
          </table:table-cell>
          <table:table-cell office:value-type="float" office:value="0.115629" calcext:value-type="float">
            <text:p>0.115629</text:p>
          </table:table-cell>
          <table:table-cell office:value-type="float" office:value="381.612" calcext:value-type="float">
            <text:p>381.612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4.189621" calcext:value-type="float">
            <text:p>94.189621</text:p>
          </table:table-cell>
          <table:table-cell office:value-type="float" office:value="0.058484" calcext:value-type="float">
            <text:p>0.058484</text:p>
          </table:table-cell>
          <table:table-cell office:value-type="float" office:value="390.285004" calcext:value-type="float">
            <text:p>390.285004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4.374939" calcext:value-type="float">
            <text:p>94.374939</text:p>
          </table:table-cell>
          <table:table-cell office:value-type="float" office:value="0.106839" calcext:value-type="float">
            <text:p>0.106839</text:p>
          </table:table-cell>
          <table:table-cell office:value-type="float" office:value="398.958008" calcext:value-type="float">
            <text:p>398.958008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4.524071" calcext:value-type="float">
            <text:p>94.524071</text:p>
          </table:table-cell>
          <table:table-cell office:value-type="float" office:value="0.085971" calcext:value-type="float">
            <text:p>0.085971</text:p>
          </table:table-cell>
          <table:table-cell office:value-type="float" office:value="407.631012" calcext:value-type="float">
            <text:p>407.631012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4.666222" calcext:value-type="float">
            <text:p>94.666222</text:p>
          </table:table-cell>
          <table:table-cell office:value-type="float" office:value="0.08195" calcext:value-type="float">
            <text:p>0.08195</text:p>
          </table:table-cell>
          <table:table-cell office:value-type="float" office:value="416.303986" calcext:value-type="float">
            <text:p>416.303986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4.797989" calcext:value-type="float">
            <text:p>94.797989</text:p>
          </table:table-cell>
          <table:table-cell office:value-type="float" office:value="0.075968" calcext:value-type="float">
            <text:p>0.075968</text:p>
          </table:table-cell>
          <table:table-cell office:value-type="float" office:value="424.97699" calcext:value-type="float">
            <text:p>424.97699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4.995293" calcext:value-type="float">
            <text:p>94.995293</text:p>
          </table:table-cell>
          <table:table-cell office:value-type="float" office:value="0.113746" calcext:value-type="float">
            <text:p>0.113746</text:p>
          </table:table-cell>
          <table:table-cell office:value-type="float" office:value="433.649994" calcext:value-type="float">
            <text:p>433.649994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5.181816" calcext:value-type="float">
            <text:p>95.181816</text:p>
          </table:table-cell>
          <table:table-cell office:value-type="float" office:value="0.10753" calcext:value-type="float">
            <text:p>0.10753</text:p>
          </table:table-cell>
          <table:table-cell office:value-type="float" office:value="442.322998" calcext:value-type="float">
            <text:p>442.322998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5.310997" calcext:value-type="float">
            <text:p>95.310997</text:p>
          </table:table-cell>
          <table:table-cell office:value-type="float" office:value="0.074473" calcext:value-type="float">
            <text:p>0.074473</text:p>
          </table:table-cell>
          <table:table-cell office:value-type="float" office:value="450.996002" calcext:value-type="float">
            <text:p>450.996002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5.468834" calcext:value-type="float">
            <text:p>95.468834</text:p>
          </table:table-cell>
          <table:table-cell office:value-type="float" office:value="0.090994" calcext:value-type="float">
            <text:p>0.090994</text:p>
          </table:table-cell>
          <table:table-cell office:value-type="float" office:value="459.669006" calcext:value-type="float">
            <text:p>459.669006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5.58194" calcext:value-type="float">
            <text:p>95.58194</text:p>
          </table:table-cell>
          <table:table-cell office:value-type="float" office:value="0.065206" calcext:value-type="float">
            <text:p>0.065206</text:p>
          </table:table-cell>
          <table:table-cell office:value-type="float" office:value="468.34201" calcext:value-type="float">
            <text:p>468.3420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5.73259" calcext:value-type="float">
            <text:p>95.73259</text:p>
          </table:table-cell>
          <table:table-cell office:value-type="float" office:value="0.08685" calcext:value-type="float">
            <text:p>0.08685</text:p>
          </table:table-cell>
          <table:table-cell office:value-type="float" office:value="477.015015" calcext:value-type="float">
            <text:p>477.015015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5.86882" calcext:value-type="float">
            <text:p>95.86882</text:p>
          </table:table-cell>
          <table:table-cell office:value-type="float" office:value="0.078535" calcext:value-type="float">
            <text:p>0.078535</text:p>
          </table:table-cell>
          <table:table-cell office:value-type="float" office:value="485.687988" calcext:value-type="float">
            <text:p>485.687988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6.075508" calcext:value-type="float">
            <text:p>96.075508</text:p>
          </table:table-cell>
          <table:table-cell office:value-type="float" office:value="0.119154" calcext:value-type="float">
            <text:p>0.119154</text:p>
          </table:table-cell>
          <table:table-cell office:value-type="float" office:value="494.360992" calcext:value-type="float">
            <text:p>494.360992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6.374596" calcext:value-type="float">
            <text:p>96.374596</text:p>
          </table:table-cell>
          <table:table-cell office:value-type="float" office:value="0.172426" calcext:value-type="float">
            <text:p>0.172426</text:p>
          </table:table-cell>
          <table:table-cell office:value-type="float" office:value="503.033997" calcext:value-type="float">
            <text:p>503.033997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6.534416" calcext:value-type="float">
            <text:p>96.534416</text:p>
          </table:table-cell>
          <table:table-cell office:value-type="float" office:value="0.092135" calcext:value-type="float">
            <text:p>0.092135</text:p>
          </table:table-cell>
          <table:table-cell office:value-type="float" office:value="511.707001" calcext:value-type="float">
            <text:p>511.70700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6.628448" calcext:value-type="float">
            <text:p>96.628448</text:p>
          </table:table-cell>
          <table:table-cell office:value-type="float" office:value="0.05421" calcext:value-type="float">
            <text:p>0.05421</text:p>
          </table:table-cell>
          <table:table-cell office:value-type="float" office:value="520.380005" calcext:value-type="float">
            <text:p>520.380005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6.769119" calcext:value-type="float">
            <text:p>96.769119</text:p>
          </table:table-cell>
          <table:table-cell office:value-type="float" office:value="0.081098" calcext:value-type="float">
            <text:p>0.081098</text:p>
          </table:table-cell>
          <table:table-cell office:value-type="float" office:value="529.052979" calcext:value-type="float">
            <text:p>529.052979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6.847061" calcext:value-type="float">
            <text:p>96.847061</text:p>
          </table:table-cell>
          <table:table-cell office:value-type="float" office:value="0.044932" calcext:value-type="float">
            <text:p>0.044932</text:p>
          </table:table-cell>
          <table:table-cell office:value-type="float" office:value="537.726013" calcext:value-type="float">
            <text:p>537.72601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6.926567" calcext:value-type="float">
            <text:p>96.926567</text:p>
          </table:table-cell>
          <table:table-cell office:value-type="float" office:value="0.045836" calcext:value-type="float">
            <text:p>0.045836</text:p>
          </table:table-cell>
          <table:table-cell office:value-type="float" office:value="546.398987" calcext:value-type="float">
            <text:p>546.398987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7.040649" calcext:value-type="float">
            <text:p>97.040649</text:p>
          </table:table-cell>
          <table:table-cell office:value-type="float" office:value="0.065773" calcext:value-type="float">
            <text:p>0.065773</text:p>
          </table:table-cell>
          <table:table-cell office:value-type="float" office:value="555.072021" calcext:value-type="float">
            <text:p>555.07202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7.183136" calcext:value-type="float">
            <text:p>97.183136</text:p>
          </table:table-cell>
          <table:table-cell office:value-type="float" office:value="0.082139" calcext:value-type="float">
            <text:p>0.082139</text:p>
          </table:table-cell>
          <table:table-cell office:value-type="float" office:value="563.744995" calcext:value-type="float">
            <text:p>563.744995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7.295189" calcext:value-type="float">
            <text:p>97.295189</text:p>
          </table:table-cell>
          <table:table-cell office:value-type="float" office:value="0.064601" calcext:value-type="float">
            <text:p>0.064601</text:p>
          </table:table-cell>
          <table:table-cell office:value-type="float" office:value="572.41803" calcext:value-type="float">
            <text:p>572.4180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7.407066" calcext:value-type="float">
            <text:p>97.407066</text:p>
          </table:table-cell>
          <table:table-cell office:value-type="float" office:value="0.064498" calcext:value-type="float">
            <text:p>0.064498</text:p>
          </table:table-cell>
          <table:table-cell office:value-type="float" office:value="581.091003" calcext:value-type="float">
            <text:p>581.09100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7.445076" calcext:value-type="float">
            <text:p>97.445076</text:p>
          </table:table-cell>
          <table:table-cell office:value-type="float" office:value="0.021913" calcext:value-type="float">
            <text:p>0.021913</text:p>
          </table:table-cell>
          <table:table-cell office:value-type="float" office:value="589.763977" calcext:value-type="float">
            <text:p>589.763977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7.517151" calcext:value-type="float">
            <text:p>97.517151</text:p>
          </table:table-cell>
          <table:table-cell office:value-type="float" office:value="0.041551" calcext:value-type="float">
            <text:p>0.041551</text:p>
          </table:table-cell>
          <table:table-cell office:value-type="float" office:value="598.437012" calcext:value-type="float">
            <text:p>598.437012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7.656754" calcext:value-type="float">
            <text:p>97.656754</text:p>
          </table:table-cell>
          <table:table-cell office:value-type="float" office:value="0.080483" calcext:value-type="float">
            <text:p>0.080483</text:p>
          </table:table-cell>
          <table:table-cell office:value-type="float" office:value="607.109985" calcext:value-type="float">
            <text:p>607.109985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7.774467" calcext:value-type="float">
            <text:p>97.774467</text:p>
          </table:table-cell>
          <table:table-cell office:value-type="float" office:value="0.067858" calcext:value-type="float">
            <text:p>0.067858</text:p>
          </table:table-cell>
          <table:table-cell office:value-type="float" office:value="615.78302" calcext:value-type="float">
            <text:p>615.78302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7.896889" calcext:value-type="float">
            <text:p>97.896889</text:p>
          </table:table-cell>
          <table:table-cell office:value-type="float" office:value="0.07058" calcext:value-type="float">
            <text:p>0.07058</text:p>
          </table:table-cell>
          <table:table-cell office:value-type="float" office:value="624.455994" calcext:value-type="float">
            <text:p>624.455994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8.04509" calcext:value-type="float">
            <text:p>98.04509</text:p>
          </table:table-cell>
          <table:table-cell office:value-type="float" office:value="0.085435" calcext:value-type="float">
            <text:p>0.085435</text:p>
          </table:table-cell>
          <table:table-cell office:value-type="float" office:value="633.129028" calcext:value-type="float">
            <text:p>633.129028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8.230759" calcext:value-type="float">
            <text:p>98.230759</text:p>
          </table:table-cell>
          <table:table-cell office:value-type="float" office:value="0.107038" calcext:value-type="float">
            <text:p>0.107038</text:p>
          </table:table-cell>
          <table:table-cell office:value-type="float" office:value="641.802002" calcext:value-type="float">
            <text:p>641.802002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8.39032" calcext:value-type="float">
            <text:p>98.39032</text:p>
          </table:table-cell>
          <table:table-cell office:value-type="float" office:value="0.091991" calcext:value-type="float">
            <text:p>0.091991</text:p>
          </table:table-cell>
          <table:table-cell office:value-type="float" office:value="650.474976" calcext:value-type="float">
            <text:p>650.474976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8.575127" calcext:value-type="float">
            <text:p>98.575127</text:p>
          </table:table-cell>
          <table:table-cell office:value-type="float" office:value="0.10654" calcext:value-type="float">
            <text:p>0.10654</text:p>
          </table:table-cell>
          <table:table-cell office:value-type="float" office:value="659.14801" calcext:value-type="float">
            <text:p>659.1480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8.688347" calcext:value-type="float">
            <text:p>98.688347</text:p>
          </table:table-cell>
          <table:table-cell office:value-type="float" office:value="0.065271" calcext:value-type="float">
            <text:p>0.065271</text:p>
          </table:table-cell>
          <table:table-cell office:value-type="float" office:value="667.820984" calcext:value-type="float">
            <text:p>667.820984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8.814163" calcext:value-type="float">
            <text:p>98.814163</text:p>
          </table:table-cell>
          <table:table-cell office:value-type="float" office:value="0.072532" calcext:value-type="float">
            <text:p>0.072532</text:p>
          </table:table-cell>
          <table:table-cell office:value-type="float" office:value="676.494019" calcext:value-type="float">
            <text:p>676.494019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8.95179" calcext:value-type="float">
            <text:p>98.95179</text:p>
          </table:table-cell>
          <table:table-cell office:value-type="float" office:value="0.079346" calcext:value-type="float">
            <text:p>0.079346</text:p>
          </table:table-cell>
          <table:table-cell office:value-type="float" office:value="685.166992" calcext:value-type="float">
            <text:p>685.166992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095848" calcext:value-type="float">
            <text:p>99.095848</text:p>
          </table:table-cell>
          <table:table-cell office:value-type="float" office:value="0.083047" calcext:value-type="float">
            <text:p>0.083047</text:p>
          </table:table-cell>
          <table:table-cell office:value-type="float" office:value="693.840027" calcext:value-type="float">
            <text:p>693.840027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230507" calcext:value-type="float">
            <text:p>99.230507</text:p>
          </table:table-cell>
          <table:table-cell office:value-type="float" office:value="0.077634" calcext:value-type="float">
            <text:p>0.077634</text:p>
          </table:table-cell>
          <table:table-cell office:value-type="float" office:value="702.513" calcext:value-type="float">
            <text:p>702.51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325111" calcext:value-type="float">
            <text:p>99.325111</text:p>
          </table:table-cell>
          <table:table-cell office:value-type="float" office:value="0.054536" calcext:value-type="float">
            <text:p>0.054536</text:p>
          </table:table-cell>
          <table:table-cell office:value-type="float" office:value="711.185974" calcext:value-type="float">
            <text:p>711.185974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414635" calcext:value-type="float">
            <text:p>99.414635</text:p>
          </table:table-cell>
          <table:table-cell office:value-type="float" office:value="0.051612" calcext:value-type="float">
            <text:p>0.051612</text:p>
          </table:table-cell>
          <table:table-cell office:value-type="float" office:value="719.859009" calcext:value-type="float">
            <text:p>719.859009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496666" calcext:value-type="float">
            <text:p>99.496666</text:p>
          </table:table-cell>
          <table:table-cell office:value-type="float" office:value="0.047289" calcext:value-type="float">
            <text:p>0.047289</text:p>
          </table:table-cell>
          <table:table-cell office:value-type="float" office:value="728.531982" calcext:value-type="float">
            <text:p>728.531982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512192" calcext:value-type="float">
            <text:p>99.512192</text:p>
          </table:table-cell>
          <table:table-cell office:value-type="float" office:value="0.008955" calcext:value-type="float">
            <text:p>0.008955</text:p>
          </table:table-cell>
          <table:table-cell office:value-type="float" office:value="737.205017" calcext:value-type="float">
            <text:p>737.205017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579529" calcext:value-type="float">
            <text:p>99.579529</text:p>
          </table:table-cell>
          <table:table-cell office:value-type="float" office:value="0.038816" calcext:value-type="float">
            <text:p>0.038816</text:p>
          </table:table-cell>
          <table:table-cell office:value-type="float" office:value="745.877991" calcext:value-type="float">
            <text:p>745.87799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633575" calcext:value-type="float">
            <text:p>99.633575</text:p>
          </table:table-cell>
          <table:table-cell office:value-type="float" office:value="0.03116" calcext:value-type="float">
            <text:p>0.03116</text:p>
          </table:table-cell>
          <table:table-cell office:value-type="float" office:value="754.551025" calcext:value-type="float">
            <text:p>754.551025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663956" calcext:value-type="float">
            <text:p>99.663956</text:p>
          </table:table-cell>
          <table:table-cell office:value-type="float" office:value="0.017514" calcext:value-type="float">
            <text:p>0.017514</text:p>
          </table:table-cell>
          <table:table-cell office:value-type="float" office:value="763.223999" calcext:value-type="float">
            <text:p>763.223999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709923" calcext:value-type="float">
            <text:p>99.709923</text:p>
          </table:table-cell>
          <table:table-cell office:value-type="float" office:value="0.0265" calcext:value-type="float">
            <text:p>0.0265</text:p>
          </table:table-cell>
          <table:table-cell office:value-type="float" office:value="771.896973" calcext:value-type="float">
            <text:p>771.89697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745522" calcext:value-type="float">
            <text:p>99.745522</text:p>
          </table:table-cell>
          <table:table-cell office:value-type="float" office:value="0.020521" calcext:value-type="float">
            <text:p>0.020521</text:p>
          </table:table-cell>
          <table:table-cell office:value-type="float" office:value="780.570007" calcext:value-type="float">
            <text:p>780.570007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801895" calcext:value-type="float">
            <text:p>99.801895</text:p>
          </table:table-cell>
          <table:table-cell office:value-type="float" office:value="0.0325" calcext:value-type="float">
            <text:p>0.0325</text:p>
          </table:table-cell>
          <table:table-cell office:value-type="float" office:value="789.242981" calcext:value-type="float">
            <text:p>789.24298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848244" calcext:value-type="float">
            <text:p>99.848244</text:p>
          </table:table-cell>
          <table:table-cell office:value-type="float" office:value="0.02672" calcext:value-type="float">
            <text:p>0.02672</text:p>
          </table:table-cell>
          <table:table-cell office:value-type="float" office:value="797.916016" calcext:value-type="float">
            <text:p>797.916016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88076" calcext:value-type="float">
            <text:p>99.88076</text:p>
          </table:table-cell>
          <table:table-cell office:value-type="float" office:value="0.018748" calcext:value-type="float">
            <text:p>0.018748</text:p>
          </table:table-cell>
          <table:table-cell office:value-type="float" office:value="806.588989" calcext:value-type="float">
            <text:p>806.588989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2263" calcext:value-type="float">
            <text:p>99.92263</text:p>
          </table:table-cell>
          <table:table-cell office:value-type="float" office:value="0.024139" calcext:value-type="float">
            <text:p>0.024139</text:p>
          </table:table-cell>
          <table:table-cell office:value-type="float" office:value="815.262024" calcext:value-type="float">
            <text:p>815.262024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37096" calcext:value-type="float">
            <text:p>99.937096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823.934998" calcext:value-type="float">
            <text:p>823.934998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56635" calcext:value-type="float">
            <text:p>99.956635</text:p>
          </table:table-cell>
          <table:table-cell office:value-type="float" office:value="0.011264" calcext:value-type="float">
            <text:p>0.011264</text:p>
          </table:table-cell>
          <table:table-cell office:value-type="float" office:value="832.607971" calcext:value-type="float">
            <text:p>832.60797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67484" calcext:value-type="float">
            <text:p>99.967484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841.281006" calcext:value-type="float">
            <text:p>841.281006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67484" calcext:value-type="float">
            <text:p>99.967484</text:p>
          </table:table-cell>
          <table:table-cell office:value-type="float" office:value="0" calcext:value-type="float">
            <text:p>0</text:p>
          </table:table-cell>
          <table:table-cell office:value-type="float" office:value="849.953979" calcext:value-type="float">
            <text:p>849.953979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.967484" calcext:value-type="float">
            <text:p>99.967484</text:p>
          </table:table-cell>
          <table:table-cell office:value-type="float" office:value="0" calcext:value-type="float">
            <text:p>0</text:p>
          </table:table-cell>
          <table:table-cell office:value-type="float" office:value="858.627014" calcext:value-type="float">
            <text:p>858.627014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8748" calcext:value-type="float">
            <text:p>0.018748</text:p>
          </table:table-cell>
          <table:table-cell office:value-type="float" office:value="867.299988" calcext:value-type="float">
            <text:p>867.299988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1T19:45:34.393000000</meta:creation-date>
    <dc:date>2019-12-01T21:05:59.769000000</dc:date>
    <meta:editing-duration>PT43M37S</meta:editing-duration>
    <meta:editing-cycles>4</meta:editing-cycles>
    <meta:generator>LibreOffice/6.3.3.2$Windows_X86_64 LibreOffice_project/a64200df03143b798afd1ec74a12ab50359878ed</meta:generator>
    <meta:document-statistic meta:table-count="4" meta:cell-count="2040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7cm" xlink:href=".." xlink:type="simple" chart:class="chart:scatter" chart:style-name="ch1">
        <chart:title svg:x="5.536cm" svg:y="0.315cm" chart:style-name="ch2">
          <text:p>100 MB File &amp; 20 Peers</text:p>
        </chart:title>
        <chart:legend chart:legend-position="end" svg:x="10.99cm" svg:y="3.958cm" style:legend-expansion="high" chart:style-name="ch3"/>
        <chart:plot-area chart:style-name="ch4" table:cell-range-address="'100 MB 20 Peers'.B2:'100 MB 20 Peers'.C102 '100 MB 20 Peers'.A1:'100 MB 20 Peers'.A102 '100 MB 20 Peers'.B1:'100 MB 20 Peers'.B1" chart:data-source-has-labels="row" svg:x="0.32cm" svg:y="1.299cm" svg:width="10.35cm" svg:height="6.555cm">
          <chartooo:coordinate-region svg:x="0.959cm" svg:y="1.494cm" svg:width="9.321cm" svg:height="5.721cm"/>
          <chart:axis chart:dimension="x" chart:name="primary-x" chart:style-name="ch5">
            <chart:title svg:x="4.344cm" svg:y="8.034cm" chart:style-name="ch6">
              <text:p>Time (second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100 MB 20 Peers'.A2:'100 MB 20 Peers'.A102" chart:label-cell-address="'100 MB 20 Peers'.A1:'100 MB 20 Peers'.A1" chart:class="chart:scatter">
            <chart:domain table:cell-range-address="'100 MB 20 Peers'.C2:'100 MB 20 Peers'.C102"/>
            <chart:data-point chart:repeated="101"/>
          </chart:series>
          <chart:series chart:style-name="ch9" chart:values-cell-range-address="'100 MB 20 Peers'.B2:'100 MB 20 Peers'.B102" chart:label-cell-address="'100 MB 20 Peers'.B1:'100 MB 20 Peers'.B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rogress %</text:p>
                <draw:g>
                  <svg:desc>'100 MB 20 Peers'.A1:'100 MB 20 Peers'.A1</svg:desc>
                </draw:g>
              </table:table-cell>
              <table:table-cell office:value-type="string">
                <text:p> Download Speed MB/s</text:p>
                <draw:g>
                  <svg:desc>'100 MB 20 Peers'.B1:'100 MB 20 Pe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0 MB 20 Peers'.C2:'100 MB 20 Peers'.C102</svg:desc>
                </draw:g>
              </table:table-cell>
              <table:table-cell office:value-type="float" office:value="0">
                <text:p>0</text:p>
                <draw:g>
                  <svg:desc>'100 MB 20 Peers'.A2:'100 MB 20 Peers'.A102</svg:desc>
                </draw:g>
              </table:table-cell>
              <table:table-cell office:value-type="float" office:value="0">
                <text:p>0</text:p>
                <draw:g>
                  <svg:desc>'100 MB 20 Peers'.B2:'100 MB 20 Peers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9">
                <text:p>0.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8">
                <text:p>0.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67">
                <text:p>1.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56">
                <text:p>1.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45">
                <text:p>1.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34">
                <text:p>2.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23">
                <text:p>2.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12">
                <text:p>3.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1">
                <text:p>3.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9">
                <text:p>3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79">
                <text:p>4.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68">
                <text:p>4.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57">
                <text:p>5.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46">
                <text:p>5.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35">
                <text:p>5.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224">
                <text:p>6.224</text:p>
              </table:table-cell>
              <table:table-cell office:value-type="float" office:value="0.043732">
                <text:p>0.043732</text:p>
              </table:table-cell>
              <table:table-cell office:value-type="float" office:value="0.112421">
                <text:p>0.112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13">
                <text:p>6.613</text:p>
              </table:table-cell>
              <table:table-cell office:value-type="float" office:value="0.263024">
                <text:p>0.263024</text:p>
              </table:table-cell>
              <table:table-cell office:value-type="float" office:value="0.563734">
                <text:p>0.563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002">
                <text:p>7.002</text:p>
              </table:table-cell>
              <table:table-cell office:value-type="float" office:value="0.482317">
                <text:p>0.482317</text:p>
              </table:table-cell>
              <table:table-cell office:value-type="float" office:value="0.563734">
                <text:p>0.563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391">
                <text:p>7.391</text:p>
              </table:table-cell>
              <table:table-cell office:value-type="float" office:value="0.701609">
                <text:p>0.701609</text:p>
              </table:table-cell>
              <table:table-cell office:value-type="float" office:value="0.563734">
                <text:p>0.5637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78">
                <text:p>7.78</text:p>
              </table:table-cell>
              <table:table-cell office:value-type="float" office:value="0.920902">
                <text:p>0.920902</text:p>
              </table:table-cell>
              <table:table-cell office:value-type="float" office:value="0.563734">
                <text:p>0.5637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169">
                <text:p>8.169</text:p>
              </table:table-cell>
              <table:table-cell office:value-type="float" office:value="1.19168">
                <text:p>1.19168</text:p>
              </table:table-cell>
              <table:table-cell office:value-type="float" office:value="0.696089">
                <text:p>0.6960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558">
                <text:p>8.558</text:p>
              </table:table-cell>
              <table:table-cell office:value-type="float" office:value="2.290343">
                <text:p>2.290343</text:p>
              </table:table-cell>
              <table:table-cell office:value-type="float" office:value="2.824324">
                <text:p>2.824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947">
                <text:p>8.947</text:p>
              </table:table-cell>
              <table:table-cell office:value-type="float" office:value="3.389004">
                <text:p>3.389004</text:p>
              </table:table-cell>
              <table:table-cell office:value-type="float" office:value="2.824321">
                <text:p>2.824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336">
                <text:p>9.336</text:p>
              </table:table-cell>
              <table:table-cell office:value-type="float" office:value="4.487665">
                <text:p>4.487665</text:p>
              </table:table-cell>
              <table:table-cell office:value-type="float" office:value="2.824324">
                <text:p>2.82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725">
                <text:p>9.725</text:p>
              </table:table-cell>
              <table:table-cell office:value-type="float" office:value="5.586327">
                <text:p>5.586327</text:p>
              </table:table-cell>
              <table:table-cell office:value-type="float" office:value="2.824324">
                <text:p>2.8243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114">
                <text:p>10.114</text:p>
              </table:table-cell>
              <table:table-cell office:value-type="float" office:value="6.684989">
                <text:p>6.684989</text:p>
              </table:table-cell>
              <table:table-cell office:value-type="float" office:value="2.824325">
                <text:p>2.8243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03">
                <text:p>10.503</text:p>
              </table:table-cell>
              <table:table-cell office:value-type="float" office:value="8.357675">
                <text:p>8.357675</text:p>
              </table:table-cell>
              <table:table-cell office:value-type="float" office:value="4.299962">
                <text:p>4.299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892">
                <text:p>10.892</text:p>
              </table:table-cell>
              <table:table-cell office:value-type="float" office:value="10.092145">
                <text:p>10.092145</text:p>
              </table:table-cell>
              <table:table-cell office:value-type="float" office:value="4.458793">
                <text:p>4.458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281">
                <text:p>11.281</text:p>
              </table:table-cell>
              <table:table-cell office:value-type="float" office:value="11.826614">
                <text:p>11.826614</text:p>
              </table:table-cell>
              <table:table-cell office:value-type="float" office:value="4.458789">
                <text:p>4.4587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67">
                <text:p>11.67</text:p>
              </table:table-cell>
              <table:table-cell office:value-type="float" office:value="13.561084">
                <text:p>13.561084</text:p>
              </table:table-cell>
              <table:table-cell office:value-type="float" office:value="4.458789">
                <text:p>4.4587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059">
                <text:p>12.059</text:p>
              </table:table-cell>
              <table:table-cell office:value-type="float" office:value="15.295553">
                <text:p>15.295553</text:p>
              </table:table-cell>
              <table:table-cell office:value-type="float" office:value="4.458791">
                <text:p>4.4587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448">
                <text:p>12.448</text:p>
              </table:table-cell>
              <table:table-cell office:value-type="float" office:value="17.016106">
                <text:p>17.016106</text:p>
              </table:table-cell>
              <table:table-cell office:value-type="float" office:value="4.423014">
                <text:p>4.4230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837">
                <text:p>12.837</text:p>
              </table:table-cell>
              <table:table-cell office:value-type="float" office:value="18.732075">
                <text:p>18.732075</text:p>
              </table:table-cell>
              <table:table-cell office:value-type="float" office:value="4.411231">
                <text:p>4.4112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226">
                <text:p>13.226</text:p>
              </table:table-cell>
              <table:table-cell office:value-type="float" office:value="20.448046">
                <text:p>20.448046</text:p>
              </table:table-cell>
              <table:table-cell office:value-type="float" office:value="4.411238">
                <text:p>4.411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615">
                <text:p>13.615</text:p>
              </table:table-cell>
              <table:table-cell office:value-type="float" office:value="22.164015">
                <text:p>22.164015</text:p>
              </table:table-cell>
              <table:table-cell office:value-type="float" office:value="4.411234">
                <text:p>4.4112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004">
                <text:p>14.004</text:p>
              </table:table-cell>
              <table:table-cell office:value-type="float" office:value="23.879982">
                <text:p>23.879982</text:p>
              </table:table-cell>
              <table:table-cell office:value-type="float" office:value="4.411226">
                <text:p>4.4112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393">
                <text:p>14.393</text:p>
              </table:table-cell>
              <table:table-cell office:value-type="float" office:value="25.591803">
                <text:p>25.591803</text:p>
              </table:table-cell>
              <table:table-cell office:value-type="float" office:value="4.400566">
                <text:p>4.4005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782">
                <text:p>14.782</text:p>
              </table:table-cell>
              <table:table-cell office:value-type="float" office:value="27.293222">
                <text:p>27.293222</text:p>
              </table:table-cell>
              <table:table-cell office:value-type="float" office:value="4.373832">
                <text:p>4.3738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171">
                <text:p>15.171</text:p>
              </table:table-cell>
              <table:table-cell office:value-type="float" office:value="28.994646">
                <text:p>28.994646</text:p>
              </table:table-cell>
              <table:table-cell office:value-type="float" office:value="4.373839">
                <text:p>4.3738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56">
                <text:p>15.56</text:p>
              </table:table-cell>
              <table:table-cell office:value-type="float" office:value="30.696074">
                <text:p>30.696074</text:p>
              </table:table-cell>
              <table:table-cell office:value-type="float" office:value="4.373847">
                <text:p>4.373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949">
                <text:p>15.949</text:p>
              </table:table-cell>
              <table:table-cell office:value-type="float" office:value="32.397495">
                <text:p>32.397495</text:p>
              </table:table-cell>
              <table:table-cell office:value-type="float" office:value="4.373839">
                <text:p>4.3738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337999">
                <text:p>16.337999</text:p>
              </table:table-cell>
              <table:table-cell office:value-type="float" office:value="34.767872">
                <text:p>34.767872</text:p>
              </table:table-cell>
              <table:table-cell office:value-type="float" office:value="6.09351">
                <text:p>6.093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726999">
                <text:p>16.726999</text:p>
              </table:table-cell>
              <table:table-cell office:value-type="float" office:value="37.835976">
                <text:p>37.835976</text:p>
              </table:table-cell>
              <table:table-cell office:value-type="float" office:value="7.887157">
                <text:p>7.887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115999">
                <text:p>17.115999</text:p>
              </table:table-cell>
              <table:table-cell office:value-type="float" office:value="40.904079">
                <text:p>40.904079</text:p>
              </table:table-cell>
              <table:table-cell office:value-type="float" office:value="7.887157">
                <text:p>7.8871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504999">
                <text:p>17.504999</text:p>
              </table:table-cell>
              <table:table-cell office:value-type="float" office:value="43.972191">
                <text:p>43.972191</text:p>
              </table:table-cell>
              <table:table-cell office:value-type="float" office:value="7.887173">
                <text:p>7.887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893999">
                <text:p>17.893999</text:p>
              </table:table-cell>
              <table:table-cell office:value-type="float" office:value="47.040291">
                <text:p>47.040291</text:p>
              </table:table-cell>
              <table:table-cell office:value-type="float" office:value="7.88715">
                <text:p>7.88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83001">
                <text:p>18.283001</text:p>
              </table:table-cell>
              <table:table-cell office:value-type="float" office:value="51.518112">
                <text:p>51.518112</text:p>
              </table:table-cell>
              <table:table-cell office:value-type="float" office:value="11.511105">
                <text:p>11.511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672001">
                <text:p>18.672001</text:p>
              </table:table-cell>
              <table:table-cell office:value-type="float" office:value="58.937138">
                <text:p>58.937138</text:p>
              </table:table-cell>
              <table:table-cell office:value-type="float" office:value="19.072046">
                <text:p>19.0720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061001">
                <text:p>19.061001</text:p>
              </table:table-cell>
              <table:table-cell office:value-type="float" office:value="66.641167">
                <text:p>66.641167</text:p>
              </table:table-cell>
              <table:table-cell office:value-type="float" office:value="19.804693">
                <text:p>19.8046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450001">
                <text:p>19.450001</text:p>
              </table:table-cell>
              <table:table-cell office:value-type="float" office:value="74.52211">
                <text:p>74.52211</text:p>
              </table:table-cell>
              <table:table-cell office:value-type="float" office:value="20.259497">
                <text:p>20.2594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839001">
                <text:p>19.839001</text:p>
              </table:table-cell>
              <table:table-cell office:value-type="float" office:value="82.403061">
                <text:p>82.403061</text:p>
              </table:table-cell>
              <table:table-cell office:value-type="float" office:value="20.259512">
                <text:p>20.2595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.228001">
                <text:p>20.228001</text:p>
              </table:table-cell>
              <table:table-cell office:value-type="float" office:value="89.170586">
                <text:p>89.170586</text:p>
              </table:table-cell>
              <table:table-cell office:value-type="float" office:value="17.397247">
                <text:p>17.3972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.617001">
                <text:p>20.617001</text:p>
              </table:table-cell>
              <table:table-cell office:value-type="float" office:value="90.971008">
                <text:p>90.971008</text:p>
              </table:table-cell>
              <table:table-cell office:value-type="float" office:value="4.628339">
                <text:p>4.628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.006001">
                <text:p>21.006001</text:p>
              </table:table-cell>
              <table:table-cell office:value-type="float" office:value="92.510704">
                <text:p>92.510704</text:p>
              </table:table-cell>
              <table:table-cell office:value-type="float" office:value="3.958086">
                <text:p>3.9580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.395">
                <text:p>21.395</text:p>
              </table:table-cell>
              <table:table-cell office:value-type="float" office:value="93.793663">
                <text:p>93.793663</text:p>
              </table:table-cell>
              <table:table-cell office:value-type="float" office:value="3.298083">
                <text:p>3.2980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.784">
                <text:p>21.784</text:p>
              </table:table-cell>
              <table:table-cell office:value-type="float" office:value="95.076599">
                <text:p>95.076599</text:p>
              </table:table-cell>
              <table:table-cell office:value-type="float" office:value="3.298052">
                <text:p>3.2980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.173">
                <text:p>22.173</text:p>
              </table:table-cell>
              <table:table-cell office:value-type="float" office:value="96.355217">
                <text:p>96.355217</text:p>
              </table:table-cell>
              <table:table-cell office:value-type="float" office:value="3.286928">
                <text:p>3.2869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.562">
                <text:p>22.562</text:p>
              </table:table-cell>
              <table:table-cell office:value-type="float" office:value="96.839203">
                <text:p>96.839203</text:p>
              </table:table-cell>
              <table:table-cell office:value-type="float" office:value="1.244174">
                <text:p>1.2441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.951">
                <text:p>22.951</text:p>
              </table:table-cell>
              <table:table-cell office:value-type="float" office:value="97.30883">
                <text:p>97.30883</text:p>
              </table:table-cell>
              <table:table-cell office:value-type="float" office:value="1.207278">
                <text:p>1.207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.34">
                <text:p>23.34</text:p>
              </table:table-cell>
              <table:table-cell office:value-type="float" office:value="97.768387">
                <text:p>97.768387</text:p>
              </table:table-cell>
              <table:table-cell office:value-type="float" office:value="1.181367">
                <text:p>1.1813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729">
                <text:p>23.729</text:p>
              </table:table-cell>
              <table:table-cell office:value-type="float" office:value="98.227951">
                <text:p>98.227951</text:p>
              </table:table-cell>
              <table:table-cell office:value-type="float" office:value="1.181413">
                <text:p>1.1814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.118">
                <text:p>24.118</text:p>
              </table:table-cell>
              <table:table-cell office:value-type="float" office:value="98.687508">
                <text:p>98.687508</text:p>
              </table:table-cell>
              <table:table-cell office:value-type="float" office:value="1.181367">
                <text:p>1.1813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.507">
                <text:p>24.507</text:p>
              </table:table-cell>
              <table:table-cell office:value-type="float" office:value="98.763199">
                <text:p>98.763199</text:p>
              </table:table-cell>
              <table:table-cell office:value-type="float" office:value="0.194581">
                <text:p>0.1945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.896">
                <text:p>24.896</text:p>
              </table:table-cell>
              <table:table-cell office:value-type="float" office:value="98.823265">
                <text:p>98.823265</text:p>
              </table:table-cell>
              <table:table-cell office:value-type="float" office:value="0.15442">
                <text:p>0.154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.285">
                <text:p>25.285</text:p>
              </table:table-cell>
              <table:table-cell office:value-type="float" office:value="98.883362">
                <text:p>98.883362</text:p>
              </table:table-cell>
              <table:table-cell office:value-type="float" office:value="0.154482">
                <text:p>0.1544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674">
                <text:p>25.674</text:p>
              </table:table-cell>
              <table:table-cell office:value-type="float" office:value="98.943428">
                <text:p>98.943428</text:p>
              </table:table-cell>
              <table:table-cell office:value-type="float" office:value="0.15442">
                <text:p>0.154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.063">
                <text:p>26.063</text:p>
              </table:table-cell>
              <table:table-cell office:value-type="float" office:value="99.003502">
                <text:p>99.003502</text:p>
              </table:table-cell>
              <table:table-cell office:value-type="float" office:value="0.15442">
                <text:p>0.154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.452">
                <text:p>26.452</text:p>
              </table:table-cell>
              <table:table-cell office:value-type="float" office:value="99.042572">
                <text:p>99.042572</text:p>
              </table:table-cell>
              <table:table-cell office:value-type="float" office:value="0.100439">
                <text:p>0.1004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.841">
                <text:p>26.841</text:p>
              </table:table-cell>
              <table:table-cell office:value-type="float" office:value="99.077972">
                <text:p>99.077972</text:p>
              </table:table-cell>
              <table:table-cell office:value-type="float" office:value="0.091001">
                <text:p>0.091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.23">
                <text:p>27.23</text:p>
              </table:table-cell>
              <table:table-cell office:value-type="float" office:value="99.117836">
                <text:p>99.117836</text:p>
              </table:table-cell>
              <table:table-cell office:value-type="float" office:value="0.102492">
                <text:p>0.1024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.618999">
                <text:p>27.618999</text:p>
              </table:table-cell>
              <table:table-cell office:value-type="float" office:value="99.15773">
                <text:p>99.15773</text:p>
              </table:table-cell>
              <table:table-cell office:value-type="float" office:value="0.102554">
                <text:p>0.1025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.007999">
                <text:p>28.007999</text:p>
              </table:table-cell>
              <table:table-cell office:value-type="float" office:value="99.197624">
                <text:p>99.197624</text:p>
              </table:table-cell>
              <table:table-cell office:value-type="float" office:value="0.102554">
                <text:p>0.1025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.396999">
                <text:p>28.396999</text:p>
              </table:table-cell>
              <table:table-cell office:value-type="float" office:value="99.263382">
                <text:p>99.263382</text:p>
              </table:table-cell>
              <table:table-cell office:value-type="float" office:value="0.169038">
                <text:p>0.1690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.785999">
                <text:p>28.785999</text:p>
              </table:table-cell>
              <table:table-cell office:value-type="float" office:value="99.343147">
                <text:p>99.343147</text:p>
              </table:table-cell>
              <table:table-cell office:value-type="float" office:value="0.205061">
                <text:p>0.2050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.174999">
                <text:p>29.174999</text:p>
              </table:table-cell>
              <table:table-cell office:value-type="float" office:value="99.413605">
                <text:p>99.413605</text:p>
              </table:table-cell>
              <table:table-cell office:value-type="float" office:value="0.181112">
                <text:p>0.1811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.563999">
                <text:p>29.563999</text:p>
              </table:table-cell>
              <table:table-cell office:value-type="float" office:value="99.483429">
                <text:p>99.483429</text:p>
              </table:table-cell>
              <table:table-cell office:value-type="float" office:value="0.179503">
                <text:p>0.1795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.952999">
                <text:p>29.952999</text:p>
              </table:table-cell>
              <table:table-cell office:value-type="float" office:value="99.553238">
                <text:p>99.553238</text:p>
              </table:table-cell>
              <table:table-cell office:value-type="float" office:value="0.179457">
                <text:p>0.1794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.341999">
                <text:p>30.341999</text:p>
              </table:table-cell>
              <table:table-cell office:value-type="float" office:value="99.613449">
                <text:p>99.613449</text:p>
              </table:table-cell>
              <table:table-cell office:value-type="float" office:value="0.154788">
                <text:p>0.1547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.731001">
                <text:p>30.731001</text:p>
              </table:table-cell>
              <table:table-cell office:value-type="float" office:value="99.663498">
                <text:p>99.663498</text:p>
              </table:table-cell>
              <table:table-cell office:value-type="float" office:value="0.128648">
                <text:p>0.1286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.120001">
                <text:p>31.120001</text:p>
              </table:table-cell>
              <table:table-cell office:value-type="float" office:value="99.713501">
                <text:p>99.713501</text:p>
              </table:table-cell>
              <table:table-cell office:value-type="float" office:value="0.128541">
                <text:p>0.1285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.509001">
                <text:p>31.509001</text:p>
              </table:table-cell>
              <table:table-cell office:value-type="float" office:value="99.763527">
                <text:p>99.763527</text:p>
              </table:table-cell>
              <table:table-cell office:value-type="float" office:value="0.128617">
                <text:p>0.1286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.898001">
                <text:p>31.898001</text:p>
              </table:table-cell>
              <table:table-cell office:value-type="float" office:value="99.813538">
                <text:p>99.813538</text:p>
              </table:table-cell>
              <table:table-cell office:value-type="float" office:value="0.128556">
                <text:p>0.1285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.286999">
                <text:p>32.286999</text:p>
              </table:table-cell>
              <table:table-cell office:value-type="float" office:value="99.852753">
                <text:p>99.852753</text:p>
              </table:table-cell>
              <table:table-cell office:value-type="float" office:value="0.100807">
                <text:p>0.1008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.675999">
                <text:p>32.675999</text:p>
              </table:table-cell>
              <table:table-cell office:value-type="float" office:value="99.872665">
                <text:p>99.872665</text:p>
              </table:table-cell>
              <table:table-cell office:value-type="float" office:value="0.051193">
                <text:p>0.0511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.064999">
                <text:p>33.064999</text:p>
              </table:table-cell>
              <table:table-cell office:value-type="float" office:value="99.892601">
                <text:p>99.892601</text:p>
              </table:table-cell>
              <table:table-cell office:value-type="float" office:value="0.051239">
                <text:p>0.0512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.453999">
                <text:p>33.453999</text:p>
              </table:table-cell>
              <table:table-cell office:value-type="float" office:value="99.912521">
                <text:p>99.912521</text:p>
              </table:table-cell>
              <table:table-cell office:value-type="float" office:value="0.051223">
                <text:p>0.0512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.842999">
                <text:p>33.842999</text:p>
              </table:table-cell>
              <table:table-cell office:value-type="float" office:value="99.932449">
                <text:p>99.932449</text:p>
              </table:table-cell>
              <table:table-cell office:value-type="float" office:value="0.051223">
                <text:p>0.051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.231998">
                <text:p>34.231998</text:p>
              </table:table-cell>
              <table:table-cell office:value-type="float" office:value="99.950233">
                <text:p>99.950233</text:p>
              </table:table-cell>
              <table:table-cell office:value-type="float" office:value="0.045707">
                <text:p>0.0457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.620998">
                <text:p>34.620998</text:p>
              </table:table-cell>
              <table:table-cell office:value-type="float" office:value="99.960266">
                <text:p>99.960266</text:p>
              </table:table-cell>
              <table:table-cell office:value-type="float" office:value="0.025803">
                <text:p>0.0258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009998">
                <text:p>35.009998</text:p>
              </table:table-cell>
              <table:table-cell office:value-type="float" office:value="99.970306">
                <text:p>99.970306</text:p>
              </table:table-cell>
              <table:table-cell office:value-type="float" office:value="0.025803">
                <text:p>0.0258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.398998">
                <text:p>35.398998</text:p>
              </table:table-cell>
              <table:table-cell office:value-type="float" office:value="99.980354">
                <text:p>99.980354</text:p>
              </table:table-cell>
              <table:table-cell office:value-type="float" office:value="0.025834">
                <text:p>0.0258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.787998">
                <text:p>35.787998</text:p>
              </table:table-cell>
              <table:table-cell office:value-type="float" office:value="99.990395">
                <text:p>99.990395</text:p>
              </table:table-cell>
              <table:table-cell office:value-type="float" office:value="0.025803">
                <text:p>0.025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.176998">
                <text:p>36.176998</text:p>
              </table:table-cell>
              <table:table-cell office:value-type="float" office:value="100">
                <text:p>100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.566002">
                <text:p>36.56600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.955002">
                <text:p>36.95500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.344002">
                <text:p>37.34400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.733002">
                <text:p>37.73300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.122002">
                <text:p>38.12200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.511002">
                <text:p>38.51100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.900002">
                <text:p>38.90000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8.996cm" xlink:href=".." xlink:type="simple" chart:class="chart:scatter" chart:style-name="ch1">
        <chart:title svg:x="5.543cm" svg:y="0.315cm" chart:style-name="ch2">
          <text:p>500 MB File &amp; 20 Peers</text:p>
        </chart:title>
        <chart:legend chart:legend-position="end" svg:x="11.003cm" svg:y="3.958cm" style:legend-expansion="high" chart:style-name="ch3"/>
        <chart:plot-area chart:style-name="ch4" table:cell-range-address="'500MB 20 peers'.B2:'500MB 20 peers'.C102 '500MB 20 peers'.A1:'500MB 20 peers'.A102 '500MB 20 peers'.B1:'500MB 20 peers'.B1" chart:data-source-has-labels="row" svg:x="0.32cm" svg:y="1.299cm" svg:width="10.363cm" svg:height="6.554cm">
          <chartooo:coordinate-region svg:x="0.959cm" svg:y="1.494cm" svg:width="9.237cm" svg:height="5.72cm"/>
          <chart:axis chart:dimension="x" chart:name="primary-x" chart:style-name="ch5">
            <chart:title svg:x="4.35cm" svg:y="8.033cm" chart:style-name="ch6">
              <text:p>Time (second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500MB 20 peers'.A2:'500MB 20 peers'.A102" chart:label-cell-address="'500MB 20 peers'.A1:'500MB 20 peers'.A1" chart:class="chart:scatter">
            <chart:domain table:cell-range-address="'500MB 20 peers'.C2:'500MB 20 peers'.C102"/>
            <chart:data-point chart:repeated="101"/>
          </chart:series>
          <chart:series chart:style-name="ch9" chart:values-cell-range-address="'500MB 20 peers'.B2:'500MB 20 peers'.B102" chart:label-cell-address="'500MB 20 peers'.B1:'500MB 20 peers'.B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rogress %</text:p>
                <draw:g>
                  <svg:desc>'500MB 20 peers'.A1:'500MB 20 peers'.A1</svg:desc>
                </draw:g>
              </table:table-cell>
              <table:table-cell office:value-type="string">
                <text:p> Download Speed MB/s</text:p>
                <draw:g>
                  <svg:desc>'500MB 20 peers'.B1:'500MB 20 pe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00MB 20 peers'.C2:'500MB 20 peers'.C102</svg:desc>
                </draw:g>
              </table:table-cell>
              <table:table-cell office:value-type="float" office:value="0.960205">
                <text:p>0.960205</text:p>
                <draw:g>
                  <svg:desc>'500MB 20 peers'.A2:'500MB 20 peers'.A102</svg:desc>
                </draw:g>
              </table:table-cell>
              <table:table-cell office:value-type="float" office:value="4.408657">
                <text:p>4.408657</text:p>
                <draw:g>
                  <svg:desc>'500MB 20 peers'.B2:'500MB 20 peers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89">
                <text:p>1.089</text:p>
              </table:table-cell>
              <table:table-cell office:value-type="float" office:value="0.960205">
                <text:p>0.960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78">
                <text:p>2.178</text:p>
              </table:table-cell>
              <table:table-cell office:value-type="float" office:value="0.960205">
                <text:p>0.960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67">
                <text:p>3.267</text:p>
              </table:table-cell>
              <table:table-cell office:value-type="float" office:value="0.960205">
                <text:p>0.960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56">
                <text:p>4.356</text:p>
              </table:table-cell>
              <table:table-cell office:value-type="float" office:value="0.960205">
                <text:p>0.960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5">
                <text:p>5.445</text:p>
              </table:table-cell>
              <table:table-cell office:value-type="float" office:value="0.960205">
                <text:p>0.960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34">
                <text:p>6.534</text:p>
              </table:table-cell>
              <table:table-cell office:value-type="float" office:value="0.960205">
                <text:p>0.960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623">
                <text:p>7.623</text:p>
              </table:table-cell>
              <table:table-cell office:value-type="float" office:value="0.960205">
                <text:p>0.960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12">
                <text:p>8.712</text:p>
              </table:table-cell>
              <table:table-cell office:value-type="float" office:value="0.960205">
                <text:p>0.960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801">
                <text:p>9.801</text:p>
              </table:table-cell>
              <table:table-cell office:value-type="float" office:value="0.960205">
                <text:p>0.960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9">
                <text:p>10.89</text:p>
              </table:table-cell>
              <table:table-cell office:value-type="float" office:value="0.960205">
                <text:p>0.960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979">
                <text:p>11.979</text:p>
              </table:table-cell>
              <table:table-cell office:value-type="float" office:value="1.527709">
                <text:p>1.527709</text:p>
              </table:table-cell>
              <table:table-cell office:value-type="float" office:value="2.605616">
                <text:p>2.6056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068">
                <text:p>13.068</text:p>
              </table:table-cell>
              <table:table-cell office:value-type="float" office:value="2.596931">
                <text:p>2.596931</text:p>
              </table:table-cell>
              <table:table-cell office:value-type="float" office:value="4.909196">
                <text:p>4.909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157">
                <text:p>14.157</text:p>
              </table:table-cell>
              <table:table-cell office:value-type="float" office:value="3.402733">
                <text:p>3.402733</text:p>
              </table:table-cell>
              <table:table-cell office:value-type="float" office:value="3.699731">
                <text:p>3.699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246">
                <text:p>15.246</text:p>
              </table:table-cell>
              <table:table-cell office:value-type="float" office:value="4.094634">
                <text:p>4.094634</text:p>
              </table:table-cell>
              <table:table-cell office:value-type="float" office:value="3.176771">
                <text:p>3.176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334999">
                <text:p>16.334999</text:p>
              </table:table-cell>
              <table:table-cell office:value-type="float" office:value="4.595311">
                <text:p>4.595311</text:p>
              </table:table-cell>
              <table:table-cell office:value-type="float" office:value="2.298793">
                <text:p>2.298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424">
                <text:p>17.424</text:p>
              </table:table-cell>
              <table:table-cell office:value-type="float" office:value="5.060493">
                <text:p>5.060493</text:p>
              </table:table-cell>
              <table:table-cell office:value-type="float" office:value="2.135823">
                <text:p>2.1358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513">
                <text:p>18.513</text:p>
              </table:table-cell>
              <table:table-cell office:value-type="float" office:value="5.401">
                <text:p>5.401</text:p>
              </table:table-cell>
              <table:table-cell office:value-type="float" office:value="1.563392">
                <text:p>1.563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601999">
                <text:p>19.601999</text:p>
              </table:table-cell>
              <table:table-cell office:value-type="float" office:value="5.776181">
                <text:p>5.776181</text:p>
              </table:table-cell>
              <table:table-cell office:value-type="float" office:value="1.722598">
                <text:p>1.7225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691">
                <text:p>20.691</text:p>
              </table:table-cell>
              <table:table-cell office:value-type="float" office:value="6.325464">
                <text:p>6.325464</text:p>
              </table:table-cell>
              <table:table-cell office:value-type="float" office:value="2.521958">
                <text:p>2.521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780001">
                <text:p>21.780001</text:p>
              </table:table-cell>
              <table:table-cell office:value-type="float" office:value="6.986247">
                <text:p>6.986247</text:p>
              </table:table-cell>
              <table:table-cell office:value-type="float" office:value="3.033898">
                <text:p>3.033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868999">
                <text:p>22.868999</text:p>
              </table:table-cell>
              <table:table-cell office:value-type="float" office:value="7.881039">
                <text:p>7.881039</text:p>
              </table:table-cell>
              <table:table-cell office:value-type="float" office:value="4.108318">
                <text:p>4.108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958">
                <text:p>23.958</text:p>
              </table:table-cell>
              <table:table-cell office:value-type="float" office:value="9.121297">
                <text:p>9.121297</text:p>
              </table:table-cell>
              <table:table-cell office:value-type="float" office:value="5.694484">
                <text:p>5.694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047001">
                <text:p>25.047001</text:p>
              </table:table-cell>
              <table:table-cell office:value-type="float" office:value="10.706644">
                <text:p>10.706644</text:p>
              </table:table-cell>
              <table:table-cell office:value-type="float" office:value="7.278913">
                <text:p>7.2789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.136">
                <text:p>26.136</text:p>
              </table:table-cell>
              <table:table-cell office:value-type="float" office:value="16.140007">
                <text:p>16.140007</text:p>
              </table:table-cell>
              <table:table-cell office:value-type="float" office:value="24.946564">
                <text:p>24.9465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225">
                <text:p>27.225</text:p>
              </table:table-cell>
              <table:table-cell office:value-type="float" office:value="23.829872">
                <text:p>23.829872</text:p>
              </table:table-cell>
              <table:table-cell office:value-type="float" office:value="35.307003">
                <text:p>35.307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.313999">
                <text:p>28.313999</text:p>
              </table:table-cell>
              <table:table-cell office:value-type="float" office:value="32.141891">
                <text:p>32.141891</text:p>
              </table:table-cell>
              <table:table-cell office:value-type="float" office:value="38.163544">
                <text:p>38.163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403">
                <text:p>29.403</text:p>
              </table:table-cell>
              <table:table-cell office:value-type="float" office:value="40.609653">
                <text:p>40.609653</text:p>
              </table:table-cell>
              <table:table-cell office:value-type="float" office:value="38.87862">
                <text:p>38.87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492001">
                <text:p>30.492001</text:p>
              </table:table-cell>
              <table:table-cell office:value-type="float" office:value="48.775608">
                <text:p>48.775608</text:p>
              </table:table-cell>
              <table:table-cell office:value-type="float" office:value="37.492893">
                <text:p>37.4928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.580999">
                <text:p>31.580999</text:p>
              </table:table-cell>
              <table:table-cell office:value-type="float" office:value="56.615734">
                <text:p>56.615734</text:p>
              </table:table-cell>
              <table:table-cell office:value-type="float" office:value="35.996906">
                <text:p>35.996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669998">
                <text:p>32.669998</text:p>
              </table:table-cell>
              <table:table-cell office:value-type="float" office:value="60.878681">
                <text:p>60.878681</text:p>
              </table:table-cell>
              <table:table-cell office:value-type="float" office:value="19.572762">
                <text:p>19.5727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.758999">
                <text:p>33.758999</text:p>
              </table:table-cell>
              <table:table-cell office:value-type="float" office:value="64.532028">
                <text:p>64.532028</text:p>
              </table:table-cell>
              <table:table-cell office:value-type="float" office:value="16.773863">
                <text:p>16.7738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848">
                <text:p>34.848</text:p>
              </table:table-cell>
              <table:table-cell office:value-type="float" office:value="66.382317">
                <text:p>66.382317</text:p>
              </table:table-cell>
              <table:table-cell office:value-type="float" office:value="8.495358">
                <text:p>8.4953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.937">
                <text:p>35.937</text:p>
              </table:table-cell>
              <table:table-cell office:value-type="float" office:value="67.774277">
                <text:p>67.774277</text:p>
              </table:table-cell>
              <table:table-cell office:value-type="float" office:value="6.390997">
                <text:p>6.390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026001">
                <text:p>37.026001</text:p>
              </table:table-cell>
              <table:table-cell office:value-type="float" office:value="68.541786">
                <text:p>68.541786</text:p>
              </table:table-cell>
              <table:table-cell office:value-type="float" office:value="3.523899">
                <text:p>3.5238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.115002">
                <text:p>38.115002</text:p>
              </table:table-cell>
              <table:table-cell office:value-type="float" office:value="69.236389">
                <text:p>69.236389</text:p>
              </table:table-cell>
              <table:table-cell office:value-type="float" office:value="3.189204">
                <text:p>3.1892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.203999">
                <text:p>39.203999</text:p>
              </table:table-cell>
              <table:table-cell office:value-type="float" office:value="69.879593">
                <text:p>69.879593</text:p>
              </table:table-cell>
              <table:table-cell office:value-type="float" office:value="2.953166">
                <text:p>2.953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292999">
                <text:p>40.292999</text:p>
              </table:table-cell>
              <table:table-cell office:value-type="float" office:value="70.40535">
                <text:p>70.40535</text:p>
              </table:table-cell>
              <table:table-cell office:value-type="float" office:value="2.413961">
                <text:p>2.4139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382">
                <text:p>41.382</text:p>
              </table:table-cell>
              <table:table-cell office:value-type="float" office:value="70.892212">
                <text:p>70.892212</text:p>
              </table:table-cell>
              <table:table-cell office:value-type="float" office:value="2.235366">
                <text:p>2.2353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.471001">
                <text:p>42.471001</text:p>
              </table:table-cell>
              <table:table-cell office:value-type="float" office:value="71.959785">
                <text:p>71.959785</text:p>
              </table:table-cell>
              <table:table-cell office:value-type="float" office:value="4.901619">
                <text:p>4.9016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.560001">
                <text:p>43.560001</text:p>
              </table:table-cell>
              <table:table-cell office:value-type="float" office:value="73.13765">
                <text:p>73.13765</text:p>
              </table:table-cell>
              <table:table-cell office:value-type="float" office:value="5.408013">
                <text:p>5.4080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.648998">
                <text:p>44.648998</text:p>
              </table:table-cell>
              <table:table-cell office:value-type="float" office:value="75.254166">
                <text:p>75.254166</text:p>
              </table:table-cell>
              <table:table-cell office:value-type="float" office:value="9.717691">
                <text:p>9.717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.737999">
                <text:p>45.737999</text:p>
              </table:table-cell>
              <table:table-cell office:value-type="float" office:value="77.391991">
                <text:p>77.391991</text:p>
              </table:table-cell>
              <table:table-cell office:value-type="float" office:value="9.815527">
                <text:p>9.8155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.827">
                <text:p>46.827</text:p>
              </table:table-cell>
              <table:table-cell office:value-type="float" office:value="79.665718">
                <text:p>79.665718</text:p>
              </table:table-cell>
              <table:table-cell office:value-type="float" office:value="10.439543">
                <text:p>10.4395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.916">
                <text:p>47.916</text:p>
              </table:table-cell>
              <table:table-cell office:value-type="float" office:value="81.967514">
                <text:p>81.967514</text:p>
              </table:table-cell>
              <table:table-cell office:value-type="float" office:value="10.568385">
                <text:p>10.5683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.005001">
                <text:p>49.005001</text:p>
              </table:table-cell>
              <table:table-cell office:value-type="float" office:value="84.238419">
                <text:p>84.238419</text:p>
              </table:table-cell>
              <table:table-cell office:value-type="float" office:value="10.426543">
                <text:p>10.4265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094002">
                <text:p>50.094002</text:p>
              </table:table-cell>
              <table:table-cell office:value-type="float" office:value="86.351456">
                <text:p>86.351456</text:p>
              </table:table-cell>
              <table:table-cell office:value-type="float" office:value="9.701736">
                <text:p>9.7017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.182999">
                <text:p>51.182999</text:p>
              </table:table-cell>
              <table:table-cell office:value-type="float" office:value="88.301308">
                <text:p>88.301308</text:p>
              </table:table-cell>
              <table:table-cell office:value-type="float" office:value="8.952492">
                <text:p>8.9524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.271999">
                <text:p>52.271999</text:p>
              </table:table-cell>
              <table:table-cell office:value-type="float" office:value="89.868889">
                <text:p>89.868889</text:p>
              </table:table-cell>
              <table:table-cell office:value-type="float" office:value="7.19733">
                <text:p>7.19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.361">
                <text:p>53.361</text:p>
              </table:table-cell>
              <table:table-cell office:value-type="float" office:value="91.306259">
                <text:p>91.306259</text:p>
              </table:table-cell>
              <table:table-cell office:value-type="float" office:value="6.599504">
                <text:p>6.5995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450001">
                <text:p>54.450001</text:p>
              </table:table-cell>
              <table:table-cell office:value-type="float" office:value="92.372444">
                <text:p>92.372444</text:p>
              </table:table-cell>
              <table:table-cell office:value-type="float" office:value="4.895244">
                <text:p>4.8952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539001">
                <text:p>55.539001</text:p>
              </table:table-cell>
              <table:table-cell office:value-type="float" office:value="93.394753">
                <text:p>93.394753</text:p>
              </table:table-cell>
              <table:table-cell office:value-type="float" office:value="4.693798">
                <text:p>4.6937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.627998">
                <text:p>56.627998</text:p>
              </table:table-cell>
              <table:table-cell office:value-type="float" office:value="94.492355">
                <text:p>94.492355</text:p>
              </table:table-cell>
              <table:table-cell office:value-type="float" office:value="5.039521">
                <text:p>5.0395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.716999">
                <text:p>57.716999</text:p>
              </table:table-cell>
              <table:table-cell office:value-type="float" office:value="95.538025">
                <text:p>95.538025</text:p>
              </table:table-cell>
              <table:table-cell office:value-type="float" office:value="4.801048">
                <text:p>4.801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.806">
                <text:p>58.806</text:p>
              </table:table-cell>
              <table:table-cell office:value-type="float" office:value="96.400436">
                <text:p>96.400436</text:p>
              </table:table-cell>
              <table:table-cell office:value-type="float" office:value="3.959658">
                <text:p>3.9596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895">
                <text:p>59.895</text:p>
              </table:table-cell>
              <table:table-cell office:value-type="float" office:value="97.155891">
                <text:p>97.155891</text:p>
              </table:table-cell>
              <table:table-cell office:value-type="float" office:value="3.468564">
                <text:p>3.4685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.984001">
                <text:p>60.984001</text:p>
              </table:table-cell>
              <table:table-cell office:value-type="float" office:value="97.662849">
                <text:p>97.662849</text:p>
              </table:table-cell>
              <table:table-cell office:value-type="float" office:value="2.327619">
                <text:p>2.3276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.073002">
                <text:p>62.073002</text:p>
              </table:table-cell>
              <table:table-cell office:value-type="float" office:value="98.05323">
                <text:p>98.05323</text:p>
              </table:table-cell>
              <table:table-cell office:value-type="float" office:value="1.792381">
                <text:p>1.7923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.161999">
                <text:p>63.161999</text:p>
              </table:table-cell>
              <table:table-cell office:value-type="float" office:value="98.312531">
                <text:p>98.312531</text:p>
              </table:table-cell>
              <table:table-cell office:value-type="float" office:value="1.190533">
                <text:p>1.1905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.250999">
                <text:p>64.250999</text:p>
              </table:table-cell>
              <table:table-cell office:value-type="float" office:value="98.507515">
                <text:p>98.507515</text:p>
              </table:table-cell>
              <table:table-cell office:value-type="float" office:value="0.895246">
                <text:p>0.8952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.339996">
                <text:p>65.339996</text:p>
              </table:table-cell>
              <table:table-cell office:value-type="float" office:value="98.672325">
                <text:p>98.672325</text:p>
              </table:table-cell>
              <table:table-cell office:value-type="float" office:value="0.756716">
                <text:p>0.7567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429001">
                <text:p>66.429001</text:p>
              </table:table-cell>
              <table:table-cell office:value-type="float" office:value="98.843079">
                <text:p>98.843079</text:p>
              </table:table-cell>
              <table:table-cell office:value-type="float" office:value="0.784001">
                <text:p>0.784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.517998">
                <text:p>67.517998</text:p>
              </table:table-cell>
              <table:table-cell office:value-type="float" office:value="99.015388">
                <text:p>99.015388</text:p>
              </table:table-cell>
              <table:table-cell office:value-type="float" office:value="0.791116">
                <text:p>0.7911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.607002">
                <text:p>68.607002</text:p>
              </table:table-cell>
              <table:table-cell office:value-type="float" office:value="99.168457">
                <text:p>99.168457</text:p>
              </table:table-cell>
              <table:table-cell office:value-type="float" office:value="0.702804">
                <text:p>0.7028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.695999">
                <text:p>69.695999</text:p>
              </table:table-cell>
              <table:table-cell office:value-type="float" office:value="99.315895">
                <text:p>99.315895</text:p>
              </table:table-cell>
              <table:table-cell office:value-type="float" office:value="0.676942">
                <text:p>0.6769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.785004">
                <text:p>70.785004</text:p>
              </table:table-cell>
              <table:table-cell office:value-type="float" office:value="99.425377">
                <text:p>99.425377</text:p>
              </table:table-cell>
              <table:table-cell office:value-type="float" office:value="0.502671">
                <text:p>0.5026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.874001">
                <text:p>71.874001</text:p>
              </table:table-cell>
              <table:table-cell office:value-type="float" office:value="99.522415">
                <text:p>99.522415</text:p>
              </table:table-cell>
              <table:table-cell office:value-type="float" office:value="0.445557">
                <text:p>0.4455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.962997">
                <text:p>72.962997</text:p>
              </table:table-cell>
              <table:table-cell office:value-type="float" office:value="99.589478">
                <text:p>99.589478</text:p>
              </table:table-cell>
              <table:table-cell office:value-type="float" office:value="0.307903">
                <text:p>0.3079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.052002">
                <text:p>74.052002</text:p>
              </table:table-cell>
              <table:table-cell office:value-type="float" office:value="99.655632">
                <text:p>99.655632</text:p>
              </table:table-cell>
              <table:table-cell office:value-type="float" office:value="0.303743">
                <text:p>0.3037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.140999">
                <text:p>75.140999</text:p>
              </table:table-cell>
              <table:table-cell office:value-type="float" office:value="99.711418">
                <text:p>99.711418</text:p>
              </table:table-cell>
              <table:table-cell office:value-type="float" office:value="0.256125">
                <text:p>0.256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.230003">
                <text:p>76.230003</text:p>
              </table:table-cell>
              <table:table-cell office:value-type="float" office:value="99.767761">
                <text:p>99.767761</text:p>
              </table:table-cell>
              <table:table-cell office:value-type="float" office:value="0.258697">
                <text:p>0.2586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.319">
                <text:p>77.319</text:p>
              </table:table-cell>
              <table:table-cell office:value-type="float" office:value="99.831947">
                <text:p>99.831947</text:p>
              </table:table-cell>
              <table:table-cell office:value-type="float" office:value="0.294712">
                <text:p>0.2947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.407997">
                <text:p>78.407997</text:p>
              </table:table-cell>
              <table:table-cell office:value-type="float" office:value="99.862244">
                <text:p>99.862244</text:p>
              </table:table-cell>
              <table:table-cell office:value-type="float" office:value="0.139077">
                <text:p>0.1390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.497002">
                <text:p>79.497002</text:p>
              </table:table-cell>
              <table:table-cell office:value-type="float" office:value="99.878998">
                <text:p>99.878998</text:p>
              </table:table-cell>
              <table:table-cell office:value-type="float" office:value="0.076928">
                <text:p>0.0769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.585999">
                <text:p>80.585999</text:p>
              </table:table-cell>
              <table:table-cell office:value-type="float" office:value="99.901619">
                <text:p>99.901619</text:p>
              </table:table-cell>
              <table:table-cell office:value-type="float" office:value="0.103884">
                <text:p>0.1038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.675003">
                <text:p>81.675003</text:p>
              </table:table-cell>
              <table:table-cell office:value-type="float" office:value="99.923851">
                <text:p>99.923851</text:p>
              </table:table-cell>
              <table:table-cell office:value-type="float" office:value="0.10205">
                <text:p>0.102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.764">
                <text:p>82.764</text:p>
              </table:table-cell>
              <table:table-cell office:value-type="float" office:value="99.938263">
                <text:p>99.938263</text:p>
              </table:table-cell>
              <table:table-cell office:value-type="float" office:value="0.066173">
                <text:p>0.0661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.852997">
                <text:p>83.852997</text:p>
              </table:table-cell>
              <table:table-cell office:value-type="float" office:value="99.951591">
                <text:p>99.951591</text:p>
              </table:table-cell>
              <table:table-cell office:value-type="float" office:value="0.061219">
                <text:p>0.0612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.942001">
                <text:p>84.942001</text:p>
              </table:table-cell>
              <table:table-cell office:value-type="float" office:value="99.962769">
                <text:p>99.962769</text:p>
              </table:table-cell>
              <table:table-cell office:value-type="float" office:value="0.051285">
                <text:p>0.051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.030998">
                <text:p>86.030998</text:p>
              </table:table-cell>
              <table:table-cell office:value-type="float" office:value="99.972534">
                <text:p>99.972534</text:p>
              </table:table-cell>
              <table:table-cell office:value-type="float" office:value="0.044854">
                <text:p>0.0448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.120003">
                <text:p>87.120003</text:p>
              </table:table-cell>
              <table:table-cell office:value-type="float" office:value="99.980927">
                <text:p>99.980927</text:p>
              </table:table-cell>
              <table:table-cell office:value-type="float" office:value="0.038532">
                <text:p>0.0385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.209">
                <text:p>88.209</text:p>
              </table:table-cell>
              <table:table-cell office:value-type="float" office:value="99.985985">
                <text:p>99.985985</text:p>
              </table:table-cell>
              <table:table-cell office:value-type="float" office:value="0.023234">
                <text:p>0.0232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.297997">
                <text:p>89.297997</text:p>
              </table:table-cell>
              <table:table-cell office:value-type="float" office:value="99.988792">
                <text:p>99.988792</text:p>
              </table:table-cell>
              <table:table-cell office:value-type="float" office:value="0.01289">
                <text:p>0.012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.387001">
                <text:p>90.387001</text:p>
              </table:table-cell>
              <table:table-cell office:value-type="float" office:value="99.989731">
                <text:p>99.989731</text:p>
              </table:table-cell>
              <table:table-cell office:value-type="float" office:value="0.004297">
                <text:p>0.0042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.475998">
                <text:p>91.475998</text:p>
              </table:table-cell>
              <table:table-cell office:value-type="float" office:value="99.989731">
                <text:p>99.98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.565002">
                <text:p>92.565002</text:p>
              </table:table-cell>
              <table:table-cell office:value-type="float" office:value="99.992218">
                <text:p>99.992218</text:p>
              </table:table-cell>
              <table:table-cell office:value-type="float" office:value="0.011439">
                <text:p>0.0114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.653999">
                <text:p>93.653999</text:p>
              </table:table-cell>
              <table:table-cell office:value-type="float" office:value="99.994865">
                <text:p>99.994865</text:p>
              </table:table-cell>
              <table:table-cell office:value-type="float" office:value="0.012123">
                <text:p>0.0121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4.742996">
                <text:p>94.742996</text:p>
              </table:table-cell>
              <table:table-cell office:value-type="float" office:value="99.994865">
                <text:p>99.99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.832001">
                <text:p>95.832001</text:p>
              </table:table-cell>
              <table:table-cell office:value-type="float" office:value="99.994865">
                <text:p>99.99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.920998">
                <text:p>96.920998</text:p>
              </table:table-cell>
              <table:table-cell office:value-type="float" office:value="99.994865">
                <text:p>99.99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.010002">
                <text:p>98.010002</text:p>
              </table:table-cell>
              <table:table-cell office:value-type="float" office:value="99.994865">
                <text:p>99.99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.098999">
                <text:p>99.098999</text:p>
              </table:table-cell>
              <table:table-cell office:value-type="float" office:value="99.994865">
                <text:p>99.99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.188004">
                <text:p>100.188004</text:p>
              </table:table-cell>
              <table:table-cell office:value-type="float" office:value="99.996307">
                <text:p>99.996307</text:p>
              </table:table-cell>
              <table:table-cell office:value-type="float" office:value="0.006623">
                <text:p>0.0066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1.277">
                <text:p>101.277</text:p>
              </table:table-cell>
              <table:table-cell office:value-type="float" office:value="99.999092">
                <text:p>99.999092</text:p>
              </table:table-cell>
              <table:table-cell office:value-type="float" office:value="0.012808">
                <text:p>0.0128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.365997">
                <text:p>102.365997</text:p>
              </table:table-cell>
              <table:table-cell office:value-type="float" office:value="100">
                <text:p>100</text:p>
              </table:table-cell>
              <table:table-cell office:value-type="float" office:value="0.00416">
                <text:p>0.004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.455002">
                <text:p>103.45500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.543999">
                <text:p>104.54399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5.633003">
                <text:p>105.63300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.722">
                <text:p>106.72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.810997">
                <text:p>107.81099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8.900002">
                <text:p>108.90000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8.996cm" xlink:href=".." xlink:type="simple" chart:class="chart:scatter" chart:style-name="ch1">
        <chart:title svg:x="5.543cm" svg:y="0.315cm" chart:style-name="ch2">
          <text:p>100 MB File &amp; 10 Peers</text:p>
        </chart:title>
        <chart:legend chart:legend-position="end" svg:x="11.003cm" svg:y="3.958cm" style:legend-expansion="high" chart:style-name="ch3"/>
        <chart:plot-area chart:style-name="ch4" table:cell-range-address="'100 MB 10 Peers'.B2:'100 MB 10 Peers'.C102 '100 MB 10 Peers'.A1:'100 MB 10 Peers'.A102 '100 MB 10 Peers'.B1:'100 MB 10 Peers'.B1" chart:data-source-has-labels="row" svg:x="0.32cm" svg:y="1.299cm" svg:width="10.363cm" svg:height="6.554cm">
          <chartooo:coordinate-region svg:x="0.959cm" svg:y="1.494cm" svg:width="9.334cm" svg:height="5.72cm"/>
          <chart:axis chart:dimension="x" chart:name="primary-x" chart:style-name="ch5">
            <chart:title svg:x="4.35cm" svg:y="8.033cm" chart:style-name="ch6">
              <text:p>Time (second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100 MB 10 Peers'.A2:'100 MB 10 Peers'.A102" chart:label-cell-address="'100 MB 10 Peers'.A1:'100 MB 10 Peers'.A1" chart:class="chart:scatter">
            <chart:domain table:cell-range-address="'100 MB 10 Peers'.C2:'100 MB 10 Peers'.C102"/>
            <chart:data-point chart:repeated="101"/>
          </chart:series>
          <chart:series chart:style-name="ch9" chart:values-cell-range-address="'100 MB 10 Peers'.B2:'100 MB 10 Peers'.B102" chart:label-cell-address="'100 MB 10 Peers'.B1:'100 MB 10 Peers'.B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rogress %</text:p>
                <draw:g>
                  <svg:desc>'100 MB 10 Peers'.A1:'100 MB 10 Peers'.A1</svg:desc>
                </draw:g>
              </table:table-cell>
              <table:table-cell office:value-type="string">
                <text:p> Download Speed MB/s</text:p>
                <draw:g>
                  <svg:desc>'100 MB 10 Peers'.B1:'100 MB 10 Pe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0 MB 10 Peers'.C2:'100 MB 10 Peers'.C102</svg:desc>
                </draw:g>
              </table:table-cell>
              <table:table-cell office:value-type="float" office:value="0">
                <text:p>0</text:p>
                <draw:g>
                  <svg:desc>'100 MB 10 Peers'.A2:'100 MB 10 Peers'.A102</svg:desc>
                </draw:g>
              </table:table-cell>
              <table:table-cell office:value-type="float" office:value="0">
                <text:p>0</text:p>
                <draw:g>
                  <svg:desc>'100 MB 10 Peers'.B2:'100 MB 10 Peers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3">
                <text:p>0.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46">
                <text:p>1.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19">
                <text:p>1.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92">
                <text:p>2.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65">
                <text:p>2.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38">
                <text:p>3.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11">
                <text:p>4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84">
                <text:p>4.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57">
                <text:p>5.157</text:p>
              </table:table-cell>
              <table:table-cell office:value-type="float" office:value="0.570135">
                <text:p>0.570135</text:p>
              </table:table-cell>
              <table:table-cell office:value-type="float" office:value="0.994999">
                <text:p>0.994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73">
                <text:p>5.73</text:p>
              </table:table-cell>
              <table:table-cell office:value-type="float" office:value="1.470443">
                <text:p>1.470443</text:p>
              </table:table-cell>
              <table:table-cell office:value-type="float" office:value="1.57122">
                <text:p>1.57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03">
                <text:p>6.303</text:p>
              </table:table-cell>
              <table:table-cell office:value-type="float" office:value="2.370752">
                <text:p>2.370752</text:p>
              </table:table-cell>
              <table:table-cell office:value-type="float" office:value="1.57122">
                <text:p>1.57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76">
                <text:p>6.876</text:p>
              </table:table-cell>
              <table:table-cell office:value-type="float" office:value="3.552811">
                <text:p>3.552811</text:p>
              </table:table-cell>
              <table:table-cell office:value-type="float" office:value="2.062929">
                <text:p>2.062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49">
                <text:p>7.449</text:p>
              </table:table-cell>
              <table:table-cell office:value-type="float" office:value="6.375318">
                <text:p>6.375318</text:p>
              </table:table-cell>
              <table:table-cell office:value-type="float" office:value="4.925841">
                <text:p>4.925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022">
                <text:p>8.022</text:p>
              </table:table-cell>
              <table:table-cell office:value-type="float" office:value="9.197826">
                <text:p>9.197826</text:p>
              </table:table-cell>
              <table:table-cell office:value-type="float" office:value="4.925843">
                <text:p>4.9258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595">
                <text:p>8.595</text:p>
              </table:table-cell>
              <table:table-cell office:value-type="float" office:value="12.020334">
                <text:p>12.020334</text:p>
              </table:table-cell>
              <table:table-cell office:value-type="float" office:value="4.925843">
                <text:p>4.925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168">
                <text:p>9.168</text:p>
              </table:table-cell>
              <table:table-cell office:value-type="float" office:value="14.913898">
                <text:p>14.913898</text:p>
              </table:table-cell>
              <table:table-cell office:value-type="float" office:value="5.049849">
                <text:p>5.049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741">
                <text:p>9.741</text:p>
              </table:table-cell>
              <table:table-cell office:value-type="float" office:value="17.849789">
                <text:p>17.849789</text:p>
              </table:table-cell>
              <table:table-cell office:value-type="float" office:value="5.123721">
                <text:p>5.123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314">
                <text:p>10.314</text:p>
              </table:table-cell>
              <table:table-cell office:value-type="float" office:value="20.785683">
                <text:p>20.785683</text:p>
              </table:table-cell>
              <table:table-cell office:value-type="float" office:value="5.123724">
                <text:p>5.123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887">
                <text:p>10.887</text:p>
              </table:table-cell>
              <table:table-cell office:value-type="float" office:value="23.702486">
                <text:p>23.702486</text:p>
              </table:table-cell>
              <table:table-cell office:value-type="float" office:value="5.090406">
                <text:p>5.090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46">
                <text:p>11.46</text:p>
              </table:table-cell>
              <table:table-cell office:value-type="float" office:value="26.52483">
                <text:p>26.52483</text:p>
              </table:table-cell>
              <table:table-cell office:value-type="float" office:value="4.925557">
                <text:p>4.9255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033">
                <text:p>12.033</text:p>
              </table:table-cell>
              <table:table-cell office:value-type="float" office:value="29.34717">
                <text:p>29.34717</text:p>
              </table:table-cell>
              <table:table-cell office:value-type="float" office:value="4.925549">
                <text:p>4.9255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606">
                <text:p>12.606</text:p>
              </table:table-cell>
              <table:table-cell office:value-type="float" office:value="32.16951">
                <text:p>32.16951</text:p>
              </table:table-cell>
              <table:table-cell office:value-type="float" office:value="4.925549">
                <text:p>4.925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179">
                <text:p>13.179</text:p>
              </table:table-cell>
              <table:table-cell office:value-type="float" office:value="34.796341">
                <text:p>34.796341</text:p>
              </table:table-cell>
              <table:table-cell office:value-type="float" office:value="4.584346">
                <text:p>4.584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752">
                <text:p>13.752</text:p>
              </table:table-cell>
              <table:table-cell office:value-type="float" office:value="37.322754">
                <text:p>37.322754</text:p>
              </table:table-cell>
              <table:table-cell office:value-type="float" office:value="4.4091">
                <text:p>4.4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325">
                <text:p>14.325</text:p>
              </table:table-cell>
              <table:table-cell office:value-type="float" office:value="39.849167">
                <text:p>39.849167</text:p>
              </table:table-cell>
              <table:table-cell office:value-type="float" office:value="4.409095">
                <text:p>4.4090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898">
                <text:p>14.898</text:p>
              </table:table-cell>
              <table:table-cell office:value-type="float" office:value="42.653114">
                <text:p>42.653114</text:p>
              </table:table-cell>
              <table:table-cell office:value-type="float" office:value="4.893453">
                <text:p>4.893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471">
                <text:p>15.471</text:p>
              </table:table-cell>
              <table:table-cell office:value-type="float" office:value="46.872269">
                <text:p>46.872269</text:p>
              </table:table-cell>
              <table:table-cell office:value-type="float" office:value="7.363275">
                <text:p>7.363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044001">
                <text:p>16.044001</text:p>
              </table:table-cell>
              <table:table-cell office:value-type="float" office:value="51.091431">
                <text:p>51.091431</text:p>
              </table:table-cell>
              <table:table-cell office:value-type="float" office:value="7.363286">
                <text:p>7.3632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617001">
                <text:p>16.617001</text:p>
              </table:table-cell>
              <table:table-cell office:value-type="float" office:value="55.310589">
                <text:p>55.310589</text:p>
              </table:table-cell>
              <table:table-cell office:value-type="float" office:value="7.363275">
                <text:p>7.3632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190001">
                <text:p>17.190001</text:p>
              </table:table-cell>
              <table:table-cell office:value-type="float" office:value="62.04697">
                <text:p>62.04697</text:p>
              </table:table-cell>
              <table:table-cell office:value-type="float" office:value="11.756334">
                <text:p>11.7563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763">
                <text:p>17.763</text:p>
              </table:table-cell>
              <table:table-cell office:value-type="float" office:value="70.130066">
                <text:p>70.130066</text:p>
              </table:table-cell>
              <table:table-cell office:value-type="float" office:value="14.106631">
                <text:p>14.1066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336">
                <text:p>18.336</text:p>
              </table:table-cell>
              <table:table-cell office:value-type="float" office:value="78.213158">
                <text:p>78.213158</text:p>
              </table:table-cell>
              <table:table-cell office:value-type="float" office:value="14.106621">
                <text:p>14.106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.909">
                <text:p>18.909</text:p>
              </table:table-cell>
              <table:table-cell office:value-type="float" office:value="84.981796">
                <text:p>84.981796</text:p>
              </table:table-cell>
              <table:table-cell office:value-type="float" office:value="11.812621">
                <text:p>11.8126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482">
                <text:p>19.482</text:p>
              </table:table-cell>
              <table:table-cell office:value-type="float" office:value="85.539253">
                <text:p>85.539253</text:p>
              </table:table-cell>
              <table:table-cell office:value-type="float" office:value="0.972877">
                <text:p>0.9728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055">
                <text:p>20.055</text:p>
              </table:table-cell>
              <table:table-cell office:value-type="float" office:value="86.096695">
                <text:p>86.096695</text:p>
              </table:table-cell>
              <table:table-cell office:value-type="float" office:value="0.972846">
                <text:p>0.9728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628">
                <text:p>20.628</text:p>
              </table:table-cell>
              <table:table-cell office:value-type="float" office:value="86.654144">
                <text:p>86.654144</text:p>
              </table:table-cell>
              <table:table-cell office:value-type="float" office:value="0.972866">
                <text:p>0.9728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201">
                <text:p>21.201</text:p>
              </table:table-cell>
              <table:table-cell office:value-type="float" office:value="88.13665">
                <text:p>88.13665</text:p>
              </table:table-cell>
              <table:table-cell office:value-type="float" office:value="2.587268">
                <text:p>2.5872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774">
                <text:p>21.774</text:p>
              </table:table-cell>
              <table:table-cell office:value-type="float" office:value="90.000061">
                <text:p>90.000061</text:p>
              </table:table-cell>
              <table:table-cell office:value-type="float" office:value="3.252021">
                <text:p>3.2520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347">
                <text:p>22.347</text:p>
              </table:table-cell>
              <table:table-cell office:value-type="float" office:value="91.863472">
                <text:p>91.863472</text:p>
              </table:table-cell>
              <table:table-cell office:value-type="float" office:value="3.252032">
                <text:p>3.252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.92">
                <text:p>22.92</text:p>
              </table:table-cell>
              <table:table-cell office:value-type="float" office:value="93.363121">
                <text:p>93.363121</text:p>
              </table:table-cell>
              <table:table-cell office:value-type="float" office:value="2.617185">
                <text:p>2.617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493">
                <text:p>23.493</text:p>
              </table:table-cell>
              <table:table-cell office:value-type="float" office:value="93.518829">
                <text:p>93.518829</text:p>
              </table:table-cell>
              <table:table-cell office:value-type="float" office:value="0.271747">
                <text:p>0.2717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.066">
                <text:p>24.066</text:p>
              </table:table-cell>
              <table:table-cell office:value-type="float" office:value="93.674553">
                <text:p>93.674553</text:p>
              </table:table-cell>
              <table:table-cell office:value-type="float" office:value="0.271768">
                <text:p>0.271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.639">
                <text:p>24.639</text:p>
              </table:table-cell>
              <table:table-cell office:value-type="float" office:value="93.830276">
                <text:p>93.830276</text:p>
              </table:table-cell>
              <table:table-cell office:value-type="float" office:value="0.271768">
                <text:p>0.2717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212">
                <text:p>25.212</text:p>
              </table:table-cell>
              <table:table-cell office:value-type="float" office:value="93.919075">
                <text:p>93.919075</text:p>
              </table:table-cell>
              <table:table-cell office:value-type="float" office:value="0.154972">
                <text:p>0.1549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.785">
                <text:p>25.785</text:p>
              </table:table-cell>
              <table:table-cell office:value-type="float" office:value="93.980942">
                <text:p>93.980942</text:p>
              </table:table-cell>
              <table:table-cell office:value-type="float" office:value="0.107965">
                <text:p>0.1079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.358">
                <text:p>26.358</text:p>
              </table:table-cell>
              <table:table-cell office:value-type="float" office:value="94.042809">
                <text:p>94.042809</text:p>
              </table:table-cell>
              <table:table-cell office:value-type="float" office:value="0.107975">
                <text:p>0.1079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931">
                <text:p>26.931</text:p>
              </table:table-cell>
              <table:table-cell office:value-type="float" office:value="94.106766">
                <text:p>94.106766</text:p>
              </table:table-cell>
              <table:table-cell office:value-type="float" office:value="0.111626">
                <text:p>0.1116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.504">
                <text:p>27.504</text:p>
              </table:table-cell>
              <table:table-cell office:value-type="float" office:value="94.168854">
                <text:p>94.168854</text:p>
              </table:table-cell>
              <table:table-cell office:value-type="float" office:value="0.108349">
                <text:p>0.1083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.077">
                <text:p>28.077</text:p>
              </table:table-cell>
              <table:table-cell office:value-type="float" office:value="94.230927">
                <text:p>94.230927</text:p>
              </table:table-cell>
              <table:table-cell office:value-type="float" office:value="0.108329">
                <text:p>0.1083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.65">
                <text:p>28.65</text:p>
              </table:table-cell>
              <table:table-cell office:value-type="float" office:value="94.293007">
                <text:p>94.293007</text:p>
              </table:table-cell>
              <table:table-cell office:value-type="float" office:value="0.108349">
                <text:p>0.1083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.223">
                <text:p>29.223</text:p>
              </table:table-cell>
              <table:table-cell office:value-type="float" office:value="94.399452">
                <text:p>94.399452</text:p>
              </table:table-cell>
              <table:table-cell office:value-type="float" office:value="0.185763">
                <text:p>0.1857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.796">
                <text:p>29.796</text:p>
              </table:table-cell>
              <table:table-cell office:value-type="float" office:value="94.523529">
                <text:p>94.523529</text:p>
              </table:table-cell>
              <table:table-cell office:value-type="float" office:value="0.216532">
                <text:p>0.2165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.368999">
                <text:p>30.368999</text:p>
              </table:table-cell>
              <table:table-cell office:value-type="float" office:value="94.647598">
                <text:p>94.647598</text:p>
              </table:table-cell>
              <table:table-cell office:value-type="float" office:value="0.216532">
                <text:p>0.216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.941999">
                <text:p>30.941999</text:p>
              </table:table-cell>
              <table:table-cell office:value-type="float" office:value="94.784966">
                <text:p>94.784966</text:p>
              </table:table-cell>
              <table:table-cell office:value-type="float" office:value="0.23974">
                <text:p>0.239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.514999">
                <text:p>31.514999</text:p>
              </table:table-cell>
              <table:table-cell office:value-type="float" office:value="94.970871">
                <text:p>94.970871</text:p>
              </table:table-cell>
              <table:table-cell office:value-type="float" office:value="0.324434">
                <text:p>0.3244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.088001">
                <text:p>32.088001</text:p>
              </table:table-cell>
              <table:table-cell office:value-type="float" office:value="95.156769">
                <text:p>95.156769</text:p>
              </table:table-cell>
              <table:table-cell office:value-type="float" office:value="0.324424">
                <text:p>0.3244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.660999">
                <text:p>32.660999</text:p>
              </table:table-cell>
              <table:table-cell office:value-type="float" office:value="95.342667">
                <text:p>95.342667</text:p>
              </table:table-cell>
              <table:table-cell office:value-type="float" office:value="0.324434">
                <text:p>0.3244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.234001">
                <text:p>33.234001</text:p>
              </table:table-cell>
              <table:table-cell office:value-type="float" office:value="95.564629">
                <text:p>95.564629</text:p>
              </table:table-cell>
              <table:table-cell office:value-type="float" office:value="0.387368">
                <text:p>0.3873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.806999">
                <text:p>33.806999</text:p>
              </table:table-cell>
              <table:table-cell office:value-type="float" office:value="95.797455">
                <text:p>95.797455</text:p>
              </table:table-cell>
              <table:table-cell office:value-type="float" office:value="0.406331">
                <text:p>0.4063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.380001">
                <text:p>34.380001</text:p>
              </table:table-cell>
              <table:table-cell office:value-type="float" office:value="96.030273">
                <text:p>96.030273</text:p>
              </table:table-cell>
              <table:table-cell office:value-type="float" office:value="0.406321">
                <text:p>0.4063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.952999">
                <text:p>34.952999</text:p>
              </table:table-cell>
              <table:table-cell office:value-type="float" office:value="96.265549">
                <text:p>96.265549</text:p>
              </table:table-cell>
              <table:table-cell office:value-type="float" office:value="0.410596">
                <text:p>0.4105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.526001">
                <text:p>35.526001</text:p>
              </table:table-cell>
              <table:table-cell office:value-type="float" office:value="96.512695">
                <text:p>96.512695</text:p>
              </table:table-cell>
              <table:table-cell office:value-type="float" office:value="0.431328">
                <text:p>0.4313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.098999">
                <text:p>36.098999</text:p>
              </table:table-cell>
              <table:table-cell office:value-type="float" office:value="96.759834">
                <text:p>96.759834</text:p>
              </table:table-cell>
              <table:table-cell office:value-type="float" office:value="0.431307">
                <text:p>0.431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672001">
                <text:p>36.672001</text:p>
              </table:table-cell>
              <table:table-cell office:value-type="float" office:value="97.006989">
                <text:p>97.006989</text:p>
              </table:table-cell>
              <table:table-cell office:value-type="float" office:value="0.431328">
                <text:p>0.4313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.244999">
                <text:p>37.244999</text:p>
              </table:table-cell>
              <table:table-cell office:value-type="float" office:value="97.517944">
                <text:p>97.517944</text:p>
              </table:table-cell>
              <table:table-cell office:value-type="float" office:value="0.891719">
                <text:p>0.8917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.818001">
                <text:p>37.818001</text:p>
              </table:table-cell>
              <table:table-cell office:value-type="float" office:value="98.125099">
                <text:p>98.125099</text:p>
              </table:table-cell>
              <table:table-cell office:value-type="float" office:value="1.05961">
                <text:p>1.059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.390999">
                <text:p>38.390999</text:p>
              </table:table-cell>
              <table:table-cell office:value-type="float" office:value="98.732254">
                <text:p>98.732254</text:p>
              </table:table-cell>
              <table:table-cell office:value-type="float" office:value="1.0596">
                <text:p>1.05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.964001">
                <text:p>38.964001</text:p>
              </table:table-cell>
              <table:table-cell office:value-type="float" office:value="99.19735">
                <text:p>99.19735</text:p>
              </table:table-cell>
              <table:table-cell office:value-type="float" office:value="0.811684">
                <text:p>0.8116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.536999">
                <text:p>39.536999</text:p>
              </table:table-cell>
              <table:table-cell office:value-type="float" office:value="99.243927">
                <text:p>99.243927</text:p>
              </table:table-cell>
              <table:table-cell office:value-type="float" office:value="0.081293">
                <text:p>0.081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.110001">
                <text:p>40.110001</text:p>
              </table:table-cell>
              <table:table-cell office:value-type="float" office:value="99.290504">
                <text:p>99.290504</text:p>
              </table:table-cell>
              <table:table-cell office:value-type="float" office:value="0.081293">
                <text:p>0.0812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.682999">
                <text:p>40.682999</text:p>
              </table:table-cell>
              <table:table-cell office:value-type="float" office:value="99.337097">
                <text:p>99.337097</text:p>
              </table:table-cell>
              <table:table-cell office:value-type="float" office:value="0.081314">
                <text:p>0.0813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256001">
                <text:p>41.256001</text:p>
              </table:table-cell>
              <table:table-cell office:value-type="float" office:value="99.349594">
                <text:p>99.349594</text:p>
              </table:table-cell>
              <table:table-cell office:value-type="float" office:value="0.021803">
                <text:p>0.0218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.828999">
                <text:p>41.828999</text:p>
              </table:table-cell>
              <table:table-cell office:value-type="float" office:value="99.349594">
                <text:p>99.34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.402">
                <text:p>42.402</text:p>
              </table:table-cell>
              <table:table-cell office:value-type="float" office:value="99.349594">
                <text:p>99.34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974998">
                <text:p>42.974998</text:p>
              </table:table-cell>
              <table:table-cell office:value-type="float" office:value="99.349594">
                <text:p>99.34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.548">
                <text:p>43.548</text:p>
              </table:table-cell>
              <table:table-cell office:value-type="float" office:value="99.349594">
                <text:p>99.34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.120998">
                <text:p>44.120998</text:p>
              </table:table-cell>
              <table:table-cell office:value-type="float" office:value="99.349594">
                <text:p>99.34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.694">
                <text:p>44.694</text:p>
              </table:table-cell>
              <table:table-cell office:value-type="float" office:value="99.349594">
                <text:p>99.34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.266998">
                <text:p>45.266998</text:p>
              </table:table-cell>
              <table:table-cell office:value-type="float" office:value="99.349594">
                <text:p>99.34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.84">
                <text:p>45.84</text:p>
              </table:table-cell>
              <table:table-cell office:value-type="float" office:value="99.349594">
                <text:p>99.34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.412998">
                <text:p>46.412998</text:p>
              </table:table-cell>
              <table:table-cell office:value-type="float" office:value="99.349594">
                <text:p>99.34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.986">
                <text:p>46.986</text:p>
              </table:table-cell>
              <table:table-cell office:value-type="float" office:value="99.373573">
                <text:p>99.373573</text:p>
              </table:table-cell>
              <table:table-cell office:value-type="float" office:value="0.041848">
                <text:p>0.041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.558998">
                <text:p>47.558998</text:p>
              </table:table-cell>
              <table:table-cell office:value-type="float" office:value="99.482277">
                <text:p>99.482277</text:p>
              </table:table-cell>
              <table:table-cell office:value-type="float" office:value="0.189715">
                <text:p>0.1897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.132">
                <text:p>48.132</text:p>
              </table:table-cell>
              <table:table-cell office:value-type="float" office:value="99.590981">
                <text:p>99.590981</text:p>
              </table:table-cell>
              <table:table-cell office:value-type="float" office:value="0.189705">
                <text:p>0.189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.705002">
                <text:p>48.705002</text:p>
              </table:table-cell>
              <table:table-cell office:value-type="float" office:value="99.699677">
                <text:p>99.699677</text:p>
              </table:table-cell>
              <table:table-cell office:value-type="float" office:value="0.189695">
                <text:p>0.1896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.278">
                <text:p>49.278</text:p>
              </table:table-cell>
              <table:table-cell office:value-type="float" office:value="99.728996">
                <text:p>99.728996</text:p>
              </table:table-cell>
              <table:table-cell office:value-type="float" office:value="0.051168">
                <text:p>0.0511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851002">
                <text:p>49.851002</text:p>
              </table:table-cell>
              <table:table-cell office:value-type="float" office:value="99.728996">
                <text:p>99.72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.424">
                <text:p>50.424</text:p>
              </table:table-cell>
              <table:table-cell office:value-type="float" office:value="99.728996">
                <text:p>99.72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.997002">
                <text:p>50.997002</text:p>
              </table:table-cell>
              <table:table-cell office:value-type="float" office:value="99.748634">
                <text:p>99.748634</text:p>
              </table:table-cell>
              <table:table-cell office:value-type="float" office:value="0.034275">
                <text:p>0.0342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.57">
                <text:p>51.57</text:p>
              </table:table-cell>
              <table:table-cell office:value-type="float" office:value="99.810707">
                <text:p>99.810707</text:p>
              </table:table-cell>
              <table:table-cell office:value-type="float" office:value="0.108329">
                <text:p>0.1083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.143002">
                <text:p>52.143002</text:p>
              </table:table-cell>
              <table:table-cell office:value-type="float" office:value="99.87278">
                <text:p>99.87278</text:p>
              </table:table-cell>
              <table:table-cell office:value-type="float" office:value="0.108329">
                <text:p>0.1083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.716">
                <text:p>52.716</text:p>
              </table:table-cell>
              <table:table-cell office:value-type="float" office:value="99.934853">
                <text:p>99.934853</text:p>
              </table:table-cell>
              <table:table-cell office:value-type="float" office:value="0.108329">
                <text:p>0.1083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289001">
                <text:p>53.289001</text:p>
              </table:table-cell>
              <table:table-cell office:value-type="float" office:value="99.957657">
                <text:p>99.957657</text:p>
              </table:table-cell>
              <table:table-cell office:value-type="float" office:value="0.039799">
                <text:p>0.0397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.862">
                <text:p>53.862</text:p>
              </table:table-cell>
              <table:table-cell office:value-type="float" office:value="99.973175">
                <text:p>99.973175</text:p>
              </table:table-cell>
              <table:table-cell office:value-type="float" office:value="0.027077">
                <text:p>0.0270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.435001">
                <text:p>54.435001</text:p>
              </table:table-cell>
              <table:table-cell office:value-type="float" office:value="99.988678">
                <text:p>99.988678</text:p>
              </table:table-cell>
              <table:table-cell office:value-type="float" office:value="0.027067">
                <text:p>0.0270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.007999">
                <text:p>55.007999</text:p>
              </table:table-cell>
              <table:table-cell office:value-type="float" office:value="100">
                <text:p>100</text:p>
              </table:table-cell>
              <table:table-cell office:value-type="float" office:value="0.019754">
                <text:p>0.0197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.581001">
                <text:p>55.5810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.153999">
                <text:p>56.15399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.727001">
                <text:p>56.7270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.299999">
                <text:p>57.29999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8.996cm" xlink:href=".." xlink:type="simple" chart:class="chart:scatter" chart:style-name="ch1">
        <chart:title svg:x="5.543cm" svg:y="0.315cm" chart:style-name="ch2">
          <text:p>500 MB File &amp; 10 Peers</text:p>
        </chart:title>
        <chart:legend chart:legend-position="end" svg:x="11.003cm" svg:y="3.958cm" style:legend-expansion="high" chart:style-name="ch3"/>
        <chart:plot-area chart:style-name="ch4" table:cell-range-address="'500 MB 10 Peers'.B2:'500 MB 10 Peers'.C102 '500 MB 10 Peers'.A1:'500 MB 10 Peers'.A102 '500 MB 10 Peers'.B1:'500 MB 10 Peers'.B1" chart:data-source-has-labels="row" svg:x="0.32cm" svg:y="1.299cm" svg:width="10.363cm" svg:height="6.554cm">
          <chartooo:coordinate-region svg:x="0.959cm" svg:y="1.494cm" svg:width="9.14cm" svg:height="5.72cm"/>
          <chart:axis chart:dimension="x" chart:name="primary-x" chart:style-name="ch5">
            <chart:title svg:x="4.35cm" svg:y="8.033cm" chart:style-name="ch6">
              <text:p>Time (second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500 MB 10 Peers'.A2:'500 MB 10 Peers'.A102" chart:label-cell-address="'500 MB 10 Peers'.A1:'500 MB 10 Peers'.A1" chart:class="chart:scatter">
            <chart:domain table:cell-range-address="'500 MB 10 Peers'.C2:'500 MB 10 Peers'.C102"/>
            <chart:data-point chart:repeated="101"/>
          </chart:series>
          <chart:series chart:style-name="ch9" chart:values-cell-range-address="'500 MB 10 Peers'.B2:'500 MB 10 Peers'.B102" chart:label-cell-address="'500 MB 10 Peers'.B1:'500 MB 10 Peers'.B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rogress %</text:p>
                <draw:g>
                  <svg:desc>'500 MB 10 Peers'.A1:'500 MB 10 Peers'.A1</svg:desc>
                </draw:g>
              </table:table-cell>
              <table:table-cell office:value-type="string">
                <text:p> Download Speed MB/s</text:p>
                <draw:g>
                  <svg:desc>'500 MB 10 Peers'.B1:'500 MB 10 Pe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00 MB 10 Peers'.C2:'500 MB 10 Peers'.C102</svg:desc>
                </draw:g>
              </table:table-cell>
              <table:table-cell office:value-type="float" office:value="1.593496">
                <text:p>1.593496</text:p>
                <draw:g>
                  <svg:desc>'500 MB 10 Peers'.A2:'500 MB 10 Peers'.A102</svg:desc>
                </draw:g>
              </table:table-cell>
              <table:table-cell office:value-type="float" office:value="0.918653">
                <text:p>0.918653</text:p>
                <draw:g>
                  <svg:desc>'500 MB 10 Peers'.B2:'500 MB 10 Peers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673">
                <text:p>8.673</text:p>
              </table:table-cell>
              <table:table-cell office:value-type="float" office:value="1.593496">
                <text:p>1.593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346001">
                <text:p>17.346001</text:p>
              </table:table-cell>
              <table:table-cell office:value-type="float" office:value="7.660231">
                <text:p>7.660231</text:p>
              </table:table-cell>
              <table:table-cell office:value-type="float" office:value="3.497484">
                <text:p>3.497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018999">
                <text:p>26.018999</text:p>
              </table:table-cell>
              <table:table-cell office:value-type="float" office:value="17.067545">
                <text:p>17.067545</text:p>
              </table:table-cell>
              <table:table-cell office:value-type="float" office:value="5.423333">
                <text:p>5.42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692001">
                <text:p>34.692001</text:p>
              </table:table-cell>
              <table:table-cell office:value-type="float" office:value="46.112694">
                <text:p>46.112694</text:p>
              </table:table-cell>
              <table:table-cell office:value-type="float" office:value="16.744583">
                <text:p>16.744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365002">
                <text:p>43.365002</text:p>
              </table:table-cell>
              <table:table-cell office:value-type="float" office:value="59.649342">
                <text:p>59.649342</text:p>
              </table:table-cell>
              <table:table-cell office:value-type="float" office:value="7.803901">
                <text:p>7.803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037998">
                <text:p>52.037998</text:p>
              </table:table-cell>
              <table:table-cell office:value-type="float" office:value="70.929115">
                <text:p>70.929115</text:p>
              </table:table-cell>
              <table:table-cell office:value-type="float" office:value="6.50281">
                <text:p>6.50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710999">
                <text:p>60.710999</text:p>
              </table:table-cell>
              <table:table-cell office:value-type="float" office:value="74.519005">
                <text:p>74.519005</text:p>
              </table:table-cell>
              <table:table-cell office:value-type="float" office:value="2.06958">
                <text:p>2.06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.384003">
                <text:p>69.384003</text:p>
              </table:table-cell>
              <table:table-cell office:value-type="float" office:value="78.368736">
                <text:p>78.368736</text:p>
              </table:table-cell>
              <table:table-cell office:value-type="float" office:value="2.219374">
                <text:p>2.219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056999">
                <text:p>78.056999</text:p>
              </table:table-cell>
              <table:table-cell office:value-type="float" office:value="80.209381">
                <text:p>80.209381</text:p>
              </table:table-cell>
              <table:table-cell office:value-type="float" office:value="1.061135">
                <text:p>1.061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.730003">
                <text:p>86.730003</text:p>
              </table:table-cell>
              <table:table-cell office:value-type="float" office:value="81.304054">
                <text:p>81.304054</text:p>
              </table:table-cell>
              <table:table-cell office:value-type="float" office:value="0.631082">
                <text:p>0.631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.403">
                <text:p>95.403</text:p>
              </table:table-cell>
              <table:table-cell office:value-type="float" office:value="82.060638">
                <text:p>82.060638</text:p>
              </table:table-cell>
              <table:table-cell office:value-type="float" office:value="0.436173">
                <text:p>0.436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.075996">
                <text:p>104.075996</text:p>
              </table:table-cell>
              <table:table-cell office:value-type="float" office:value="82.80661">
                <text:p>82.80661</text:p>
              </table:table-cell>
              <table:table-cell office:value-type="float" office:value="0.430053">
                <text:p>0.4300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.749001">
                <text:p>112.749001</text:p>
              </table:table-cell>
              <table:table-cell office:value-type="float" office:value="83.450157">
                <text:p>83.450157</text:p>
              </table:table-cell>
              <table:table-cell office:value-type="float" office:value="0.371005">
                <text:p>0.371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.421997">
                <text:p>121.421997</text:p>
              </table:table-cell>
              <table:table-cell office:value-type="float" office:value="84.267593">
                <text:p>84.267593</text:p>
              </table:table-cell>
              <table:table-cell office:value-type="float" office:value="0.471253">
                <text:p>0.471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.095001">
                <text:p>130.095001</text:p>
              </table:table-cell>
              <table:table-cell office:value-type="float" office:value="84.782501">
                <text:p>84.782501</text:p>
              </table:table-cell>
              <table:table-cell office:value-type="float" office:value="0.296848">
                <text:p>0.296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.768005">
                <text:p>138.768005</text:p>
              </table:table-cell>
              <table:table-cell office:value-type="float" office:value="85.367607">
                <text:p>85.367607</text:p>
              </table:table-cell>
              <table:table-cell office:value-type="float" office:value="0.337313">
                <text:p>0.337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.440994">
                <text:p>147.440994</text:p>
              </table:table-cell>
              <table:table-cell office:value-type="float" office:value="85.74498">
                <text:p>85.74498</text:p>
              </table:table-cell>
              <table:table-cell office:value-type="float" office:value="0.217554">
                <text:p>0.2175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.113998">
                <text:p>156.113998</text:p>
              </table:table-cell>
              <table:table-cell office:value-type="float" office:value="86.299477">
                <text:p>86.299477</text:p>
              </table:table-cell>
              <table:table-cell office:value-type="float" office:value="0.319671">
                <text:p>0.3196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.787003">
                <text:p>164.787003</text:p>
              </table:table-cell>
              <table:table-cell office:value-type="float" office:value="86.762924">
                <text:p>86.762924</text:p>
              </table:table-cell>
              <table:table-cell office:value-type="float" office:value="0.267176">
                <text:p>0.267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3.460007">
                <text:p>173.460007</text:p>
              </table:table-cell>
              <table:table-cell office:value-type="float" office:value="87.146027">
                <text:p>87.146027</text:p>
              </table:table-cell>
              <table:table-cell office:value-type="float" office:value="0.22086">
                <text:p>0.22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.132996">
                <text:p>182.132996</text:p>
              </table:table-cell>
              <table:table-cell office:value-type="float" office:value="87.644264">
                <text:p>87.644264</text:p>
              </table:table-cell>
              <table:table-cell office:value-type="float" office:value="0.287233">
                <text:p>0.2872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0.806">
                <text:p>190.806</text:p>
              </table:table-cell>
              <table:table-cell office:value-type="float" office:value="88.065529">
                <text:p>88.065529</text:p>
              </table:table-cell>
              <table:table-cell office:value-type="float" office:value="0.242862">
                <text:p>0.242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479004">
                <text:p>199.479004</text:p>
              </table:table-cell>
              <table:table-cell office:value-type="float" office:value="88.449028">
                <text:p>88.449028</text:p>
              </table:table-cell>
              <table:table-cell office:value-type="float" office:value="0.221086">
                <text:p>0.2210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8.151993">
                <text:p>208.151993</text:p>
              </table:table-cell>
              <table:table-cell office:value-type="float" office:value="88.891052">
                <text:p>88.891052</text:p>
              </table:table-cell>
              <table:table-cell office:value-type="float" office:value="0.25483">
                <text:p>0.254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6.824997">
                <text:p>216.824997</text:p>
              </table:table-cell>
              <table:table-cell office:value-type="float" office:value="89.269745">
                <text:p>89.269745</text:p>
              </table:table-cell>
              <table:table-cell office:value-type="float" office:value="0.218317">
                <text:p>0.2183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.498001">
                <text:p>225.498001</text:p>
              </table:table-cell>
              <table:table-cell office:value-type="float" office:value="89.579048">
                <text:p>89.579048</text:p>
              </table:table-cell>
              <table:table-cell office:value-type="float" office:value="0.178316">
                <text:p>0.1783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4.171005">
                <text:p>234.171005</text:p>
              </table:table-cell>
              <table:table-cell office:value-type="float" office:value="89.928001">
                <text:p>89.928001</text:p>
              </table:table-cell>
              <table:table-cell office:value-type="float" office:value="0.20117">
                <text:p>0.20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2.843994">
                <text:p>242.843994</text:p>
              </table:table-cell>
              <table:table-cell office:value-type="float" office:value="90.259377">
                <text:p>90.259377</text:p>
              </table:table-cell>
              <table:table-cell office:value-type="float" office:value="0.191037">
                <text:p>0.1910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1.516998">
                <text:p>251.516998</text:p>
              </table:table-cell>
              <table:table-cell office:value-type="float" office:value="90.561035">
                <text:p>90.561035</text:p>
              </table:table-cell>
              <table:table-cell office:value-type="float" office:value="0.173907">
                <text:p>0.1739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.190002">
                <text:p>260.190002</text:p>
              </table:table-cell>
              <table:table-cell office:value-type="float" office:value="90.942856">
                <text:p>90.942856</text:p>
              </table:table-cell>
              <table:table-cell office:value-type="float" office:value="0.220124">
                <text:p>0.2201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8.863007">
                <text:p>268.863007</text:p>
              </table:table-cell>
              <table:table-cell office:value-type="float" office:value="91.233253">
                <text:p>91.233253</text:p>
              </table:table-cell>
              <table:table-cell office:value-type="float" office:value="0.167413">
                <text:p>0.167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7.536011">
                <text:p>277.536011</text:p>
              </table:table-cell>
              <table:table-cell office:value-type="float" office:value="91.478256">
                <text:p>91.478256</text:p>
              </table:table-cell>
              <table:table-cell office:value-type="float" office:value="0.141242">
                <text:p>0.141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6.209015">
                <text:p>286.209015</text:p>
              </table:table-cell>
              <table:table-cell office:value-type="float" office:value="91.690216">
                <text:p>91.690216</text:p>
              </table:table-cell>
              <table:table-cell office:value-type="float" office:value="0.122195">
                <text:p>0.1221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4.881989">
                <text:p>294.881989</text:p>
              </table:table-cell>
              <table:table-cell office:value-type="float" office:value="92.021942">
                <text:p>92.021942</text:p>
              </table:table-cell>
              <table:table-cell office:value-type="float" office:value="0.191243">
                <text:p>0.191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3.554993">
                <text:p>303.554993</text:p>
              </table:table-cell>
              <table:table-cell office:value-type="float" office:value="92.281509">
                <text:p>92.281509</text:p>
              </table:table-cell>
              <table:table-cell office:value-type="float" office:value="0.14964">
                <text:p>0.149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2.227997">
                <text:p>312.227997</text:p>
              </table:table-cell>
              <table:table-cell office:value-type="float" office:value="92.459938">
                <text:p>92.459938</text:p>
              </table:table-cell>
              <table:table-cell office:value-type="float" office:value="0.102867">
                <text:p>0.102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.901001">
                <text:p>320.901001</text:p>
              </table:table-cell>
              <table:table-cell office:value-type="float" office:value="92.619156">
                <text:p>92.619156</text:p>
              </table:table-cell>
              <table:table-cell office:value-type="float" office:value="0.091788">
                <text:p>0.091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9.574005">
                <text:p>329.574005</text:p>
              </table:table-cell>
              <table:table-cell office:value-type="float" office:value="92.882225">
                <text:p>92.882225</text:p>
              </table:table-cell>
              <table:table-cell office:value-type="float" office:value="0.151661">
                <text:p>0.1516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8.247009">
                <text:p>338.247009</text:p>
              </table:table-cell>
              <table:table-cell office:value-type="float" office:value="93.181053">
                <text:p>93.181053</text:p>
              </table:table-cell>
              <table:table-cell office:value-type="float" office:value="0.172271">
                <text:p>0.1722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6.920013">
                <text:p>346.920013</text:p>
              </table:table-cell>
              <table:table-cell office:value-type="float" office:value="93.384079">
                <text:p>93.384079</text:p>
              </table:table-cell>
              <table:table-cell office:value-type="float" office:value="0.117044">
                <text:p>0.1170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5.592987">
                <text:p>355.592987</text:p>
              </table:table-cell>
              <table:table-cell office:value-type="float" office:value="93.573502">
                <text:p>93.573502</text:p>
              </table:table-cell>
              <table:table-cell office:value-type="float" office:value="0.109206">
                <text:p>0.1092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4.265991">
                <text:p>364.265991</text:p>
              </table:table-cell>
              <table:table-cell office:value-type="float" office:value="93.723869">
                <text:p>93.723869</text:p>
              </table:table-cell>
              <table:table-cell office:value-type="float" office:value="0.086685">
                <text:p>0.0866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2.938995">
                <text:p>372.938995</text:p>
              </table:table-cell>
              <table:table-cell office:value-type="float" office:value="93.887604">
                <text:p>93.887604</text:p>
              </table:table-cell>
              <table:table-cell office:value-type="float" office:value="0.094393">
                <text:p>0.0943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1.612">
                <text:p>381.612</text:p>
              </table:table-cell>
              <table:table-cell office:value-type="float" office:value="94.088173">
                <text:p>94.088173</text:p>
              </table:table-cell>
              <table:table-cell office:value-type="float" office:value="0.115629">
                <text:p>0.1156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0.285004">
                <text:p>390.285004</text:p>
              </table:table-cell>
              <table:table-cell office:value-type="float" office:value="94.189621">
                <text:p>94.189621</text:p>
              </table:table-cell>
              <table:table-cell office:value-type="float" office:value="0.058484">
                <text:p>0.0584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8.958008">
                <text:p>398.958008</text:p>
              </table:table-cell>
              <table:table-cell office:value-type="float" office:value="94.374939">
                <text:p>94.374939</text:p>
              </table:table-cell>
              <table:table-cell office:value-type="float" office:value="0.106839">
                <text:p>0.1068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7.631012">
                <text:p>407.631012</text:p>
              </table:table-cell>
              <table:table-cell office:value-type="float" office:value="94.524071">
                <text:p>94.524071</text:p>
              </table:table-cell>
              <table:table-cell office:value-type="float" office:value="0.085971">
                <text:p>0.085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6.303986">
                <text:p>416.303986</text:p>
              </table:table-cell>
              <table:table-cell office:value-type="float" office:value="94.666222">
                <text:p>94.666222</text:p>
              </table:table-cell>
              <table:table-cell office:value-type="float" office:value="0.08195">
                <text:p>0.08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4.97699">
                <text:p>424.97699</text:p>
              </table:table-cell>
              <table:table-cell office:value-type="float" office:value="94.797989">
                <text:p>94.797989</text:p>
              </table:table-cell>
              <table:table-cell office:value-type="float" office:value="0.075968">
                <text:p>0.075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3.649994">
                <text:p>433.649994</text:p>
              </table:table-cell>
              <table:table-cell office:value-type="float" office:value="94.995293">
                <text:p>94.995293</text:p>
              </table:table-cell>
              <table:table-cell office:value-type="float" office:value="0.113746">
                <text:p>0.1137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2.322998">
                <text:p>442.322998</text:p>
              </table:table-cell>
              <table:table-cell office:value-type="float" office:value="95.181816">
                <text:p>95.181816</text:p>
              </table:table-cell>
              <table:table-cell office:value-type="float" office:value="0.10753">
                <text:p>0.107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0.996002">
                <text:p>450.996002</text:p>
              </table:table-cell>
              <table:table-cell office:value-type="float" office:value="95.310997">
                <text:p>95.310997</text:p>
              </table:table-cell>
              <table:table-cell office:value-type="float" office:value="0.074473">
                <text:p>0.0744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9.669006">
                <text:p>459.669006</text:p>
              </table:table-cell>
              <table:table-cell office:value-type="float" office:value="95.468834">
                <text:p>95.468834</text:p>
              </table:table-cell>
              <table:table-cell office:value-type="float" office:value="0.090994">
                <text:p>0.090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8.34201">
                <text:p>468.34201</text:p>
              </table:table-cell>
              <table:table-cell office:value-type="float" office:value="95.58194">
                <text:p>95.58194</text:p>
              </table:table-cell>
              <table:table-cell office:value-type="float" office:value="0.065206">
                <text:p>0.0652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7.015015">
                <text:p>477.015015</text:p>
              </table:table-cell>
              <table:table-cell office:value-type="float" office:value="95.73259">
                <text:p>95.73259</text:p>
              </table:table-cell>
              <table:table-cell office:value-type="float" office:value="0.08685">
                <text:p>0.086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5.687988">
                <text:p>485.687988</text:p>
              </table:table-cell>
              <table:table-cell office:value-type="float" office:value="95.86882">
                <text:p>95.86882</text:p>
              </table:table-cell>
              <table:table-cell office:value-type="float" office:value="0.078535">
                <text:p>0.0785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4.360992">
                <text:p>494.360992</text:p>
              </table:table-cell>
              <table:table-cell office:value-type="float" office:value="96.075508">
                <text:p>96.075508</text:p>
              </table:table-cell>
              <table:table-cell office:value-type="float" office:value="0.119154">
                <text:p>0.1191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3.033997">
                <text:p>503.033997</text:p>
              </table:table-cell>
              <table:table-cell office:value-type="float" office:value="96.374596">
                <text:p>96.374596</text:p>
              </table:table-cell>
              <table:table-cell office:value-type="float" office:value="0.172426">
                <text:p>0.172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1.707001">
                <text:p>511.707001</text:p>
              </table:table-cell>
              <table:table-cell office:value-type="float" office:value="96.534416">
                <text:p>96.534416</text:p>
              </table:table-cell>
              <table:table-cell office:value-type="float" office:value="0.092135">
                <text:p>0.0921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0.380005">
                <text:p>520.380005</text:p>
              </table:table-cell>
              <table:table-cell office:value-type="float" office:value="96.628448">
                <text:p>96.628448</text:p>
              </table:table-cell>
              <table:table-cell office:value-type="float" office:value="0.05421">
                <text:p>0.054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9.052979">
                <text:p>529.052979</text:p>
              </table:table-cell>
              <table:table-cell office:value-type="float" office:value="96.769119">
                <text:p>96.769119</text:p>
              </table:table-cell>
              <table:table-cell office:value-type="float" office:value="0.081098">
                <text:p>0.081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7.726013">
                <text:p>537.726013</text:p>
              </table:table-cell>
              <table:table-cell office:value-type="float" office:value="96.847061">
                <text:p>96.847061</text:p>
              </table:table-cell>
              <table:table-cell office:value-type="float" office:value="0.044932">
                <text:p>0.0449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6.398987">
                <text:p>546.398987</text:p>
              </table:table-cell>
              <table:table-cell office:value-type="float" office:value="96.926567">
                <text:p>96.926567</text:p>
              </table:table-cell>
              <table:table-cell office:value-type="float" office:value="0.045836">
                <text:p>0.0458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5.072021">
                <text:p>555.072021</text:p>
              </table:table-cell>
              <table:table-cell office:value-type="float" office:value="97.040649">
                <text:p>97.040649</text:p>
              </table:table-cell>
              <table:table-cell office:value-type="float" office:value="0.065773">
                <text:p>0.0657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3.744995">
                <text:p>563.744995</text:p>
              </table:table-cell>
              <table:table-cell office:value-type="float" office:value="97.183136">
                <text:p>97.183136</text:p>
              </table:table-cell>
              <table:table-cell office:value-type="float" office:value="0.082139">
                <text:p>0.0821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2.41803">
                <text:p>572.41803</text:p>
              </table:table-cell>
              <table:table-cell office:value-type="float" office:value="97.295189">
                <text:p>97.295189</text:p>
              </table:table-cell>
              <table:table-cell office:value-type="float" office:value="0.064601">
                <text:p>0.0646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1.091003">
                <text:p>581.091003</text:p>
              </table:table-cell>
              <table:table-cell office:value-type="float" office:value="97.407066">
                <text:p>97.407066</text:p>
              </table:table-cell>
              <table:table-cell office:value-type="float" office:value="0.064498">
                <text:p>0.0644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9.763977">
                <text:p>589.763977</text:p>
              </table:table-cell>
              <table:table-cell office:value-type="float" office:value="97.445076">
                <text:p>97.445076</text:p>
              </table:table-cell>
              <table:table-cell office:value-type="float" office:value="0.021913">
                <text:p>0.0219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8.437012">
                <text:p>598.437012</text:p>
              </table:table-cell>
              <table:table-cell office:value-type="float" office:value="97.517151">
                <text:p>97.517151</text:p>
              </table:table-cell>
              <table:table-cell office:value-type="float" office:value="0.041551">
                <text:p>0.0415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7.109985">
                <text:p>607.109985</text:p>
              </table:table-cell>
              <table:table-cell office:value-type="float" office:value="97.656754">
                <text:p>97.656754</text:p>
              </table:table-cell>
              <table:table-cell office:value-type="float" office:value="0.080483">
                <text:p>0.0804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5.78302">
                <text:p>615.78302</text:p>
              </table:table-cell>
              <table:table-cell office:value-type="float" office:value="97.774467">
                <text:p>97.774467</text:p>
              </table:table-cell>
              <table:table-cell office:value-type="float" office:value="0.067858">
                <text:p>0.0678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4.455994">
                <text:p>624.455994</text:p>
              </table:table-cell>
              <table:table-cell office:value-type="float" office:value="97.896889">
                <text:p>97.896889</text:p>
              </table:table-cell>
              <table:table-cell office:value-type="float" office:value="0.07058">
                <text:p>0.070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3.129028">
                <text:p>633.129028</text:p>
              </table:table-cell>
              <table:table-cell office:value-type="float" office:value="98.04509">
                <text:p>98.04509</text:p>
              </table:table-cell>
              <table:table-cell office:value-type="float" office:value="0.085435">
                <text:p>0.085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1.802002">
                <text:p>641.802002</text:p>
              </table:table-cell>
              <table:table-cell office:value-type="float" office:value="98.230759">
                <text:p>98.230759</text:p>
              </table:table-cell>
              <table:table-cell office:value-type="float" office:value="0.107038">
                <text:p>0.1070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0.474976">
                <text:p>650.474976</text:p>
              </table:table-cell>
              <table:table-cell office:value-type="float" office:value="98.39032">
                <text:p>98.39032</text:p>
              </table:table-cell>
              <table:table-cell office:value-type="float" office:value="0.091991">
                <text:p>0.091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9.14801">
                <text:p>659.14801</text:p>
              </table:table-cell>
              <table:table-cell office:value-type="float" office:value="98.575127">
                <text:p>98.575127</text:p>
              </table:table-cell>
              <table:table-cell office:value-type="float" office:value="0.10654">
                <text:p>0.10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7.820984">
                <text:p>667.820984</text:p>
              </table:table-cell>
              <table:table-cell office:value-type="float" office:value="98.688347">
                <text:p>98.688347</text:p>
              </table:table-cell>
              <table:table-cell office:value-type="float" office:value="0.065271">
                <text:p>0.0652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6.494019">
                <text:p>676.494019</text:p>
              </table:table-cell>
              <table:table-cell office:value-type="float" office:value="98.814163">
                <text:p>98.814163</text:p>
              </table:table-cell>
              <table:table-cell office:value-type="float" office:value="0.072532">
                <text:p>0.0725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5.166992">
                <text:p>685.166992</text:p>
              </table:table-cell>
              <table:table-cell office:value-type="float" office:value="98.95179">
                <text:p>98.95179</text:p>
              </table:table-cell>
              <table:table-cell office:value-type="float" office:value="0.079346">
                <text:p>0.0793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93.840027">
                <text:p>693.840027</text:p>
              </table:table-cell>
              <table:table-cell office:value-type="float" office:value="99.095848">
                <text:p>99.095848</text:p>
              </table:table-cell>
              <table:table-cell office:value-type="float" office:value="0.083047">
                <text:p>0.0830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2.513">
                <text:p>702.513</text:p>
              </table:table-cell>
              <table:table-cell office:value-type="float" office:value="99.230507">
                <text:p>99.230507</text:p>
              </table:table-cell>
              <table:table-cell office:value-type="float" office:value="0.077634">
                <text:p>0.0776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1.185974">
                <text:p>711.185974</text:p>
              </table:table-cell>
              <table:table-cell office:value-type="float" office:value="99.325111">
                <text:p>99.325111</text:p>
              </table:table-cell>
              <table:table-cell office:value-type="float" office:value="0.054536">
                <text:p>0.054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9.859009">
                <text:p>719.859009</text:p>
              </table:table-cell>
              <table:table-cell office:value-type="float" office:value="99.414635">
                <text:p>99.414635</text:p>
              </table:table-cell>
              <table:table-cell office:value-type="float" office:value="0.051612">
                <text:p>0.0516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8.531982">
                <text:p>728.531982</text:p>
              </table:table-cell>
              <table:table-cell office:value-type="float" office:value="99.496666">
                <text:p>99.496666</text:p>
              </table:table-cell>
              <table:table-cell office:value-type="float" office:value="0.047289">
                <text:p>0.0472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7.205017">
                <text:p>737.205017</text:p>
              </table:table-cell>
              <table:table-cell office:value-type="float" office:value="99.512192">
                <text:p>99.512192</text:p>
              </table:table-cell>
              <table:table-cell office:value-type="float" office:value="0.008955">
                <text:p>0.0089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5.877991">
                <text:p>745.877991</text:p>
              </table:table-cell>
              <table:table-cell office:value-type="float" office:value="99.579529">
                <text:p>99.579529</text:p>
              </table:table-cell>
              <table:table-cell office:value-type="float" office:value="0.038816">
                <text:p>0.0388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4.551025">
                <text:p>754.551025</text:p>
              </table:table-cell>
              <table:table-cell office:value-type="float" office:value="99.633575">
                <text:p>99.633575</text:p>
              </table:table-cell>
              <table:table-cell office:value-type="float" office:value="0.03116">
                <text:p>0.031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63.223999">
                <text:p>763.223999</text:p>
              </table:table-cell>
              <table:table-cell office:value-type="float" office:value="99.663956">
                <text:p>99.663956</text:p>
              </table:table-cell>
              <table:table-cell office:value-type="float" office:value="0.017514">
                <text:p>0.017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1.896973">
                <text:p>771.896973</text:p>
              </table:table-cell>
              <table:table-cell office:value-type="float" office:value="99.709923">
                <text:p>99.709923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0.570007">
                <text:p>780.570007</text:p>
              </table:table-cell>
              <table:table-cell office:value-type="float" office:value="99.745522">
                <text:p>99.745522</text:p>
              </table:table-cell>
              <table:table-cell office:value-type="float" office:value="0.020521">
                <text:p>0.0205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9.242981">
                <text:p>789.242981</text:p>
              </table:table-cell>
              <table:table-cell office:value-type="float" office:value="99.801895">
                <text:p>99.801895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7.916016">
                <text:p>797.916016</text:p>
              </table:table-cell>
              <table:table-cell office:value-type="float" office:value="99.848244">
                <text:p>99.848244</text:p>
              </table:table-cell>
              <table:table-cell office:value-type="float" office:value="0.02672">
                <text:p>0.026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6.588989">
                <text:p>806.588989</text:p>
              </table:table-cell>
              <table:table-cell office:value-type="float" office:value="99.88076">
                <text:p>99.88076</text:p>
              </table:table-cell>
              <table:table-cell office:value-type="float" office:value="0.018748">
                <text:p>0.0187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15.262024">
                <text:p>815.262024</text:p>
              </table:table-cell>
              <table:table-cell office:value-type="float" office:value="99.92263">
                <text:p>99.92263</text:p>
              </table:table-cell>
              <table:table-cell office:value-type="float" office:value="0.024139">
                <text:p>0.0241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23.934998">
                <text:p>823.934998</text:p>
              </table:table-cell>
              <table:table-cell office:value-type="float" office:value="99.937096">
                <text:p>99.937096</text:p>
              </table:table-cell>
              <table:table-cell office:value-type="float" office:value="0.00834">
                <text:p>0.008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32.607971">
                <text:p>832.607971</text:p>
              </table:table-cell>
              <table:table-cell office:value-type="float" office:value="99.956635">
                <text:p>99.956635</text:p>
              </table:table-cell>
              <table:table-cell office:value-type="float" office:value="0.011264">
                <text:p>0.0112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1.281006">
                <text:p>841.281006</text:p>
              </table:table-cell>
              <table:table-cell office:value-type="float" office:value="99.967484">
                <text:p>99.967484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9.953979">
                <text:p>849.953979</text:p>
              </table:table-cell>
              <table:table-cell office:value-type="float" office:value="99.967484">
                <text:p>99.967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8.627014">
                <text:p>858.627014</text:p>
              </table:table-cell>
              <table:table-cell office:value-type="float" office:value="99.967484">
                <text:p>99.967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67.299988">
                <text:p>867.299988</text:p>
              </table:table-cell>
              <table:table-cell office:value-type="float" office:value="100">
                <text:p>100</text:p>
              </table:table-cell>
              <table:table-cell office:value-type="float" office:value="0.018748">
                <text:p>0.0187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